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C0000007AA8F76679.png" manifest:media-type="image/png"/>
  <manifest:file-entry manifest:full-path="Pictures/100000010000011B00000052DEB96337.png" manifest:media-type="image/png"/>
  <manifest:file-entry manifest:full-path="Pictures/10000001000000D70000008770E284C3.png" manifest:media-type="image/png"/>
  <manifest:file-entry manifest:full-path="Pictures/100000010000008000000080BFEC6B6D.png" manifest:media-type="image/png"/>
  <manifest:file-entry manifest:full-path="Pictures/100000010000011B00000040B89FD29A.png" manifest:media-type="image/png"/>
  <manifest:file-entry manifest:full-path="Pictures/1000000100000159000001236F87564F.png" manifest:media-type="image/png"/>
  <manifest:file-entry manifest:full-path="Pictures/100000010000010900000061ABFA0CEB.png" manifest:media-type="image/png"/>
  <manifest:file-entry manifest:full-path="Pictures/10000000000000ED000001F1BA1BB7F8.png" manifest:media-type="image/png"/>
  <manifest:file-entry manifest:full-path="Pictures/10000000000000F3000000907D2EC0D6.png" manifest:media-type="image/png"/>
  <manifest:file-entry manifest:full-path="Pictures/10000001000001FE0000005A8595D6A0.png" manifest:media-type="image/png"/>
  <manifest:file-entry manifest:full-path="Pictures/10000000000001D500000098588731BD.png" manifest:media-type="image/png"/>
  <manifest:file-entry manifest:full-path="Pictures/100000010000011C0000004123365D72.png" manifest:media-type="image/png"/>
  <manifest:file-entry manifest:full-path="Pictures/10000001000000DD000000B253BD8D37.png" manifest:media-type="image/png"/>
  <manifest:file-entry manifest:full-path="Pictures/10000001000001190000003B9E6CF30B.png" manifest:media-type="image/png"/>
  <manifest:file-entry manifest:full-path="Pictures/10000001000003390000001650246E52.png" manifest:media-type="image/png"/>
  <manifest:file-entry manifest:full-path="Pictures/1000000000000116000000AB6FC8BBF4.png" manifest:media-type="image/png"/>
  <manifest:file-entry manifest:full-path="Pictures/100000010000011C0000003F1ED865B5.png" manifest:media-type="image/png"/>
  <manifest:file-entry manifest:full-path="Pictures/1000000100000121000001C97B9421C1.png" manifest:media-type="image/png"/>
  <manifest:file-entry manifest:full-path="Pictures/10000001000001AE000000827F3E2B00.png" manifest:media-type="image/png"/>
  <manifest:file-entry manifest:full-path="Pictures/100000010000016E0000001F9D1CCF6A.png" manifest:media-type="image/png"/>
  <manifest:file-entry manifest:full-path="Pictures/100000000000014100000103AAD2A4ED.png" manifest:media-type="image/png"/>
  <manifest:file-entry manifest:full-path="Pictures/100000010000011900000096BBE0EB6C.png" manifest:media-type="image/png"/>
  <manifest:file-entry manifest:full-path="Pictures/10000001000001EC00000034B807A890.png" manifest:media-type="image/png"/>
  <manifest:file-entry manifest:full-path="Pictures/1000000100000099000000A960EA7848.png" manifest:media-type="image/png"/>
  <manifest:file-entry manifest:full-path="Pictures/10000001000000870000007C4ED65E30.png" manifest:media-type="image/png"/>
  <manifest:file-entry manifest:full-path="Pictures/100000010000011A000000976EB50E93.png" manifest:media-type="image/png"/>
  <manifest:file-entry manifest:full-path="Pictures/100000010000011B00000097BC04D393.png" manifest:media-type="image/png"/>
  <manifest:file-entry manifest:full-path="Pictures/100000010000010800000110FFBFE80E.png" manifest:media-type="image/png"/>
  <manifest:file-entry manifest:full-path="Pictures/10000001000001190000009969BD3E3D.png" manifest:media-type="image/png"/>
  <manifest:file-entry manifest:full-path="Pictures/10000001000001730000003F4AD1192A.png" manifest:media-type="image/png"/>
  <manifest:file-entry manifest:full-path="Pictures/100000010000011A00000099F9392AE7.png" manifest:media-type="image/png"/>
  <manifest:file-entry manifest:full-path="Pictures/100000010000011900000096FA1845DF.png" manifest:media-type="image/png"/>
  <manifest:file-entry manifest:full-path="Pictures/100000010000009A000000A8EEE69EBC.png" manifest:media-type="image/png"/>
  <manifest:file-entry manifest:full-path="Pictures/10000001000000F200000047FD7F7538.png" manifest:media-type="image/png"/>
  <manifest:file-entry manifest:full-path="Pictures/10000001000000B800000050AB4440C0.png" manifest:media-type="image/png"/>
  <manifest:file-entry manifest:full-path="Pictures/10000000000001C2000000952FCA2529.png" manifest:media-type="image/png"/>
  <manifest:file-entry manifest:full-path="Pictures/10000001000000DA0000004F12E4CE09.png" manifest:media-type="image/png"/>
  <manifest:file-entry manifest:full-path="Pictures/1000000100000119000000552CF33E5F.png" manifest:media-type="image/png"/>
  <manifest:file-entry manifest:full-path="Pictures/10000001000001AD000000580E6339A3.png" manifest:media-type="image/png"/>
  <manifest:file-entry manifest:full-path="Pictures/10000001000001A60000006F688263D1.png" manifest:media-type="image/png"/>
  <manifest:file-entry manifest:full-path="Pictures/10000001000000D0000000AA38467516.png" manifest:media-type="image/png"/>
  <manifest:file-entry manifest:full-path="Pictures/100000010000011E0000006A107726FE.png" manifest:media-type="image/png"/>
  <manifest:file-entry manifest:full-path="Pictures/100000010000011D000000404987D3D2.png" manifest:media-type="image/png"/>
  <manifest:file-entry manifest:full-path="Pictures/100000010000015A000002160BAD51DF.png" manifest:media-type="image/png"/>
  <manifest:file-entry manifest:full-path="Pictures/1000000100000130000000D5CCE53D34.png" manifest:media-type="image/png"/>
  <manifest:file-entry manifest:full-path="Pictures/10000000000000D00000007B31F8DCC8.png" manifest:media-type="image/png"/>
  <manifest:file-entry manifest:full-path="Pictures/100000010000020F00000050EC65F55C.png" manifest:media-type="image/png"/>
  <manifest:file-entry manifest:full-path="Pictures/10000000000000C50000009E1B9EC55F.png" manifest:media-type="image/png"/>
  <manifest:file-entry manifest:full-path="Pictures/10000001000001190000003FB1029F56.png" manifest:media-type="image/png"/>
  <manifest:file-entry manifest:full-path="Pictures/10000000000001230000005510BD1B19.png" manifest:media-type="image/png"/>
  <manifest:file-entry manifest:full-path="Pictures/100000010000015300000107DAFA311D.png" manifest:media-type="image/png"/>
  <manifest:file-entry manifest:full-path="Pictures/10000001000000DF000001882E881573.png" manifest:media-type="image/png"/>
  <manifest:file-entry manifest:full-path="Pictures/10000001000000D200000032674C65B0.png" manifest:media-type="image/png"/>
  <manifest:file-entry manifest:full-path="Pictures/1000000100000237000001851C23C6DD.png" manifest:media-type="image/png"/>
  <manifest:file-entry manifest:full-path="Pictures/10000001000000B90000003D376C7985.png" manifest:media-type="image/png"/>
  <manifest:file-entry manifest:full-path="Pictures/100000010000011B0000006A113143BC.png" manifest:media-type="image/png"/>
  <manifest:file-entry manifest:full-path="Pictures/100000010000029800000267EC601E6A.png" manifest:media-type="image/png"/>
  <manifest:file-entry manifest:full-path="Pictures/100000010000025B0000012D4A6E3849.png" manifest:media-type="image/png"/>
  <manifest:file-entry manifest:full-path="Pictures/10000001000000F30000015F5B75818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38" style:family="table">
      <style:table-properties style:width="19.001cm" fo:break-before="auto" fo:break-after="auto"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5a2830"/>
    </style:style>
    <style:style style:name="P2" style:family="paragraph" style:parent-style-name="Text_20_body">
      <style:paragraph-properties fo:margin-top="0cm" fo:margin-bottom="0cm" style:contextual-spacing="false"/>
      <style:text-properties officeooo:paragraph-rsid="035a2830"/>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a2830"/>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9.001cm" style:type="right" style:leader-style="dotted" style:leader-text="."/>
        </style:tab-stops>
      </style:paragraph-properties>
    </style:style>
    <style:style style:name="P6" style:family="paragraph" style:parent-style-name="Heading_20_1">
      <style:paragraph-properties fo:margin-top="0cm" fo:margin-bottom="0cm" style:contextual-spacing="false"/>
    </style:style>
    <style:style style:name="P7" style:family="paragraph" style:parent-style-name="Standard">
      <style:text-properties officeooo:rsid="00cc09a6" officeooo:paragraph-rsid="00cc09a6"/>
    </style:style>
    <style:style style:name="P8" style:family="paragraph" style:parent-style-name="Contents_20_3">
      <style:paragraph-properties>
        <style:tab-stops>
          <style:tab-stop style:position="19.001cm" style:type="right" style:leader-style="dotted" style:leader-text="."/>
        </style:tab-stops>
      </style:paragraph-properties>
    </style:style>
    <style:style style:name="P9" style:family="paragraph" style:parent-style-name="Contents_20_4">
      <style:paragraph-properties>
        <style:tab-stops>
          <style:tab-stop style:position="19.001cm" style:type="right" style:leader-style="dotted" style:leader-text="."/>
        </style:tab-stops>
      </style:paragraph-properties>
    </style:style>
    <style:style style:name="P10" style:family="paragraph" style:parent-style-name="Contents_20_5">
      <style:paragraph-properties>
        <style:tab-stops>
          <style:tab-stop style:position="19.001cm" style:type="right" style:leader-style="dotted" style:leader-text="."/>
        </style:tab-stops>
      </style:paragraph-properties>
    </style:style>
    <style:style style:name="P11" style:family="paragraph" style:parent-style-name="Contents_20_6">
      <style:paragraph-properties>
        <style:tab-stops>
          <style:tab-stop style:position="19.001cm" style:type="right" style:leader-style="dotted" style:leader-text="."/>
        </style:tab-stops>
      </style:paragraph-properties>
    </style:style>
    <style:style style:name="P12" style:family="paragraph" style:parent-style-name="Heading_20_1">
      <style:paragraph-properties fo:margin-top="0cm" fo:margin-bottom="0cm" style:contextual-spacing="false"/>
      <style:text-properties officeooo:rsid="02535d05" officeooo:paragraph-rsid="02d0379d"/>
    </style:style>
    <style:style style:name="P13" style:family="paragraph" style:parent-style-name="Standard">
      <style:text-properties officeooo:paragraph-rsid="02d0379d"/>
    </style:style>
    <style:style style:name="P14" style:family="paragraph" style:parent-style-name="Standard">
      <style:text-properties officeooo:rsid="02d0379d" officeooo:paragraph-rsid="02d0379d"/>
    </style:style>
    <style:style style:name="P15" style:family="paragraph" style:parent-style-name="Heading_20_1">
      <style:paragraph-properties fo:margin-top="0cm" fo:margin-bottom="0cm" style:contextual-spacing="false"/>
      <style:text-properties style:font-name="Albany" fo:font-size="18.2000007629395pt" fo:font-weight="bold" officeooo:rsid="0368a07a" officeooo:paragraph-rsid="0368a07a" style:font-name-asian="Microsoft YaHei1" style:font-size-asian="18.2000007629395pt" style:font-weight-asian="bold" style:font-name-complex="Mangal1" style:font-size-complex="18.2000007629395pt" style:font-weight-complex="bold"/>
    </style:style>
    <style:style style:name="P16" style:family="paragraph" style:parent-style-name="Standard">
      <style:text-properties officeooo:paragraph-rsid="0368a07a"/>
    </style:style>
    <style:style style:name="P17" style:family="paragraph" style:parent-style-name="Standard">
      <style:text-properties officeooo:rsid="0368a07a" officeooo:paragraph-rsid="0368a07a"/>
    </style:style>
    <style:style style:name="P18" style:family="paragraph" style:parent-style-name="Standard">
      <style:text-properties officeooo:rsid="0368a07a" officeooo:paragraph-rsid="0369be4e"/>
    </style:style>
    <style:style style:name="P19" style:family="paragraph" style:parent-style-name="Heading_20_2">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68a07a"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20"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68a07a"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1" style:family="paragraph" style:parent-style-name="Text_20_body">
      <style:paragraph-properties text:number-lines="true" text:line-number="0"/>
      <style:text-properties officeooo:paragraph-rsid="0368a07a"/>
    </style:style>
    <style:style style:name="P22" style:family="paragraph" style:parent-style-name="Standard">
      <style:paragraph-properties text:number-lines="true" text:line-number="0"/>
      <style:text-properties officeooo:paragraph-rsid="0368a07a"/>
    </style:style>
    <style:style style:name="P23" style:family="paragraph" style:parent-style-name="Text_20_body">
      <style:text-properties officeooo:paragraph-rsid="032997c2"/>
    </style:style>
    <style:style style:name="P24" style:family="paragraph" style:parent-style-name="Heading_20_1">
      <style:paragraph-properties fo:margin-top="0cm" fo:margin-bottom="0cm" style:contextual-spacing="false"/>
      <style:text-properties style:font-name="Albany" fo:font-size="18.2000007629395pt" fo:font-weight="bold" officeooo:rsid="02d0379d" officeooo:paragraph-rsid="032997c2" style:font-name-asian="Microsoft YaHei1" style:font-size-asian="18.2000007629395pt" style:font-weight-asian="bold" style:font-name-complex="Mangal1" style:font-size-complex="18.2000007629395pt" style:font-weight-complex="bold"/>
    </style:style>
    <style:style style:name="P25" style:family="paragraph" style:parent-style-name="Standard">
      <style:text-properties officeooo:paragraph-rsid="032997c2"/>
    </style:style>
    <style:style style:name="P26" style:family="paragraph" style:parent-style-name="Heading_20_2">
      <style:text-properties officeooo:paragraph-rsid="032997c2"/>
    </style:style>
    <style:style style:name="P27" style:family="paragraph" style:parent-style-name="Text_20_body">
      <style:text-properties officeooo:rsid="02d51cdd" officeooo:paragraph-rsid="032997c2"/>
    </style:style>
    <style:style style:name="P28" style:family="paragraph" style:parent-style-name="Horizontal_20_Line">
      <style:text-properties officeooo:paragraph-rsid="032997c2"/>
    </style:style>
    <style:style style:name="P29" style:family="paragraph" style:parent-style-name="Heading_20_3">
      <style:text-properties officeooo:paragraph-rsid="032997c2"/>
    </style:style>
    <style:style style:name="P30" style:family="paragraph" style:parent-style-name="Heading_20_3">
      <style:text-properties style:font-name="Albany" fo:font-size="14.1000003814697pt" fo:font-weight="bold" officeooo:rsid="032997c2" officeooo:paragraph-rsid="032997c2" style:font-name-asian="Microsoft YaHei1" style:font-size-asian="14.1000003814697pt" style:font-weight-asian="bold" style:font-name-complex="Mangal1" style:font-size-complex="14.1000003814697pt" style:font-weight-complex="bold"/>
    </style:style>
    <style:style style:name="P31" style:family="paragraph" style:parent-style-name="Text_20_body">
      <style:paragraph-properties fo:text-align="justify" style:justify-single-word="false"/>
      <style:text-properties officeooo:rsid="02d51cdd" officeooo:paragraph-rsid="032997c2"/>
    </style:style>
    <style:style style:name="P32" style:family="paragraph" style:parent-style-name="Heading_20_4">
      <style:text-properties officeooo:paragraph-rsid="032997c2"/>
    </style:style>
    <style:style style:name="P33" style:family="paragraph" style:parent-style-name="Heading_20_5">
      <style:text-properties officeooo:paragraph-rsid="032997c2"/>
    </style:style>
    <style:style style:name="P34" style:family="paragraph" style:parent-style-name="Heading_20_3">
      <style:text-properties officeooo:paragraph-rsid="032aca1c"/>
    </style:style>
    <style:style style:name="P35" style:family="paragraph" style:parent-style-name="Heading_20_4">
      <style:text-properties style:font-name="Albany" fo:font-size="13.3000001907349pt" fo:font-style="italic" fo:font-weight="bold" officeooo:rsid="032b2770" officeooo:paragraph-rsid="032b2770" style:font-name-asian="Microsoft YaHei1" style:font-size-asian="13.3000001907349pt" style:font-style-asian="italic" style:font-weight-asian="bold" style:font-name-complex="Mangal1" style:font-size-complex="13.3000001907349pt" style:font-style-complex="italic" style:font-weight-complex="bold"/>
    </style:style>
    <style:style style:name="P36" style:family="paragraph" style:parent-style-name="Text_20_body">
      <style:text-properties officeooo:rsid="032aca1c" officeooo:paragraph-rsid="032b2770"/>
    </style:style>
    <style:style style:name="P37" style:family="paragraph" style:parent-style-name="Text_20_body">
      <style:text-properties officeooo:rsid="032997c2" officeooo:paragraph-rsid="032997c2"/>
    </style:style>
    <style:style style:name="P38" style:family="paragraph" style:parent-style-name="Text_20_body">
      <style:text-properties officeooo:rsid="0094bfa7" officeooo:paragraph-rsid="032eedf8"/>
    </style:style>
    <style:style style:name="P39" style:family="paragraph" style:parent-style-name="Heading_20_1">
      <style:paragraph-properties fo:margin-top="0cm" fo:margin-bottom="0cm" style:contextual-spacing="false"/>
      <style:text-properties style:font-name="Albany" fo:font-size="18.2000007629395pt" fo:font-weight="bold" officeooo:rsid="02878d69" officeooo:paragraph-rsid="032eedf8" style:font-name-asian="Microsoft YaHei1" style:font-size-asian="18.2000007629395pt" style:font-weight-asian="bold" style:font-name-complex="Mangal1" style:font-size-complex="18.2000007629395pt" style:font-weight-complex="bold"/>
    </style:style>
    <style:style style:name="P40" style:family="paragraph" style:parent-style-name="Text_20_body">
      <style:text-properties officeooo:paragraph-rsid="032eedf8"/>
    </style:style>
    <style:style style:name="P41" style:family="paragraph" style:parent-style-name="Heading_20_2">
      <style:text-properties officeooo:paragraph-rsid="032eedf8"/>
    </style:style>
    <style:style style:name="P42" style:family="paragraph" style:parent-style-name="Text_20_body">
      <style:text-properties officeooo:rsid="0336e8d8" officeooo:paragraph-rsid="032eedf8"/>
    </style:style>
    <style:style style:name="P43" style:family="paragraph" style:parent-style-name="Heading_20_3">
      <style:text-properties officeooo:paragraph-rsid="032eedf8"/>
    </style:style>
    <style:style style:name="P44" style:family="paragraph" style:parent-style-name="Text_20_body">
      <style:text-properties officeooo:rsid="0336e8d8" officeooo:paragraph-rsid="0330e4a6"/>
    </style:style>
    <style:style style:name="P45" style:family="paragraph" style:parent-style-name="Heading_20_1">
      <style:paragraph-properties fo:margin-top="0cm" fo:margin-bottom="0cm" style:contextual-spacing="false"/>
      <style:text-properties style:font-name="Albany" fo:font-size="18.2000007629395pt" fo:font-weight="bold" officeooo:rsid="02d0379d" officeooo:paragraph-rsid="0330e4a6" style:font-name-asian="Microsoft YaHei1" style:font-size-asian="18.2000007629395pt" style:font-weight-asian="bold" style:font-name-complex="Mangal1" style:font-size-complex="18.2000007629395pt" style:font-weight-complex="bold"/>
    </style:style>
    <style:style style:name="P46" style:family="paragraph" style:parent-style-name="Standard">
      <style:text-properties officeooo:rsid="030d4720" officeooo:paragraph-rsid="0330e4a6"/>
    </style:style>
    <style:style style:name="P47" style:family="paragraph" style:parent-style-name="Text_20_body">
      <style:text-properties officeooo:rsid="030d4720" officeooo:paragraph-rsid="0330e4a6"/>
    </style:style>
    <style:style style:name="P48" style:family="paragraph" style:parent-style-name="Text_20_body">
      <style:text-properties officeooo:rsid="0368a07a" officeooo:paragraph-rsid="0368a07a"/>
    </style:style>
    <style:style style:name="P49" style:family="paragraph" style:parent-style-name="Text_20_body">
      <style:text-properties officeooo:paragraph-rsid="0330e4a6"/>
    </style:style>
    <style:style style:name="P50" style:family="paragraph" style:parent-style-name="Heading_20_1">
      <style:paragraph-properties fo:margin-top="0cm" fo:margin-bottom="0cm" style:contextual-spacing="false"/>
      <style:text-properties style:font-name="Albany" fo:font-size="18.2000007629395pt" fo:font-weight="bold" officeooo:rsid="0330e4a6" officeooo:paragraph-rsid="0330e4a6" style:font-name-asian="Microsoft YaHei1" style:font-size-asian="18.2000007629395pt" style:font-weight-asian="bold" style:font-name-complex="Mangal1" style:font-size-complex="18.2000007629395pt" style:font-weight-complex="bold"/>
    </style:style>
    <style:style style:name="P51" style:family="paragraph" style:parent-style-name="Standard">
      <style:text-properties officeooo:paragraph-rsid="0330e4a6"/>
    </style:style>
    <style:style style:name="P52" style:family="paragraph" style:parent-style-name="Heading_20_3">
      <style:text-properties officeooo:paragraph-rsid="03310bdc"/>
    </style:style>
    <style:style style:name="P53" style:family="paragraph" style:parent-style-name="Text_20_body">
      <style:text-properties officeooo:rsid="019ea909" officeooo:paragraph-rsid="03310bdc"/>
    </style:style>
    <style:style style:name="P54" style:family="paragraph" style:parent-style-name="Text_20_body">
      <style:text-properties officeooo:rsid="019ea909" officeooo:paragraph-rsid="035d98b7"/>
    </style:style>
    <style:style style:name="P55" style:family="paragraph" style:parent-style-name="Text_20_body">
      <style:text-properties officeooo:rsid="035d98b7" officeooo:paragraph-rsid="035d98b7"/>
    </style:style>
    <style:style style:name="P56" style:family="paragraph" style:parent-style-name="Text_20_body">
      <style:text-properties officeooo:rsid="03310bdc" officeooo:paragraph-rsid="03310bdc"/>
    </style:style>
    <style:style style:name="P57" style:family="paragraph" style:parent-style-name="Text_20_body">
      <style:text-properties officeooo:rsid="019ef7a8" officeooo:paragraph-rsid="03312e77"/>
    </style:style>
    <style:style style:name="P58" style:family="paragraph" style:parent-style-name="Text_20_body">
      <style:text-properties officeooo:rsid="019ef7a8" officeooo:paragraph-rsid="03310bdc"/>
    </style:style>
    <style:style style:name="P59" style:family="paragraph" style:parent-style-name="Text_20_body">
      <style:text-properties officeooo:rsid="03312e77" officeooo:paragraph-rsid="03312e77"/>
    </style:style>
    <style:style style:name="P60" style:family="paragraph" style:parent-style-name="Text_20_body">
      <style:text-properties officeooo:paragraph-rsid="03331a81"/>
    </style:style>
    <style:style style:name="P61" style:family="paragraph" style:parent-style-name="Heading_20_3">
      <style:text-properties officeooo:paragraph-rsid="0331428e"/>
    </style:style>
    <style:style style:name="P62" style:family="paragraph" style:parent-style-name="Heading_20_4">
      <style:text-properties officeooo:paragraph-rsid="0331428e"/>
    </style:style>
    <style:style style:name="P63" style:family="paragraph" style:parent-style-name="Text_20_body">
      <style:text-properties officeooo:rsid="019ef7a8" officeooo:paragraph-rsid="0331428e"/>
    </style:style>
    <style:style style:name="P64" style:family="paragraph" style:parent-style-name="Text_20_body">
      <style:text-properties officeooo:rsid="03312e77" officeooo:paragraph-rsid="0331428e"/>
    </style:style>
    <style:style style:name="P65" style:family="paragraph" style:parent-style-name="Text_20_body">
      <style:text-properties officeooo:paragraph-rsid="0331428e"/>
    </style:style>
    <style:style style:name="P66" style:family="paragraph" style:parent-style-name="Horizontal_20_Line">
      <style:text-properties officeooo:paragraph-rsid="03310bdc"/>
    </style:style>
    <style:style style:name="P67" style:family="paragraph" style:parent-style-name="Heading_20_2">
      <style:text-properties officeooo:paragraph-rsid="03310bdc"/>
    </style:style>
    <style:style style:name="P68" style:family="paragraph" style:parent-style-name="Text_20_body">
      <style:text-properties officeooo:rsid="019ea909" officeooo:paragraph-rsid="0331428e"/>
    </style:style>
    <style:style style:name="P69" style:family="paragraph" style:parent-style-name="Text_20_body">
      <style:text-properties officeooo:rsid="021d644f" officeooo:paragraph-rsid="0331428e"/>
    </style:style>
    <style:style style:name="P70" style:family="paragraph" style:parent-style-name="Heading_20_4">
      <style:text-properties officeooo:paragraph-rsid="03310bdc"/>
    </style:style>
    <style:style style:name="P71" style:family="paragraph" style:parent-style-name="Heading_20_5">
      <style:text-properties officeooo:paragraph-rsid="03310bdc"/>
    </style:style>
    <style:style style:name="P72" style:family="paragraph" style:parent-style-name="Heading_20_6">
      <style:text-properties officeooo:paragraph-rsid="03331a81"/>
    </style:style>
    <style:style style:name="P73" style:family="paragraph" style:parent-style-name="Text_20_body">
      <style:text-properties officeooo:rsid="019ef7a8" officeooo:paragraph-rsid="03331a81"/>
    </style:style>
    <style:style style:name="P74" style:family="paragraph" style:parent-style-name="Heading_20_6">
      <style:text-properties officeooo:paragraph-rsid="03310bdc"/>
    </style:style>
    <style:style style:name="P75" style:family="paragraph" style:parent-style-name="Heading_20_4">
      <style:text-properties officeooo:paragraph-rsid="03331a81"/>
    </style:style>
    <style:style style:name="P76" style:family="paragraph" style:parent-style-name="Text_20_body">
      <style:text-properties officeooo:rsid="03312e77" officeooo:paragraph-rsid="03331a81"/>
    </style:style>
    <style:style style:name="P77" style:family="paragraph" style:parent-style-name="Text_20_body">
      <style:text-properties officeooo:rsid="021d644f" officeooo:paragraph-rsid="03331a81"/>
    </style:style>
    <style:style style:name="P78" style:family="paragraph" style:parent-style-name="Heading_20_2">
      <style:text-properties style:font-name="Albany" fo:font-size="16.1000003814697pt" fo:font-weight="bold" officeooo:rsid="035fd4d8" officeooo:paragraph-rsid="035fd4d8" style:font-name-asian="Microsoft YaHei1" style:font-size-asian="16.1000003814697pt" style:font-weight-asian="bold" style:font-name-complex="Mangal1" style:font-size-complex="16.1000003814697pt" style:font-weight-complex="bold"/>
    </style:style>
    <style:style style:name="P79" style:family="paragraph" style:parent-style-name="Text_20_body">
      <style:text-properties officeooo:rsid="019ea909" officeooo:paragraph-rsid="035fd4d8"/>
    </style:style>
    <style:style style:name="P80" style:family="paragraph" style:parent-style-name="Text_20_body">
      <style:text-properties officeooo:rsid="035fd4d8" officeooo:paragraph-rsid="035fd4d8"/>
    </style:style>
    <style:style style:name="P81" style:family="paragraph" style:parent-style-name="Heading_20_3">
      <style:text-properties officeooo:rsid="019ef7a8" officeooo:paragraph-rsid="035fd4d8"/>
    </style:style>
    <style:style style:name="P82" style:family="paragraph" style:parent-style-name="Text_20_body">
      <style:text-properties style:font-name="Albany" fo:font-size="14.1000003814697pt" fo:font-weight="bold" officeooo:rsid="03331a81" officeooo:paragraph-rsid="035fd4d8" style:font-name-asian="Microsoft YaHei1" style:font-size-asian="14.1000003814697pt" style:font-weight-asian="bold" style:font-name-complex="Mangal1" style:font-size-complex="14.1000003814697pt" style:font-weight-complex="bold"/>
    </style:style>
    <style:style style:name="P83" style:family="paragraph" style:parent-style-name="Heading_20_1">
      <style:paragraph-properties fo:margin-top="0cm" fo:margin-bottom="0cm" style:contextual-spacing="false"/>
      <style:text-properties style:font-name="Albany" fo:font-size="18.2000007629395pt" fo:font-weight="bold" officeooo:rsid="0335832f" officeooo:paragraph-rsid="0335832f" style:font-name-asian="Microsoft YaHei1" style:font-size-asian="18.2000007629395pt" style:font-weight-asian="bold" style:font-name-complex="Mangal1" style:font-size-complex="18.2000007629395pt" style:font-weight-complex="bold"/>
    </style:style>
    <style:style style:name="P84" style:family="paragraph" style:parent-style-name="Standard">
      <style:text-properties officeooo:rsid="019ef7a8" officeooo:paragraph-rsid="0335832f"/>
    </style:style>
    <style:style style:name="P85" style:family="paragraph" style:parent-style-name="Text_20_body">
      <style:text-properties officeooo:paragraph-rsid="0335832f"/>
    </style:style>
    <style:style style:name="P86" style:family="paragraph" style:parent-style-name="Text_20_body">
      <style:text-properties officeooo:rsid="01a11a17" officeooo:paragraph-rsid="0335832f"/>
    </style:style>
    <style:style style:name="P87" style:family="paragraph" style:parent-style-name="Text_20_body">
      <style:text-properties officeooo:rsid="0335832f" officeooo:paragraph-rsid="0335832f"/>
    </style:style>
    <style:style style:name="P88" style:family="paragraph" style:parent-style-name="Text_20_body" style:list-style-name="L1">
      <style:text-properties officeooo:rsid="01a11a17" officeooo:paragraph-rsid="0366b453"/>
    </style:style>
    <style:style style:name="P89" style:family="paragraph" style:parent-style-name="List_20_Heading">
      <style:text-properties officeooo:rsid="01a00c89" officeooo:paragraph-rsid="0335832f"/>
    </style:style>
    <style:style style:name="P90" style:family="paragraph" style:parent-style-name="Text_20_body">
      <style:text-properties officeooo:rsid="01a11a17" officeooo:paragraph-rsid="033ab730"/>
    </style:style>
    <style:style style:name="P91" style:family="paragraph" style:parent-style-name="Heading_20_1">
      <style:paragraph-properties fo:margin-top="0cm" fo:margin-bottom="0cm" style:contextual-spacing="false"/>
      <style:text-properties style:font-name="Albany" fo:font-size="18.2000007629395pt" fo:font-weight="bold" officeooo:rsid="02d0379d" officeooo:paragraph-rsid="033ab730" style:font-name-asian="Microsoft YaHei1" style:font-size-asian="18.2000007629395pt" style:font-weight-asian="bold" style:font-name-complex="Mangal1" style:font-size-complex="18.2000007629395pt" style:font-weight-complex="bold"/>
    </style:style>
    <style:style style:name="P92" style:family="paragraph" style:parent-style-name="Standard">
      <style:text-properties officeooo:rsid="01a11a17" officeooo:paragraph-rsid="033ab730"/>
    </style:style>
    <style:style style:name="P93" style:family="paragraph" style:parent-style-name="Text_20_body">
      <style:text-properties officeooo:rsid="033ab730" officeooo:paragraph-rsid="033ab730"/>
    </style:style>
    <style:style style:name="P94" style:family="paragraph" style:parent-style-name="Heading_20_4">
      <style:text-properties style:font-name="Albany" fo:font-size="13.3000001907349pt" fo:font-style="italic" fo:font-weight="bold" officeooo:rsid="033ab730" officeooo:paragraph-rsid="033ab730" style:font-name-asian="Microsoft YaHei1" style:font-size-asian="13.3000001907349pt" style:font-style-asian="italic" style:font-weight-asian="bold" style:font-name-complex="Mangal1" style:font-size-complex="13.3000001907349pt" style:font-style-complex="italic" style:font-weight-complex="bold"/>
    </style:style>
    <style:style style:name="P95" style:family="paragraph" style:parent-style-name="Horizontal_20_Line">
      <style:text-properties officeooo:rsid="01a11a17"/>
    </style:style>
    <style:style style:name="P96" style:family="paragraph" style:parent-style-name="Heading_20_2">
      <style:text-properties officeooo:rsid="0071dbf5" officeooo:paragraph-rsid="033e096e"/>
    </style:style>
    <style:style style:name="P97" style:family="paragraph" style:parent-style-name="Text_20_body">
      <style:text-properties officeooo:paragraph-rsid="033e096e"/>
    </style:style>
    <style:style style:name="P98" style:family="paragraph" style:parent-style-name="Text_20_body">
      <style:text-properties officeooo:rsid="0071dbf5" officeooo:paragraph-rsid="033e096e"/>
    </style:style>
    <style:style style:name="P99" style:family="paragraph" style:parent-style-name="Horizontal_20_Line">
      <style:text-properties officeooo:paragraph-rsid="033e096e"/>
    </style:style>
    <style:style style:name="P100" style:family="paragraph" style:parent-style-name="Text_20_body">
      <style:text-properties officeooo:rsid="033e096e" officeooo:paragraph-rsid="033e096e"/>
    </style:style>
    <style:style style:name="P101" style:family="paragraph" style:parent-style-name="Heading_20_3">
      <style:text-properties officeooo:rsid="0071dbf5" officeooo:paragraph-rsid="033e096e"/>
    </style:style>
    <style:style style:name="P102" style:family="paragraph" style:parent-style-name="Text_20_body">
      <style:text-properties officeooo:rsid="0361b743" officeooo:paragraph-rsid="0361b743"/>
    </style:style>
    <style:style style:name="P103" style:family="paragraph" style:parent-style-name="Horizontal_20_Line">
      <style:text-properties officeooo:paragraph-rsid="0340ad34"/>
    </style:style>
    <style:style style:name="P104" style:family="paragraph" style:parent-style-name="Text_20_body">
      <style:text-properties officeooo:rsid="01a11a17" officeooo:paragraph-rsid="0368a07a"/>
    </style:style>
    <style:style style:name="P105" style:family="paragraph" style:parent-style-name="Heading_20_2">
      <style:text-properties officeooo:paragraph-rsid="0368d217"/>
    </style:style>
    <style:style style:name="P106" style:family="paragraph" style:parent-style-name="Text_20_body">
      <style:text-properties officeooo:rsid="02d3038d" officeooo:paragraph-rsid="0368d217"/>
    </style:style>
    <style:style style:name="P107" style:family="paragraph" style:parent-style-name="Text_20_body">
      <style:text-properties officeooo:paragraph-rsid="0368d217"/>
    </style:style>
    <style:style style:name="P108" style:family="paragraph" style:parent-style-name="Heading_20_2">
      <style:text-properties officeooo:rsid="0368a07a" officeooo:paragraph-rsid="03711a05"/>
    </style:style>
    <style:style style:name="P109" style:family="paragraph" style:parent-style-name="Text_20_body">
      <style:text-properties officeooo:rsid="0348abe3" officeooo:paragraph-rsid="03711a05"/>
    </style:style>
    <style:style style:name="P110" style:family="paragraph" style:parent-style-name="Heading_20_3">
      <style:text-properties officeooo:paragraph-rsid="03711a05"/>
    </style:style>
    <style:style style:name="P111" style:family="paragraph" style:parent-style-name="Text_20_body">
      <style:text-properties officeooo:rsid="036f67ae" officeooo:paragraph-rsid="03711a05"/>
    </style:style>
    <style:style style:name="P112" style:family="paragraph" style:parent-style-name="Horizontal_20_Line">
      <style:text-properties officeooo:rsid="02c153c5" officeooo:paragraph-rsid="03711a05"/>
    </style:style>
    <style:style style:name="P113" style:family="paragraph" style:parent-style-name="Heading_20_2">
      <style:text-properties officeooo:rsid="0368a07a" officeooo:paragraph-rsid="0368a07a"/>
    </style:style>
    <style:style style:name="P114" style:family="paragraph" style:parent-style-name="Text_20_body">
      <style:text-properties officeooo:rsid="0348abe3" officeooo:paragraph-rsid="0368a07a"/>
    </style:style>
    <style:style style:name="P115" style:family="paragraph" style:parent-style-name="Heading_20_3">
      <style:text-properties officeooo:rsid="0377193f" officeooo:paragraph-rsid="0377193f"/>
    </style:style>
    <style:style style:name="P116" style:family="paragraph" style:parent-style-name="Text_20_body">
      <style:text-properties officeooo:rsid="036f67ae" officeooo:paragraph-rsid="036f67ae"/>
    </style:style>
    <style:style style:name="P117" style:family="paragraph" style:parent-style-name="Heading_20_3">
      <style:text-properties officeooo:paragraph-rsid="036f67ae"/>
    </style:style>
    <style:style style:name="P118" style:family="paragraph" style:parent-style-name="Text_20_body">
      <style:text-properties officeooo:rsid="0368a07a" officeooo:paragraph-rsid="036f67ae"/>
    </style:style>
    <style:style style:name="P119" style:family="paragraph" style:parent-style-name="Heading_20_3">
      <style:text-properties officeooo:paragraph-rsid="0368a07a"/>
    </style:style>
    <style:style style:name="P120" style:family="paragraph" style:parent-style-name="Heading_20_4">
      <style:text-properties officeooo:paragraph-rsid="0368a07a"/>
    </style:style>
    <style:style style:name="P121" style:family="paragraph" style:parent-style-name="Heading_20_5">
      <style:text-properties officeooo:paragraph-rsid="0368a07a"/>
    </style:style>
    <style:style style:name="P122" style:family="paragraph" style:parent-style-name="Standard">
      <style:text-properties officeooo:rsid="01a11a17" officeooo:paragraph-rsid="0368d217"/>
    </style:style>
    <style:style style:name="P123" style:family="paragraph" style:parent-style-name="Horizontal_20_Line">
      <style:text-properties officeooo:paragraph-rsid="0368d217"/>
    </style:style>
    <style:style style:name="P124" style:family="paragraph" style:parent-style-name="Text_20_body">
      <style:text-properties officeooo:rsid="0340fc11" officeooo:paragraph-rsid="0368d217"/>
    </style:style>
    <style:style style:name="P125" style:family="paragraph" style:parent-style-name="Horizontal_20_Line">
      <style:text-properties officeooo:paragraph-rsid="0368a07a"/>
    </style:style>
    <style:style style:name="P126" style:family="paragraph" style:parent-style-name="Heading_20_2">
      <style:text-properties officeooo:paragraph-rsid="03423ac8"/>
    </style:style>
    <style:style style:name="P127" style:family="paragraph" style:parent-style-name="Text_20_body">
      <style:text-properties officeooo:rsid="02d3038d" officeooo:paragraph-rsid="03423ac8"/>
    </style:style>
    <style:style style:name="P128" style:family="paragraph" style:parent-style-name="Horizontal_20_Line">
      <style:text-properties officeooo:rsid="01a11a17" officeooo:paragraph-rsid="03423ac8"/>
    </style:style>
    <style:style style:name="P129" style:family="paragraph" style:parent-style-name="Heading_20_3">
      <style:text-properties officeooo:paragraph-rsid="03423ac8"/>
    </style:style>
    <style:style style:name="P130" style:family="paragraph" style:parent-style-name="Text_20_body">
      <style:text-properties officeooo:rsid="02d198b0" officeooo:paragraph-rsid="03423ac8"/>
    </style:style>
    <style:style style:name="P131" style:family="paragraph" style:parent-style-name="Text_20_body">
      <style:text-properties officeooo:rsid="03434503" officeooo:paragraph-rsid="03434503"/>
    </style:style>
    <style:style style:name="P132" style:family="paragraph" style:parent-style-name="Text_20_body">
      <style:text-properties officeooo:paragraph-rsid="03423ac8"/>
    </style:style>
    <style:style style:name="P133" style:family="paragraph" style:parent-style-name="Heading_20_4">
      <style:text-properties officeooo:paragraph-rsid="03423ac8"/>
    </style:style>
    <style:style style:name="P134" style:family="paragraph" style:parent-style-name="Heading_20_5">
      <style:text-properties officeooo:paragraph-rsid="03423ac8"/>
    </style:style>
    <style:style style:name="P135" style:family="paragraph" style:parent-style-name="Horizontal_20_Line">
      <style:text-properties officeooo:paragraph-rsid="03434503"/>
    </style:style>
    <style:style style:name="P136" style:family="paragraph" style:parent-style-name="Heading_20_3">
      <style:text-properties officeooo:paragraph-rsid="03434503"/>
    </style:style>
    <style:style style:name="P137" style:family="paragraph" style:parent-style-name="Text_20_body">
      <style:text-properties officeooo:rsid="02d3038d" officeooo:paragraph-rsid="03434503"/>
    </style:style>
    <style:style style:name="P138" style:family="paragraph" style:parent-style-name="Text_20_body">
      <style:text-properties officeooo:rsid="02d198b0" officeooo:paragraph-rsid="0344cdb3"/>
    </style:style>
    <style:style style:name="P139" style:family="paragraph" style:parent-style-name="Text_20_body">
      <style:text-properties officeooo:rsid="03459591" officeooo:paragraph-rsid="03459591"/>
    </style:style>
    <style:style style:name="P140" style:family="paragraph" style:parent-style-name="Text_20_body">
      <style:text-properties officeooo:rsid="01a11a17" officeooo:paragraph-rsid="03459591"/>
    </style:style>
    <style:style style:name="P141" style:family="paragraph" style:parent-style-name="Standard">
      <style:text-properties officeooo:rsid="02d198b0" officeooo:paragraph-rsid="0344cdb3"/>
    </style:style>
    <style:style style:name="P142" style:family="paragraph" style:parent-style-name="Heading_20_4">
      <style:text-properties officeooo:paragraph-rsid="0344cdb3"/>
    </style:style>
    <style:style style:name="P143" style:family="paragraph" style:parent-style-name="Text_20_body">
      <style:text-properties officeooo:rsid="02d3038d" officeooo:paragraph-rsid="0344cdb3"/>
    </style:style>
    <style:style style:name="P144" style:family="paragraph" style:parent-style-name="Text_20_body">
      <style:text-properties fo:font-weight="bold" officeooo:rsid="02d3038d" officeooo:paragraph-rsid="0344cdb3" style:font-weight-asian="bold" style:font-weight-complex="bold"/>
    </style:style>
    <style:style style:name="P145" style:family="paragraph" style:parent-style-name="Horizontal_20_Line">
      <style:text-properties officeooo:paragraph-rsid="0344cdb3"/>
    </style:style>
    <style:style style:name="P146" style:family="paragraph" style:parent-style-name="Horizontal_20_Line">
      <style:text-properties officeooo:paragraph-rsid="035fa551"/>
    </style:style>
    <style:style style:name="P147" style:family="paragraph" style:parent-style-name="Text_20_body">
      <style:text-properties officeooo:rsid="033d4878" officeooo:paragraph-rsid="035fa551"/>
    </style:style>
    <style:style style:name="P148" style:family="paragraph" style:parent-style-name="Heading_20_3">
      <style:text-properties officeooo:paragraph-rsid="035fa551"/>
    </style:style>
    <style:style style:name="P149" style:family="paragraph" style:parent-style-name="Heading_20_4">
      <style:text-properties officeooo:paragraph-rsid="035fa551"/>
    </style:style>
    <style:style style:name="P150" style:family="paragraph" style:parent-style-name="Heading_20_5">
      <style:text-properties officeooo:paragraph-rsid="035fa551"/>
    </style:style>
    <style:style style:name="P151" style:family="paragraph" style:parent-style-name="Text_20_body">
      <style:text-properties officeooo:rsid="033edd08" officeooo:paragraph-rsid="035fa551"/>
    </style:style>
    <style:style style:name="P152" style:family="paragraph" style:parent-style-name="Heading_20_2">
      <style:text-properties officeooo:paragraph-rsid="0347345e"/>
    </style:style>
    <style:style style:name="P153" style:family="paragraph" style:parent-style-name="Text_20_body">
      <style:text-properties officeooo:rsid="02d0379d" officeooo:paragraph-rsid="0347345e"/>
    </style:style>
    <style:style style:name="P154" style:family="paragraph" style:parent-style-name="Heading_20_2">
      <style:text-properties officeooo:rsid="01a11a17" officeooo:paragraph-rsid="0368a07a"/>
    </style:style>
    <style:style style:name="P155" style:family="paragraph" style:parent-style-name="Standard">
      <style:text-properties officeooo:rsid="01a11a17" officeooo:paragraph-rsid="0368a07a"/>
    </style:style>
    <style:style style:name="P156" style:family="paragraph" style:parent-style-name="Text_20_body">
      <style:text-properties officeooo:paragraph-rsid="034a1184"/>
    </style:style>
    <style:style style:name="P157" style:family="paragraph" style:parent-style-name="Heading_20_3">
      <style:text-properties officeooo:paragraph-rsid="034a1184"/>
    </style:style>
    <style:style style:name="P158" style:family="paragraph" style:parent-style-name="Standard">
      <style:text-properties officeooo:paragraph-rsid="034a1184"/>
    </style:style>
    <style:style style:name="P159" style:family="paragraph" style:parent-style-name="Standard">
      <style:text-properties officeooo:rsid="02f55d98" officeooo:paragraph-rsid="034a1184"/>
    </style:style>
    <style:style style:name="P160" style:family="paragraph" style:parent-style-name="Heading_20_2">
      <style:text-properties officeooo:paragraph-rsid="02d0379d"/>
    </style:style>
    <style:style style:name="P161" style:family="paragraph" style:parent-style-name="Text_20_body">
      <style:text-properties officeooo:rsid="02c153c5" officeooo:paragraph-rsid="02d0379d"/>
    </style:style>
    <style:style style:name="P162" style:family="paragraph" style:parent-style-name="Heading_20_3">
      <style:text-properties officeooo:paragraph-rsid="02d0379d"/>
    </style:style>
    <style:style style:name="P163" style:family="paragraph" style:parent-style-name="Text_20_body">
      <style:text-properties officeooo:rsid="0256b2b0" officeooo:paragraph-rsid="02d0379d"/>
    </style:style>
    <style:style style:name="T1" style:family="text">
      <style:text-properties officeooo:rsid="03784bc0"/>
    </style:style>
    <style:style style:name="T2" style:family="text">
      <style:text-properties officeooo:rsid="035a2830"/>
    </style:style>
    <style:style style:name="T3" style:family="text">
      <style:text-properties officeooo:rsid="02d0379d"/>
    </style:style>
    <style:style style:name="T4" style:family="text">
      <style:text-properties officeooo:rsid="0369be4e"/>
    </style:style>
    <style:style style:name="T5" style:family="text">
      <style:text-properties fo:font-size="12pt" fo:font-weight="bold" officeooo:rsid="0369be4e" style:font-size-asian="12pt" style:font-weight-asian="bold" style:font-size-complex="12pt" style:font-weight-complex="bold"/>
    </style:style>
    <style:style style:name="T6" style:family="text">
      <style:text-properties fo:font-size="12pt" officeooo:rsid="0369be4e" style:font-size-asian="12pt" style:font-size-complex="12pt"/>
    </style:style>
    <style:style style:name="T7" style:family="text">
      <style:text-properties officeooo:rsid="0368a07a"/>
    </style:style>
    <style:style style:name="T8"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9" style:family="text">
      <style:text-properties officeooo:rsid="032997c2"/>
    </style:style>
    <style:style style:name="T10" style:family="text">
      <style:text-properties style:font-name="Albany" fo:font-size="14.1000003814697pt" fo:font-weight="bold" officeooo:rsid="032997c2" style:font-name-asian="Microsoft YaHei1" style:font-size-asian="14.1000003814697pt" style:font-weight-asian="bold" style:font-name-complex="Mangal1" style:font-size-complex="14.1000003814697pt" style:font-weight-complex="bold"/>
    </style:style>
    <style:style style:name="T11" style:family="text">
      <style:text-properties officeooo:rsid="032b2770"/>
    </style:style>
    <style:style style:name="T12" style:family="text">
      <style:text-properties officeooo:rsid="032aca1c"/>
    </style:style>
    <style:style style:name="T13" style:family="text">
      <style:text-properties officeooo:rsid="0335d367"/>
    </style:style>
    <style:style style:name="T14" style:family="text">
      <style:text-properties officeooo:rsid="0330e4a6"/>
    </style:style>
    <style:style style:name="T15" style:family="text">
      <style:text-properties officeooo:rsid="0368d217"/>
    </style:style>
    <style:style style:name="T16" style:family="text">
      <style:text-properties officeooo:rsid="036350cb"/>
    </style:style>
    <style:style style:name="T17" style:family="text">
      <style:text-properties officeooo:rsid="035d98b7"/>
    </style:style>
    <style:style style:name="T18" style:family="text">
      <style:text-properties officeooo:rsid="019ef7a8"/>
    </style:style>
    <style:style style:name="T19" style:family="text">
      <style:text-properties officeooo:rsid="019ea909"/>
    </style:style>
    <style:style style:name="T20" style:family="text">
      <style:text-properties officeooo:rsid="0331428e"/>
    </style:style>
    <style:style style:name="T21" style:family="text">
      <style:text-properties officeooo:rsid="03312e77"/>
    </style:style>
    <style:style style:name="T22" style:family="text">
      <style:text-properties style:font-name="Albany" fo:font-size="14.1000003814697pt" fo:font-weight="bold" officeooo:rsid="0331428e" style:font-name-asian="Microsoft YaHei1" style:font-size-asian="14.1000003814697pt" style:font-weight-asian="bold" style:font-name-complex="Mangal1" style:font-size-complex="14.1000003814697pt" style:font-weight-complex="bold"/>
    </style:style>
    <style:style style:name="T23" style:family="text">
      <style:text-properties officeooo:rsid="03331a81"/>
    </style:style>
    <style:style style:name="T24" style:family="text">
      <style:text-properties officeooo:rsid="03310bdc"/>
    </style:style>
    <style:style style:name="T25" style:family="text">
      <style:text-properties style:font-name="Albany" fo:font-size="16.1000003814697pt" fo:font-weight="bold" officeooo:rsid="03310bdc" style:font-name-asian="Microsoft YaHei1" style:font-size-asian="16.1000003814697pt" style:font-weight-asian="bold" style:font-name-complex="Mangal1" style:font-size-complex="16.1000003814697pt" style:font-weight-complex="bold"/>
    </style:style>
    <style:style style:name="T26" style:family="text">
      <style:text-properties style:font-name="Albany" fo:font-size="14.1000003814697pt" fo:font-weight="bold" officeooo:rsid="03331a81" style:font-name-asian="Microsoft YaHei1" style:font-size-asian="14.1000003814697pt" style:font-weight-asian="bold" style:font-name-complex="Mangal1" style:font-size-complex="14.1000003814697pt" style:font-weight-complex="bold"/>
    </style:style>
    <style:style style:name="T27" style:family="text">
      <style:text-properties officeooo:rsid="03568f96"/>
    </style:style>
    <style:style style:name="T28" style:family="text">
      <style:text-properties officeooo:rsid="035fd4d8"/>
    </style:style>
    <style:style style:name="T29" style:family="text">
      <style:text-properties style:font-name="Albany" fo:font-size="14.1000003814697pt" fo:font-weight="bold" officeooo:rsid="035fd4d8" style:font-name-asian="Microsoft YaHei1" style:font-size-asian="14.1000003814697pt" style:font-weight-asian="bold" style:font-name-complex="Mangal1" style:font-size-complex="14.1000003814697pt" style:font-weight-complex="bold"/>
    </style:style>
    <style:style style:name="T30" style:family="text">
      <style:text-properties officeooo:rsid="01a11a17"/>
    </style:style>
    <style:style style:name="T31" style:family="text">
      <style:text-properties officeooo:rsid="022f3d06"/>
    </style:style>
    <style:style style:name="T32" style:family="text">
      <style:text-properties fo:font-style="normal" officeooo:rsid="01a11a17" style:font-style-asian="normal" style:font-style-complex="normal"/>
    </style:style>
    <style:style style:name="T33" style:family="text">
      <style:text-properties fo:font-style="normal" style:font-style-asian="normal" style:font-style-complex="normal"/>
    </style:style>
    <style:style style:name="T34" style:family="text">
      <style:text-properties officeooo:rsid="033ab730"/>
    </style:style>
    <style:style style:name="T35" style:family="text">
      <style:text-properties style:font-name="Albany" fo:font-size="14.1000003814697pt" fo:font-weight="bold" officeooo:rsid="019ef7a8" style:font-name-asian="Microsoft YaHei1" style:font-size-asian="14.1000003814697pt" style:font-weight-asian="bold" style:font-name-complex="Mangal1" style:font-size-complex="14.1000003814697pt" style:font-weight-complex="bold"/>
    </style:style>
    <style:style style:name="T36" style:family="text">
      <style:text-properties style:font-name="Albany" fo:font-size="14.1000003814697pt" fo:font-weight="bold" officeooo:rsid="033ab730" style:font-name-asian="Microsoft YaHei1" style:font-size-asian="14.1000003814697pt" style:font-weight-asian="bold" style:font-name-complex="Mangal1" style:font-size-complex="14.1000003814697pt" style:font-weight-complex="bold"/>
    </style:style>
    <style:style style:name="T37" style:family="text">
      <style:text-properties officeooo:rsid="0357fa61"/>
    </style:style>
    <style:style style:name="T38" style:family="text">
      <style:text-properties officeooo:rsid="033e096e"/>
    </style:style>
    <style:style style:name="T39" style:family="text">
      <style:text-properties officeooo:rsid="036d2a3f"/>
    </style:style>
    <style:style style:name="T40" style:family="text">
      <style:text-properties officeooo:rsid="035f1a19"/>
    </style:style>
    <style:style style:name="T41" style:family="text">
      <style:text-properties officeooo:rsid="036f67ae"/>
    </style:style>
    <style:style style:name="T42" style:family="text">
      <style:text-properties officeooo:rsid="02d3038d"/>
    </style:style>
    <style:style style:name="T43" style:family="text">
      <style:text-properties officeooo:rsid="0344cdb3"/>
    </style:style>
    <style:style style:name="T44" style:family="text">
      <style:text-properties officeooo:rsid="033d4878"/>
    </style:style>
    <style:style style:name="T45" style:family="text">
      <style:text-properties style:font-name="Albany" fo:font-size="13.3000001907349pt" fo:font-style="italic" fo:font-weight="bold" officeooo:rsid="035fa551" style:font-name-asian="Microsoft YaHei1" style:font-size-asian="13.3000001907349pt" style:font-style-asian="italic" style:font-weight-asian="bold" style:font-name-complex="Mangal1" style:font-size-complex="13.3000001907349pt" style:font-style-complex="italic" style:font-weight-complex="bold"/>
    </style:style>
    <style:style style:name="T46" style:family="text">
      <style:text-properties officeooo:rsid="03455f42"/>
    </style:style>
    <style:style style:name="T47" style:family="text">
      <style:text-properties officeooo:rsid="0368094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6.052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24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406cm" fo:margin-right="0.4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508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1.732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61" text:anchor-type="char" svg:width="0.831cm" svg:height="0.831cm" draw:z-index="42"><draw:image xlink:href="Pictures/100000010000008000000080BFEC6B6D.png" xlink:type="simple" xlink:show="embed" xlink:actuate="onLoad" draw:mime-type="image/png"/></draw:frame></text:p>
          </table:table-cell>
          <table:table-cell table:style-name="Tabelle10.B1" office:value-type="string">
            <text:p text:style-name="P3"><text:s/>7.1.<text:span text:style-name="T1">40</text:span> Editors - 3D View<text:span text:style-name="T2">port</text:span> - Header - Armature - Pose mode - Pos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9768_728628141" text:style-name="Index_20_Link" text:visited-style-name="Index_20_Link">Detailed Table of content<text:tab/>2</text:a></text:p>
          <text:p text:style-name="P4"><text:a xlink:type="simple" xlink:href="#__RefHeading___Toc13924_1572186797" text:style-name="Index_20_Link" text:visited-style-name="Index_20_Link">Pose Mode - Pose Menu<text:tab/>5</text:a></text:p>
          <text:p text:style-name="P4"><text:a xlink:type="simple" xlink:href="#__RefHeading___Toc13199_3874086138%20Copy%201" text:style-name="Index_20_Link" text:visited-style-name="Index_20_Link">Transform - Submenu<text:tab/>5</text:a></text:p>
          <text:p text:style-name="P5"><text:a xlink:type="simple" xlink:href="#__RefHeading___Toc8403_2291351484" text:style-name="Index_20_Link" text:visited-style-name="Index_20_Link">Move (Legacy)<text:tab/>5</text:a></text:p>
          <text:p text:style-name="P5"><text:a xlink:type="simple" xlink:href="#__RefHeading___Toc8405_2291351484" text:style-name="Index_20_Link" text:visited-style-name="Index_20_Link">Rotate (Legacy)<text:tab/>5</text:a></text:p>
          <text:p text:style-name="P5"><text:a xlink:type="simple" xlink:href="#__RefHeading___Toc8407_2291351484" text:style-name="Index_20_Link" text:visited-style-name="Index_20_Link">Scale (Legacy)<text:tab/>5</text:a></text:p>
          <text:p text:style-name="P5"><text:a xlink:type="simple" xlink:href="#__RefHeading___Toc17259_1184479374" text:style-name="Index_20_Link" text:visited-style-name="Index_20_Link">To Sphere<text:tab/>6</text:a></text:p>
          <text:p text:style-name="P5"><text:a xlink:type="simple" xlink:href="#__RefHeading___Toc17267_1184479374" text:style-name="Index_20_Link" text:visited-style-name="Index_20_Link">Shear<text:tab/>6</text:a></text:p>
          <text:p text:style-name="P5"><text:a xlink:type="simple" xlink:href="#__RefHeading___Toc17269_1184479374" text:style-name="Index_20_Link" text:visited-style-name="Index_20_Link">Bend<text:tab/>6</text:a></text:p>
          <text:p text:style-name="P5"><text:a xlink:type="simple" xlink:href="#__RefHeading___Toc17271_1184479374" text:style-name="Index_20_Link" text:visited-style-name="Index_20_Link">Push/Pull<text:tab/>6</text:a></text:p>
          <text:p text:style-name="P4"><text:a xlink:type="simple" xlink:href="#__RefHeading___Toc13199_3874086138" text:style-name="Index_20_Link" text:visited-style-name="Index_20_Link">Clear Transform - Submenu<text:tab/>6</text:a></text:p>
          <text:p text:style-name="P5"><text:a xlink:type="simple" xlink:href="#__RefHeading___Toc13201_3874086138" text:style-name="Index_20_Link" text:visited-style-name="Index_20_Link">Clear Transform<text:tab/>6</text:a></text:p>
          <text:p text:style-name="P4"><text:a xlink:type="simple" xlink:href="#__RefHeading___Toc13203_3874086138" text:style-name="Index_20_Link" text:visited-style-name="Index_20_Link">Apply - Submenu<text:tab/>7</text:a></text:p>
          <text:p text:style-name="P5"><text:a xlink:type="simple" xlink:href="#__RefHeading___Toc14016_15721867971" text:style-name="Index_20_Link" text:visited-style-name="Index_20_Link">Apply Pose as Rest Pose<text:tab/>7</text:a></text:p>
          <text:p text:style-name="P5"><text:a xlink:type="simple" xlink:href="#__RefHeading___Toc13205_3874086138" text:style-name="Index_20_Link" text:visited-style-name="Index_20_Link">Apply Selected as Rest Pose<text:tab/>7</text:a></text:p>
          <text:p text:style-name="P5"><text:a xlink:type="simple" xlink:href="#__RefHeading___Toc14018_15721867971" text:style-name="Index_20_Link" text:visited-style-name="Index_20_Link">Apply Visual Transform to Pose<text:tab/>7</text:a></text:p>
          <text:p text:style-name="P5"><text:a xlink:type="simple" xlink:href="#__RefHeading___Toc13207_3874086138" text:style-name="Index_20_Link" text:visited-style-name="Index_20_Link">Assign Custom Property Values as Default<text:tab/>7</text:a></text:p>
          <text:p text:style-name="P4"><text:a xlink:type="simple" xlink:href="#__RefHeading___Toc1606_9062528" text:style-name="Index_20_Link" text:visited-style-name="Index_20_Link">Snap - Submenu<text:tab/>8</text:a></text:p>
          <text:p text:style-name="P5"><text:a xlink:type="simple" xlink:href="#__RefHeading___Toc1608_9062528" text:style-name="Index_20_Link" text:visited-style-name="Index_20_Link">Last Operator Snap<text:tab/>8</text:a></text:p>
          <text:p text:style-name="P4"><text:a xlink:type="simple" xlink:href="#__RefHeading___Toc1931_2416185155" text:style-name="Index_20_Link" text:visited-style-name="Index_20_Link">Animation - Submenu<text:tab/>8</text:a></text:p>
          <text:p text:style-name="P5"><text:a xlink:type="simple" xlink:href="#__RefHeading___Toc73760_2560296589" text:style-name="Index_20_Link" text:visited-style-name="Index_20_Link">Insert Keyframe<text:tab/>8</text:a></text:p>
          <text:p text:style-name="P5"><text:a xlink:type="simple" xlink:href="#__RefHeading___Toc73762_2560296589" text:style-name="Index_20_Link" text:visited-style-name="Index_20_Link">Delete Keyframes<text:tab/>8</text:a></text:p>
          <text:p text:style-name="P5"><text:a xlink:type="simple" xlink:href="#__RefHeading___Toc73764_2560296589" text:style-name="Index_20_Link" text:visited-style-name="Index_20_Link">Clear Keyframes<text:tab/>8</text:a></text:p>
          <text:p text:style-name="P5"><text:a xlink:type="simple" xlink:href="#__RefHeading___Toc73766_2560296589" text:style-name="Index_20_Link" text:visited-style-name="Index_20_Link">Change Keying Set<text:tab/>8</text:a></text:p>
          <text:p text:style-name="P5"><text:a xlink:type="simple" xlink:href="#__RefHeading___Toc8409_2291351484" text:style-name="Index_20_Link" text:visited-style-name="Index_20_Link">Bake Action<text:tab/>8</text:a></text:p>
          <text:p text:style-name="P5"><text:a xlink:type="simple" xlink:href="#__RefHeading___Toc8411_2291351484" text:style-name="Index_20_Link" text:visited-style-name="Index_20_Link">Bake Mesh to Grease Pencil<text:tab/>9</text:a></text:p>
          <text:p text:style-name="P5"><text:a xlink:type="simple" xlink:href="#__RefHeading___Toc8413_2291351484" text:style-name="Index_20_Link" text:visited-style-name="Index_20_Link">Bake Object Transform to Grease Pencil<text:tab/>9</text:a></text:p>
          <text:p text:style-name="P4"><text:a xlink:type="simple" xlink:href="#__RefHeading___Toc1933_2416185155" text:style-name="Index_20_Link" text:visited-style-name="Index_20_Link">In-Between - Submenu<text:tab/>9</text:a></text:p>
          <text:p text:style-name="P5"><text:a xlink:type="simple" xlink:href="#__RefHeading___Toc1935_2416185155" text:style-name="Index_20_Link" text:visited-style-name="Index_20_Link">Header values<text:tab/>9</text:a></text:p>
          <text:p text:style-name="P5"><text:a xlink:type="simple" xlink:href="#__RefHeading___Toc2398_3174667219" text:style-name="Index_20_Link" text:visited-style-name="Index_20_Link">Footer hotkey display<text:tab/>9</text:a></text:p>
          <text:p text:style-name="P5"><text:a xlink:type="simple" xlink:href="#__RefHeading___Toc1937_2416185155" text:style-name="Index_20_Link" text:visited-style-name="Index_20_Link">Push Pose from Rest Pose<text:tab/>9</text:a></text:p>
          <text:p text:style-name="P5"><text:a xlink:type="simple" xlink:href="#__RefHeading___Toc1939_2416185155" text:style-name="Index_20_Link" text:visited-style-name="Index_20_Link">Relax Pose to Rest Pose<text:tab/>10</text:a></text:p>
          <text:p text:style-name="P5"><text:a xlink:type="simple" xlink:href="#__RefHeading___Toc15493_3132306015" text:style-name="Index_20_Link" text:visited-style-name="Index_20_Link">Push Pose from Breakdown<text:tab/>11</text:a></text:p>
          <text:p text:style-name="P5"><text:a xlink:type="simple" xlink:href="#__RefHeading___Toc15503_3132306015" text:style-name="Index_20_Link" text:visited-style-name="Index_20_Link">Relax Pose to Breakdown<text:tab/>11</text:a></text:p>
          <text:p text:style-name="P5"><text:a xlink:type="simple" xlink:href="#__RefHeading___Toc3211_4101203148" text:style-name="Index_20_Link" text:visited-style-name="Index_20_Link">Blend to Neighbour<text:tab/>12</text:a></text:p>
          <text:p text:style-name="P4"><text:a xlink:type="simple" xlink:href="#__RefHeading___Toc1819_851466071" text:style-name="Index_20_Link" text:visited-style-name="Index_20_Link">Propagate - Submenu<text:tab/>13</text:a></text:p>
          <text:p text:style-name="P5"><text:a xlink:type="simple" xlink:href="#__RefHeading___Toc15556_3132306015" text:style-name="Index_20_Link" text:visited-style-name="Index_20_Link">Last Operator Propagate Pose<text:tab/>14</text:a></text:p>
          <text:p text:style-name="P4"><text:a xlink:type="simple" xlink:href="#__RefHeading___Toc47768_3286055052" text:style-name="Index_20_Link" text:visited-style-name="Index_20_Link">Single Operators<text:tab/>14</text:a></text:p>
          <text:p text:style-name="P5"><text:a xlink:type="simple" xlink:href="#__RefHeading___Toc47770_3286055052" text:style-name="Index_20_Link" text:visited-style-name="Index_20_Link">Copy Pose<text:tab/>15</text:a></text:p>
          <text:p text:style-name="P5"><text:a xlink:type="simple" xlink:href="#__RefHeading___Toc47772_3286055052" text:style-name="Index_20_Link" text:visited-style-name="Index_20_Link">Paste Pose<text:tab/>15</text:a></text:p>
          <text:p text:style-name="P5"><text:a xlink:type="simple" xlink:href="#__RefHeading___Toc47774_3286055052" text:style-name="Index_20_Link" text:visited-style-name="Index_20_Link">Paste Pose Flipped<text:tab/>15</text:a></text:p>
          <text:p text:style-name="P5"><text:a xlink:type="simple" xlink:href="#__RefHeading___Toc34456_2463993446" text:style-name="Index_20_Link" text:visited-style-name="Index_20_Link">Motion Paths - Submenu<text:tab/>15</text:a></text:p>
          <text:p text:style-name="P5"><text:a xlink:type="simple" xlink:href="#__RefHeading___Toc13952_15721867971" text:style-name="Index_20_Link" text:visited-style-name="Index_20_Link">About Bone Collections<text:tab/>16</text:a></text:p>
          <text:p text:style-name="P5"><text:a xlink:type="simple" xlink:href="#__RefHeading___Toc2779_2183246537" text:style-name="Index_20_Link" text:visited-style-name="Index_20_Link">Move to Bone Collection<text:tab/>16</text:a></text:p>
          <text:p text:style-name="P5"><text:a xlink:type="simple" xlink:href="#__RefHeading___Toc2781_2183246537" text:style-name="Index_20_Link" text:visited-style-name="Index_20_Link">Bone Collections – Sub Menu<text:tab/>16</text:a></text:p>
          <text:p text:style-name="P5"><text:a xlink:type="simple" xlink:href="#__RefHeading___Toc36294_2463993446" text:style-name="Index_20_Link" text:visited-style-name="Index_20_Link"><text:soft-page-break/>Parent - Submenu<text:tab/>17</text:a></text:p>
          <text:p text:style-name="P5"><text:a xlink:type="simple" xlink:href="#__RefHeading___Toc13942_15721867971" text:style-name="Index_20_Link" text:visited-style-name="Index_20_Link">Inverse Kinematics - Sub Menu<text:tab/>17</text:a></text:p>
          <text:p text:style-name="P5"><text:a xlink:type="simple" xlink:href="#__RefHeading___Toc2410_3471453535" text:style-name="Index_20_Link" text:visited-style-name="Index_20_Link">Constraints - Submenu<text:tab/>19</text:a></text:p>
          <text:p text:style-name="P5"><text:a xlink:type="simple" xlink:href="#__RefHeading___Toc1138_2198747602" text:style-name="Index_20_Link" text:visited-style-name="Index_20_Link">Names - Submenu<text:tab/>20</text:a></text:p>
          <text:p text:style-name="P5"><text:a xlink:type="simple" xlink:href="#__RefHeading___Toc2777_2183246537" text:style-name="Index_20_Link" text:visited-style-name="Index_20_Link">Flip Quats<text:tab/>21</text:a></text:p>
          <text:p text:style-name="P5"><text:a xlink:type="simple" xlink:href="#__RefHeading___Toc4619_2183246537" text:style-name="Index_20_Link" text:visited-style-name="Index_20_Link">Show/Hide - Submenu<text:tab/>21</text:a></text:p>
          <text:p text:style-name="P5"><text:a xlink:type="simple" xlink:href="#__RefHeading___Toc13926_1572186797" text:style-name="Index_20_Link" text:visited-style-name="Index_20_Link">Bone Settings - Submenu<text:tab/>21</text:a></text:p>
        </text:index-body>
      </text:table-of-content>
      <text:p text:style-name="P1"/>
      <table:table table:name="Tabelle18" table:style-name="Tabelle18">
        <table:table-column table:style-name="Tabelle18.A"/>
        <table:table-row>
          <table:table-cell table:style-name="Tabelle18.A1" office:value-type="string">
            <text:h text:style-name="P6" text:outline-level="1"><text:bookmark-start text:name="__RefHeading___Toc9768_728628141"/>Detailed Table of content<text:bookmark-end text:name="__RefHeading___Toc9768_72862814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text:a xlink:type="simple" xlink:href="#__RefHeading___Toc9768_728628141" text:style-name="Index_20_Link" text:visited-style-name="Index_20_Link">Detailed Table of content<text:tab/>2</text:a></text:p>
          <text:p text:style-name="P4"><text:a xlink:type="simple" xlink:href="#__RefHeading___Toc13924_1572186797" text:style-name="Index_20_Link" text:visited-style-name="Index_20_Link">Pose Mode - Pose Menu<text:tab/>5</text:a></text:p>
          <text:p text:style-name="P4"><text:a xlink:type="simple" xlink:href="#__RefHeading___Toc13199_3874086138%20Copy%201" text:style-name="Index_20_Link" text:visited-style-name="Index_20_Link">Transform - Submenu<text:tab/>5</text:a></text:p>
          <text:p text:style-name="P5"><text:a xlink:type="simple" xlink:href="#__RefHeading___Toc8403_2291351484" text:style-name="Index_20_Link" text:visited-style-name="Index_20_Link">Move (Legacy)<text:tab/>5</text:a></text:p>
          <text:p text:style-name="P5"><text:a xlink:type="simple" xlink:href="#__RefHeading___Toc8405_2291351484" text:style-name="Index_20_Link" text:visited-style-name="Index_20_Link">Rotate (Legacy)<text:tab/>5</text:a></text:p>
          <text:p text:style-name="P5"><text:a xlink:type="simple" xlink:href="#__RefHeading___Toc8407_2291351484" text:style-name="Index_20_Link" text:visited-style-name="Index_20_Link">Scale (Legacy)<text:tab/>5</text:a></text:p>
          <text:p text:style-name="P5"><text:a xlink:type="simple" xlink:href="#__RefHeading___Toc17259_1184479374" text:style-name="Index_20_Link" text:visited-style-name="Index_20_Link">To Sphere<text:tab/>6</text:a></text:p>
          <text:p text:style-name="P5"><text:a xlink:type="simple" xlink:href="#__RefHeading___Toc17267_1184479374" text:style-name="Index_20_Link" text:visited-style-name="Index_20_Link">Shear<text:tab/>6</text:a></text:p>
          <text:p text:style-name="P5"><text:a xlink:type="simple" xlink:href="#__RefHeading___Toc17269_1184479374" text:style-name="Index_20_Link" text:visited-style-name="Index_20_Link">Bend<text:tab/>6</text:a></text:p>
          <text:p text:style-name="P5"><text:a xlink:type="simple" xlink:href="#__RefHeading___Toc17271_1184479374" text:style-name="Index_20_Link" text:visited-style-name="Index_20_Link">Push/Pull<text:tab/>6</text:a></text:p>
          <text:p text:style-name="P4"><text:a xlink:type="simple" xlink:href="#__RefHeading___Toc13199_3874086138" text:style-name="Index_20_Link" text:visited-style-name="Index_20_Link">Clear Transform - Submenu<text:tab/>6</text:a></text:p>
          <text:p text:style-name="P5"><text:a xlink:type="simple" xlink:href="#__RefHeading___Toc13201_3874086138" text:style-name="Index_20_Link" text:visited-style-name="Index_20_Link">Clear Transform<text:tab/>6</text:a></text:p>
          <text:p text:style-name="P8"><text:a xlink:type="simple" xlink:href="#__RefHeading___Toc14022_15721867971" text:style-name="Index_20_Link" text:visited-style-name="Index_20_Link">All<text:tab/>6</text:a></text:p>
          <text:p text:style-name="P8"><text:a xlink:type="simple" xlink:href="#__RefHeading___Toc14022_157218679711" text:style-name="Index_20_Link" text:visited-style-name="Index_20_Link">Clear User Transforms<text:tab/>6</text:a></text:p>
          <text:p text:style-name="P8"><text:a xlink:type="simple" xlink:href="#__RefHeading___Toc14024_15721867971" text:style-name="Index_20_Link" text:visited-style-name="Index_20_Link">Location<text:tab/>6</text:a></text:p>
          <text:p text:style-name="P8"><text:a xlink:type="simple" xlink:href="#__RefHeading___Toc14026_15721867971" text:style-name="Index_20_Link" text:visited-style-name="Index_20_Link">Rotation<text:tab/>6</text:a></text:p>
          <text:p text:style-name="P8"><text:a xlink:type="simple" xlink:href="#__RefHeading___Toc14028_15721867971" text:style-name="Index_20_Link" text:visited-style-name="Index_20_Link">Scale<text:tab/>7</text:a></text:p>
          <text:p text:style-name="P8"><text:a xlink:type="simple" xlink:href="#__RefHeading___Toc14030_15721867971" text:style-name="Index_20_Link" text:visited-style-name="Index_20_Link">Reset Unkeyed<text:tab/>7</text:a></text:p>
          <text:p text:style-name="P9"><text:a xlink:type="simple" xlink:href="#__RefHeading___Toc14032_15721867971" text:style-name="Index_20_Link" text:visited-style-name="Index_20_Link">Last Operator Clear User Transforms<text:tab/>7</text:a></text:p>
          <text:p text:style-name="P10"><text:a xlink:type="simple" xlink:href="#__RefHeading___Toc14034_15721867971" text:style-name="Index_20_Link" text:visited-style-name="Index_20_Link">Only Selected<text:tab/>7</text:a></text:p>
          <text:p text:style-name="P4"><text:a xlink:type="simple" xlink:href="#__RefHeading___Toc13203_3874086138" text:style-name="Index_20_Link" text:visited-style-name="Index_20_Link">Apply - Submenu<text:tab/>7</text:a></text:p>
          <text:p text:style-name="P5"><text:a xlink:type="simple" xlink:href="#__RefHeading___Toc14016_15721867971" text:style-name="Index_20_Link" text:visited-style-name="Index_20_Link">Apply Pose as Rest Pose<text:tab/>7</text:a></text:p>
          <text:p text:style-name="P5"><text:a xlink:type="simple" xlink:href="#__RefHeading___Toc13205_3874086138" text:style-name="Index_20_Link" text:visited-style-name="Index_20_Link">Apply Selected as Rest Pose<text:tab/>7</text:a></text:p>
          <text:p text:style-name="P8"><text:a xlink:type="simple" xlink:href="#__RefHeading___Toc4730_2183246537" text:style-name="Index_20_Link" text:visited-style-name="Index_20_Link">Last Operator Apply Pose as Rest Pose<text:tab/>7</text:a></text:p>
          <text:p text:style-name="P9"><text:a xlink:type="simple" xlink:href="#__RefHeading___Toc14034_1572186797111" text:style-name="Index_20_Link" text:visited-style-name="Index_20_Link">Selected only<text:tab/>7</text:a></text:p>
          <text:p text:style-name="P5"><text:a xlink:type="simple" xlink:href="#__RefHeading___Toc14018_15721867971" text:style-name="Index_20_Link" text:visited-style-name="Index_20_Link">Apply Visual Transform to Pose<text:tab/>7</text:a></text:p>
          <text:p text:style-name="P5"><text:a xlink:type="simple" xlink:href="#__RefHeading___Toc13207_3874086138" text:style-name="Index_20_Link" text:visited-style-name="Index_20_Link">Assign Custom Property Values as Default<text:tab/>7</text:a></text:p>
          <text:p text:style-name="P8"><text:a xlink:type="simple" xlink:href="#__RefHeading___Toc4732_2183246537" text:style-name="Index_20_Link" text:visited-style-name="Index_20_Link">Last Operator Assign Custom Property Values as Default<text:tab/>7</text:a></text:p>
          <text:p text:style-name="P9"><text:a xlink:type="simple" xlink:href="#__RefHeading___Toc14034_157218679711" text:style-name="Index_20_Link" text:visited-style-name="Index_20_Link">Process data properties<text:tab/>7</text:a></text:p>
          <text:p text:style-name="P9"><text:a xlink:type="simple" xlink:href="#__RefHeading___Toc4734_2183246537" text:style-name="Index_20_Link" text:visited-style-name="Index_20_Link">Process bone properties<text:tab/>8</text:a></text:p>
          <text:p text:style-name="P4"><text:a xlink:type="simple" xlink:href="#__RefHeading___Toc1606_9062528" text:style-name="Index_20_Link" text:visited-style-name="Index_20_Link">Snap - Submenu<text:tab/>8</text:a></text:p>
          <text:p text:style-name="P5"><text:a xlink:type="simple" xlink:href="#__RefHeading___Toc1608_9062528" text:style-name="Index_20_Link" text:visited-style-name="Index_20_Link">Last Operator Snap<text:tab/>8</text:a></text:p>
          <text:p text:style-name="P8"><text:a xlink:type="simple" xlink:href="#__RefHeading___Toc1610_9062528" text:style-name="Index_20_Link" text:visited-style-name="Index_20_Link">Offset<text:tab/>8</text:a></text:p>
          <text:p text:style-name="P4"><text:a xlink:type="simple" xlink:href="#__RefHeading___Toc1931_2416185155" text:style-name="Index_20_Link" text:visited-style-name="Index_20_Link">Animation - Submenu<text:tab/>8</text:a></text:p>
          <text:p text:style-name="P5"><text:a xlink:type="simple" xlink:href="#__RefHeading___Toc73760_2560296589" text:style-name="Index_20_Link" text:visited-style-name="Index_20_Link">Insert Keyframe<text:tab/>8</text:a></text:p>
          <text:p text:style-name="P5"><text:a xlink:type="simple" xlink:href="#__RefHeading___Toc73762_2560296589" text:style-name="Index_20_Link" text:visited-style-name="Index_20_Link">Delete Keyframes<text:tab/>8</text:a></text:p>
          <text:p text:style-name="P5"><text:a xlink:type="simple" xlink:href="#__RefHeading___Toc73764_2560296589" text:style-name="Index_20_Link" text:visited-style-name="Index_20_Link">Clear Keyframes<text:tab/>8</text:a></text:p>
          <text:p text:style-name="P5"><text:a xlink:type="simple" xlink:href="#__RefHeading___Toc73766_2560296589" text:style-name="Index_20_Link" text:visited-style-name="Index_20_Link">Change Keying Set<text:tab/>8</text:a></text:p>
          <text:p text:style-name="P5"><text:a xlink:type="simple" xlink:href="#__RefHeading___Toc8409_2291351484" text:style-name="Index_20_Link" text:visited-style-name="Index_20_Link">Bake Action<text:tab/>8</text:a></text:p>
          <text:p text:style-name="P5"><text:a xlink:type="simple" xlink:href="#__RefHeading___Toc8411_2291351484" text:style-name="Index_20_Link" text:visited-style-name="Index_20_Link"><text:soft-page-break/>Bake Mesh to Grease Pencil<text:tab/>9</text:a></text:p>
          <text:p text:style-name="P5"><text:a xlink:type="simple" xlink:href="#__RefHeading___Toc8413_2291351484" text:style-name="Index_20_Link" text:visited-style-name="Index_20_Link">Bake Object Transform to Grease Pencil<text:tab/>9</text:a></text:p>
          <text:p text:style-name="P4"><text:a xlink:type="simple" xlink:href="#__RefHeading___Toc1933_2416185155" text:style-name="Index_20_Link" text:visited-style-name="Index_20_Link">In-Between - Submenu<text:tab/>9</text:a></text:p>
          <text:p text:style-name="P8"><text:a xlink:type="simple" xlink:href="#__RefHeading___Toc4736_2183246537" text:style-name="Index_20_Link" text:visited-style-name="Index_20_Link">In Between<text:tab/>9</text:a></text:p>
          <text:p text:style-name="P5"><text:a xlink:type="simple" xlink:href="#__RefHeading___Toc1935_2416185155" text:style-name="Index_20_Link" text:visited-style-name="Index_20_Link">Header values<text:tab/>9</text:a></text:p>
          <text:p text:style-name="P5"><text:a xlink:type="simple" xlink:href="#__RefHeading___Toc2398_3174667219" text:style-name="Index_20_Link" text:visited-style-name="Index_20_Link">Footer hotkey display<text:tab/>9</text:a></text:p>
          <text:p text:style-name="P5"><text:a xlink:type="simple" xlink:href="#__RefHeading___Toc1937_2416185155" text:style-name="Index_20_Link" text:visited-style-name="Index_20_Link">Push Pose from Rest Pose<text:tab/>9</text:a></text:p>
          <text:p text:style-name="P8"><text:a xlink:type="simple" xlink:href="#__RefHeading___Toc4738_2183246537" text:style-name="Index_20_Link" text:visited-style-name="Index_20_Link">Last Operator Push Pose from Rest Pose<text:tab/>10</text:a></text:p>
          <text:p text:style-name="P9"><text:a xlink:type="simple" xlink:href="#__RefHeading___Toc4740_2183246537" text:style-name="Index_20_Link" text:visited-style-name="Index_20_Link">Percentage<text:tab/>10</text:a></text:p>
          <text:p text:style-name="P9"><text:a xlink:type="simple" xlink:href="#__RefHeading___Toc15497_31323060151" text:style-name="Index_20_Link" text:visited-style-name="Index_20_Link">Previous Keyframe<text:tab/>10</text:a></text:p>
          <text:p text:style-name="P9"><text:a xlink:type="simple" xlink:href="#__RefHeading___Toc15499_31323060151" text:style-name="Index_20_Link" text:visited-style-name="Index_20_Link">Next Keyframe<text:tab/>10</text:a></text:p>
          <text:p text:style-name="P9"><text:a xlink:type="simple" xlink:href="#__RefHeading___Toc4742_2183246537" text:style-name="Index_20_Link" text:visited-style-name="Index_20_Link">Channels<text:tab/>10</text:a></text:p>
          <text:p text:style-name="P9"><text:a xlink:type="simple" xlink:href="#__RefHeading___Toc4744_2183246537" text:style-name="Index_20_Link" text:visited-style-name="Index_20_Link">Axis Lock<text:tab/>10</text:a></text:p>
          <text:p text:style-name="P5"><text:a xlink:type="simple" xlink:href="#__RefHeading___Toc1939_2416185155" text:style-name="Index_20_Link" text:visited-style-name="Index_20_Link">Relax Pose to Rest Pose<text:tab/>10</text:a></text:p>
          <text:p text:style-name="P8"><text:a xlink:type="simple" xlink:href="#__RefHeading___Toc4746_2183246537" text:style-name="Index_20_Link" text:visited-style-name="Index_20_Link">Last Operator Relax Pose to Rest Pose<text:tab/>10</text:a></text:p>
          <text:p text:style-name="P9"><text:a xlink:type="simple" xlink:href="#__RefHeading___Toc4748_2183246537" text:style-name="Index_20_Link" text:visited-style-name="Index_20_Link">Percentage<text:tab/>10</text:a></text:p>
          <text:p text:style-name="P9"><text:a xlink:type="simple" xlink:href="#__RefHeading___Toc15497_313230601511" text:style-name="Index_20_Link" text:visited-style-name="Index_20_Link">Previous Keyframe<text:tab/>10</text:a></text:p>
          <text:p text:style-name="P9"><text:a xlink:type="simple" xlink:href="#__RefHeading___Toc15499_313230601511" text:style-name="Index_20_Link" text:visited-style-name="Index_20_Link">Next Keyframe<text:tab/>10</text:a></text:p>
          <text:p text:style-name="P9"><text:a xlink:type="simple" xlink:href="#__RefHeading___Toc4750_2183246537" text:style-name="Index_20_Link" text:visited-style-name="Index_20_Link">Channels<text:tab/>10</text:a></text:p>
          <text:p text:style-name="P9"><text:a xlink:type="simple" xlink:href="#__RefHeading___Toc4752_2183246537" text:style-name="Index_20_Link" text:visited-style-name="Index_20_Link">Axis Lock<text:tab/>10</text:a></text:p>
          <text:p text:style-name="P5"><text:a xlink:type="simple" xlink:href="#__RefHeading___Toc15493_3132306015" text:style-name="Index_20_Link" text:visited-style-name="Index_20_Link">Push Pose from Breakdown<text:tab/>11</text:a></text:p>
          <text:p text:style-name="P8"><text:a xlink:type="simple" xlink:href="#__RefHeading___Toc15495_3132306015" text:style-name="Index_20_Link" text:visited-style-name="Index_20_Link">Last Operator Push Pose<text:tab/>11</text:a></text:p>
          <text:p text:style-name="P9"><text:a xlink:type="simple" xlink:href="#__RefHeading___Toc4754_2183246537" text:style-name="Index_20_Link" text:visited-style-name="Index_20_Link">Percentage<text:tab/>11</text:a></text:p>
          <text:p text:style-name="P9"><text:a xlink:type="simple" xlink:href="#__RefHeading___Toc15497_3132306015" text:style-name="Index_20_Link" text:visited-style-name="Index_20_Link">Previous Keyframe<text:tab/>11</text:a></text:p>
          <text:p text:style-name="P9"><text:a xlink:type="simple" xlink:href="#__RefHeading___Toc15499_3132306015" text:style-name="Index_20_Link" text:visited-style-name="Index_20_Link">Next Keyframe<text:tab/>11</text:a></text:p>
          <text:p text:style-name="P9"><text:a xlink:type="simple" xlink:href="#__RefHeading___Toc4756_2183246537" text:style-name="Index_20_Link" text:visited-style-name="Index_20_Link">Channels<text:tab/>11</text:a></text:p>
          <text:p text:style-name="P9"><text:a xlink:type="simple" xlink:href="#__RefHeading___Toc4758_2183246537" text:style-name="Index_20_Link" text:visited-style-name="Index_20_Link">Axis Lock<text:tab/>11</text:a></text:p>
          <text:p text:style-name="P5"><text:a xlink:type="simple" xlink:href="#__RefHeading___Toc15503_3132306015" text:style-name="Index_20_Link" text:visited-style-name="Index_20_Link">Relax Pose to Breakdown<text:tab/>11</text:a></text:p>
          <text:p text:style-name="P8"><text:a xlink:type="simple" xlink:href="#__RefHeading___Toc4760_2183246537" text:style-name="Index_20_Link" text:visited-style-name="Index_20_Link">Last Operator Relax Pose to Breakdown<text:tab/>11</text:a></text:p>
          <text:p text:style-name="P9"><text:a xlink:type="simple" xlink:href="#__RefHeading___Toc4762_2183246537" text:style-name="Index_20_Link" text:visited-style-name="Index_20_Link">Percentage<text:tab/>11</text:a></text:p>
          <text:p text:style-name="P9"><text:a xlink:type="simple" xlink:href="#__RefHeading___Toc15497_3132306015111" text:style-name="Index_20_Link" text:visited-style-name="Index_20_Link">Previous Keyframe<text:tab/>11</text:a></text:p>
          <text:p text:style-name="P9"><text:a xlink:type="simple" xlink:href="#__RefHeading___Toc15499_3132306015111" text:style-name="Index_20_Link" text:visited-style-name="Index_20_Link">Next Keyframe<text:tab/>11</text:a></text:p>
          <text:p text:style-name="P9"><text:a xlink:type="simple" xlink:href="#__RefHeading___Toc4764_2183246537" text:style-name="Index_20_Link" text:visited-style-name="Index_20_Link">Channels<text:tab/>12</text:a></text:p>
          <text:p text:style-name="P9"><text:a xlink:type="simple" xlink:href="#__RefHeading___Toc4766_2183246537" text:style-name="Index_20_Link" text:visited-style-name="Index_20_Link">Axis Lock<text:tab/>12</text:a></text:p>
          <text:p text:style-name="P9"><text:a xlink:type="simple" xlink:href="#__RefHeading___Toc15513_3132306015" text:style-name="Index_20_Link" text:visited-style-name="Index_20_Link">Pose Breakdowner<text:tab/>12</text:a></text:p>
          <text:p text:style-name="P10"><text:a xlink:type="simple" xlink:href="#__RefHeading___Toc15515_3132306015" text:style-name="Index_20_Link" text:visited-style-name="Index_20_Link">Last Operator Pose Breakdowner<text:tab/>12</text:a></text:p>
          <text:p text:style-name="P11"><text:a xlink:type="simple" xlink:href="#__RefHeading___Toc4768_2183246537" text:style-name="Index_20_Link" text:visited-style-name="Index_20_Link">Percentage<text:tab/>12</text:a></text:p>
          <text:p text:style-name="P11"><text:a xlink:type="simple" xlink:href="#__RefHeading___Toc15517_3132306015" text:style-name="Index_20_Link" text:visited-style-name="Index_20_Link">Previous Keyframe<text:tab/>12</text:a></text:p>
          <text:p text:style-name="P11"><text:a xlink:type="simple" xlink:href="#__RefHeading___Toc15519_3132306015" text:style-name="Index_20_Link" text:visited-style-name="Index_20_Link">Next Keyframe<text:tab/>12</text:a></text:p>
          <text:p text:style-name="P9"><text:a xlink:type="simple" xlink:href="#__RefHeading___Toc4770_2183246537" text:style-name="Index_20_Link" text:visited-style-name="Index_20_Link">Channels<text:tab/>12</text:a></text:p>
          <text:p text:style-name="P9"><text:a xlink:type="simple" xlink:href="#__RefHeading___Toc4772_2183246537" text:style-name="Index_20_Link" text:visited-style-name="Index_20_Link">Axis Lock<text:tab/>12</text:a></text:p>
          <text:p text:style-name="P5"><text:a xlink:type="simple" xlink:href="#__RefHeading___Toc3211_4101203148" text:style-name="Index_20_Link" text:visited-style-name="Index_20_Link">Blend to Neighbour<text:tab/>12</text:a></text:p>
          <text:p text:style-name="P8"><text:a xlink:type="simple" xlink:href="#__RefHeading___Toc4760_21832465371" text:style-name="Index_20_Link" text:visited-style-name="Index_20_Link">Last Operator Blend to Neighbour<text:tab/>13</text:a></text:p>
          <text:p text:style-name="P9"><text:a xlink:type="simple" xlink:href="#__RefHeading___Toc3213_4101203148" text:style-name="Index_20_Link" text:visited-style-name="Index_20_Link">Factor<text:tab/>13</text:a></text:p>
          <text:p text:style-name="P9"><text:a xlink:type="simple" xlink:href="#__RefHeading___Toc3215_4101203148" text:style-name="Index_20_Link" text:visited-style-name="Index_20_Link">Previous Keyframe<text:tab/>13</text:a></text:p>
          <text:p text:style-name="P9"><text:a xlink:type="simple" xlink:href="#__RefHeading___Toc3217_4101203148" text:style-name="Index_20_Link" text:visited-style-name="Index_20_Link">Next Keyframe<text:tab/>13</text:a></text:p>
          <text:p text:style-name="P9"><text:a xlink:type="simple" xlink:href="#__RefHeading___Toc3219_4101203148" text:style-name="Index_20_Link" text:visited-style-name="Index_20_Link">Channels<text:tab/>13</text:a></text:p>
          <text:p text:style-name="P9"><text:a xlink:type="simple" xlink:href="#__RefHeading___Toc3221_4101203148" text:style-name="Index_20_Link" text:visited-style-name="Index_20_Link">Axis Lock<text:tab/>13</text:a></text:p>
          <text:p text:style-name="P4"><text:a xlink:type="simple" xlink:href="#__RefHeading___Toc1819_851466071" text:style-name="Index_20_Link" text:visited-style-name="Index_20_Link">Propagate - Submenu<text:tab/>13</text:a></text:p>
          <text:p text:style-name="P5"><text:a xlink:type="simple" xlink:href="#__RefHeading___Toc15556_3132306015" text:style-name="Index_20_Link" text:visited-style-name="Index_20_Link">Last Operator Propagate Pose<text:tab/>14</text:a></text:p>
          <text:p text:style-name="P8"><text:a xlink:type="simple" xlink:href="#__RefHeading___Toc15558_3132306015" text:style-name="Index_20_Link" text:visited-style-name="Index_20_Link">Terminate Mode<text:tab/>14</text:a></text:p>
          <text:p text:style-name="P9"><text:a xlink:type="simple" xlink:href="#__RefHeading___Toc15562_3132306015" text:style-name="Index_20_Link" text:visited-style-name="Index_20_Link">To Next Keyframe<text:tab/>14</text:a></text:p>
          <text:p text:style-name="P9"><text:a xlink:type="simple" xlink:href="#__RefHeading___Toc15564_3132306015" text:style-name="Index_20_Link" text:visited-style-name="Index_20_Link">To Last Keyframe<text:tab/>14</text:a></text:p>
          <text:p text:style-name="P9"><text:a xlink:type="simple" xlink:href="#__RefHeading___Toc15566_3132306015" text:style-name="Index_20_Link" text:visited-style-name="Index_20_Link"><text:soft-page-break/>Before Frame<text:tab/>14</text:a></text:p>
          <text:p text:style-name="P9"><text:a xlink:type="simple" xlink:href="#__RefHeading___Toc15568_3132306015" text:style-name="Index_20_Link" text:visited-style-name="Index_20_Link">Before Last Keyframe<text:tab/>14</text:a></text:p>
          <text:p text:style-name="P9"><text:a xlink:type="simple" xlink:href="#__RefHeading___Toc15570_3132306015" text:style-name="Index_20_Link" text:visited-style-name="Index_20_Link">On Selected Keyframes<text:tab/>14</text:a></text:p>
          <text:p text:style-name="P9"><text:a xlink:type="simple" xlink:href="#__RefHeading___Toc15572_3132306015" text:style-name="Index_20_Link" text:visited-style-name="Index_20_Link">On Selected Markers<text:tab/>14</text:a></text:p>
          <text:p text:style-name="P8"><text:a xlink:type="simple" xlink:href="#__RefHeading___Toc15574_3132306015" text:style-name="Index_20_Link" text:visited-style-name="Index_20_Link">End Frame<text:tab/>14</text:a></text:p>
          <text:p text:style-name="P4"><text:a xlink:type="simple" xlink:href="#__RefHeading___Toc47768_3286055052" text:style-name="Index_20_Link" text:visited-style-name="Index_20_Link">Single Operators<text:tab/>14</text:a></text:p>
          <text:p text:style-name="P5"><text:a xlink:type="simple" xlink:href="#__RefHeading___Toc47770_3286055052" text:style-name="Index_20_Link" text:visited-style-name="Index_20_Link">Copy Pose<text:tab/>15</text:a></text:p>
          <text:p text:style-name="P5"><text:a xlink:type="simple" xlink:href="#__RefHeading___Toc47772_3286055052" text:style-name="Index_20_Link" text:visited-style-name="Index_20_Link">Paste Pose<text:tab/>15</text:a></text:p>
          <text:p text:style-name="P5"><text:a xlink:type="simple" xlink:href="#__RefHeading___Toc47774_3286055052" text:style-name="Index_20_Link" text:visited-style-name="Index_20_Link">Paste Pose Flipped<text:tab/>15</text:a></text:p>
          <text:p text:style-name="P8"><text:a xlink:type="simple" xlink:href="#__RefHeading___Toc4774_2183246537" text:style-name="Index_20_Link" text:visited-style-name="Index_20_Link">Last Operator Paste Pose<text:tab/>15</text:a></text:p>
          <text:p text:style-name="P9"><text:a xlink:type="simple" xlink:href="#__RefHeading___Toc4776_2183246537" text:style-name="Index_20_Link" text:visited-style-name="Index_20_Link">Flipped on X Axis<text:tab/>15</text:a></text:p>
          <text:p text:style-name="P9"><text:a xlink:type="simple" xlink:href="#__RefHeading___Toc15517_31323060151" text:style-name="Index_20_Link" text:visited-style-name="Index_20_Link">On Selected Only<text:tab/>15</text:a></text:p>
          <text:p text:style-name="P5"><text:a xlink:type="simple" xlink:href="#__RefHeading___Toc34456_2463993446" text:style-name="Index_20_Link" text:visited-style-name="Index_20_Link">Motion Paths - Submenu<text:tab/>15</text:a></text:p>
          <text:p text:style-name="P8"><text:a xlink:type="simple" xlink:href="#__RefHeading___Toc3318_760073874" text:style-name="Index_20_Link" text:visited-style-name="Index_20_Link">Calculate<text:tab/>15</text:a></text:p>
          <text:p text:style-name="P9"><text:a xlink:type="simple" xlink:href="#__RefHeading___Toc3320_760073874" text:style-name="Index_20_Link" text:visited-style-name="Index_20_Link">Last Operator Calculate Object Path<text:tab/>15</text:a></text:p>
          <text:p text:style-name="P10"><text:a xlink:type="simple" xlink:href="#__RefHeading___Toc4782_2183246537" text:style-name="Index_20_Link" text:visited-style-name="Index_20_Link">Start<text:tab/>15</text:a></text:p>
          <text:p text:style-name="P10"><text:a xlink:type="simple" xlink:href="#__RefHeading___Toc4784_2183246537" text:style-name="Index_20_Link" text:visited-style-name="Index_20_Link">End<text:tab/>15</text:a></text:p>
          <text:p text:style-name="P10"><text:a xlink:type="simple" xlink:href="#__RefHeading___Toc4786_2183246537" text:style-name="Index_20_Link" text:visited-style-name="Index_20_Link">Bake Location<text:tab/>15</text:a></text:p>
          <text:p text:style-name="P8"><text:a xlink:type="simple" xlink:href="#__RefHeading___Toc3322_760073874" text:style-name="Index_20_Link" text:visited-style-name="Index_20_Link">Clear<text:tab/>16</text:a></text:p>
          <text:p text:style-name="P8"><text:a xlink:type="simple" xlink:href="#__RefHeading___Toc2602_3098499225" text:style-name="Index_20_Link" text:visited-style-name="Index_20_Link">Update Armature Motion Paths<text:tab/>16</text:a></text:p>
          <text:p text:style-name="P8"><text:a xlink:type="simple" xlink:href="#__RefHeading___Toc2604_3098499225" text:style-name="Index_20_Link" text:visited-style-name="Index_20_Link">Update All Motion Paths<text:tab/>16</text:a></text:p>
          <text:p text:style-name="P5"><text:a xlink:type="simple" xlink:href="#__RefHeading___Toc13952_15721867971" text:style-name="Index_20_Link" text:visited-style-name="Index_20_Link">About Bone Collections<text:tab/>16</text:a></text:p>
          <text:p text:style-name="P5"><text:a xlink:type="simple" xlink:href="#__RefHeading___Toc2779_2183246537" text:style-name="Index_20_Link" text:visited-style-name="Index_20_Link">Move to Bone Collection<text:tab/>16</text:a></text:p>
          <text:p text:style-name="P8"><text:a xlink:type="simple" xlink:href="#__RefHeading___Toc4811_2842742584%20Copy%201" text:style-name="Index_20_Link" text:visited-style-name="Index_20_Link">New Bone Collection<text:tab/>16</text:a></text:p>
          <text:p text:style-name="P8"><text:a xlink:type="simple" xlink:href="#__RefHeading___Toc4813_2842742584%20Copy%201" text:style-name="Index_20_Link" text:visited-style-name="Index_20_Link">Bone List<text:tab/>16</text:a></text:p>
          <text:p text:style-name="P5"><text:a xlink:type="simple" xlink:href="#__RefHeading___Toc2781_2183246537" text:style-name="Index_20_Link" text:visited-style-name="Index_20_Link">Bone Collections – Sub Menu<text:tab/>16</text:a></text:p>
          <text:p text:style-name="P8"><text:a xlink:type="simple" xlink:href="#__RefHeading___Toc8417_2291351484" text:style-name="Index_20_Link" text:visited-style-name="Index_20_Link">Add<text:tab/>17</text:a></text:p>
          <text:p text:style-name="P9"><text:a xlink:type="simple" xlink:href="#__RefHeading___Toc5712_2411537030" text:style-name="Index_20_Link" text:visited-style-name="Index_20_Link">New<text:tab/>17</text:a></text:p>
          <text:p text:style-name="P9"><text:a xlink:type="simple" xlink:href="#__RefHeading___Toc5714_2411537030" text:style-name="Index_20_Link" text:visited-style-name="Index_20_Link">Bone List<text:tab/>17</text:a></text:p>
          <text:p text:style-name="P8"><text:a xlink:type="simple" xlink:href="#__RefHeading___Toc8415_2291351484" text:style-name="Index_20_Link" text:visited-style-name="Index_20_Link">Show All<text:tab/>17</text:a></text:p>
          <text:p text:style-name="P8"><text:a xlink:type="simple" xlink:href="#__RefHeading___Toc8419_2291351484" text:style-name="Index_20_Link" text:visited-style-name="Index_20_Link">Assign to New<text:tab/>17</text:a></text:p>
          <text:p text:style-name="P9"><text:a xlink:type="simple" xlink:href="#__RefHeading___Toc12884_20416214491%20Copy%201" text:style-name="Index_20_Link" text:visited-style-name="Index_20_Link">Last Operator add Selected Bones to Collection<text:tab/>17</text:a></text:p>
          <text:p text:style-name="P10"><text:a xlink:type="simple" xlink:href="#__RefHeading___Toc8421_2291351484" text:style-name="Index_20_Link" text:visited-style-name="Index_20_Link">Bone Collection<text:tab/>17</text:a></text:p>
          <text:p text:style-name="P5"><text:a xlink:type="simple" xlink:href="#__RefHeading___Toc36294_2463993446" text:style-name="Index_20_Link" text:visited-style-name="Index_20_Link">Parent - Submenu<text:tab/>17</text:a></text:p>
          <text:p text:style-name="P5"><text:a xlink:type="simple" xlink:href="#__RefHeading___Toc13942_15721867971" text:style-name="Index_20_Link" text:visited-style-name="Index_20_Link">Inverse Kinematics - Sub Menu<text:tab/>17</text:a></text:p>
          <text:p text:style-name="P8"><text:a xlink:type="simple" xlink:href="#__RefHeading___Toc4788_2183246537" text:style-name="Index_20_Link" text:visited-style-name="Index_20_Link">Add IK to Bone<text:tab/>18</text:a></text:p>
          <text:p text:style-name="P9"><text:a xlink:type="simple" xlink:href="#__RefHeading___Toc13946_15721867971" text:style-name="Index_20_Link" text:visited-style-name="Index_20_Link">Last Operator Add IK to Bone<text:tab/>18</text:a></text:p>
          <text:p text:style-name="P10"><text:a xlink:type="simple" xlink:href="#__RefHeading___Toc13948_15721867971" text:style-name="Index_20_Link" text:visited-style-name="Index_20_Link">With Targets<text:tab/>18</text:a></text:p>
          <text:p text:style-name="P8"><text:a xlink:type="simple" xlink:href="#__RefHeading___Toc13950_15721867971" text:style-name="Index_20_Link" text:visited-style-name="Index_20_Link">Remove IK<text:tab/>19</text:a></text:p>
          <text:p text:style-name="P5"><text:a xlink:type="simple" xlink:href="#__RefHeading___Toc2410_3471453535" text:style-name="Index_20_Link" text:visited-style-name="Index_20_Link">Constraints - Submenu<text:tab/>19</text:a></text:p>
          <text:p text:style-name="P8"><text:a xlink:type="simple" xlink:href="#__RefHeading___Toc13936_15721867971" text:style-name="Index_20_Link" text:visited-style-name="Index_20_Link">Add (With Targets)<text:tab/>19</text:a></text:p>
          <text:p text:style-name="P8"><text:a xlink:type="simple" xlink:href="#__RefHeading___Toc13938_15721867971" text:style-name="Index_20_Link" text:visited-style-name="Index_20_Link">Copy Constraints to selected Bones<text:tab/>19</text:a></text:p>
          <text:p text:style-name="P8"><text:a xlink:type="simple" xlink:href="#__RefHeading___Toc13940_15721867971" text:style-name="Index_20_Link" text:visited-style-name="Index_20_Link">Clear Pose Constraints<text:tab/>20</text:a></text:p>
          <text:p text:style-name="P5"><text:a xlink:type="simple" xlink:href="#__RefHeading___Toc1138_2198747602" text:style-name="Index_20_Link" text:visited-style-name="Index_20_Link">Names - Submenu<text:tab/>20</text:a></text:p>
          <text:p text:style-name="P8"><text:a xlink:type="simple" xlink:href="#__RefHeading___Toc7130_126077488" text:style-name="Index_20_Link" text:visited-style-name="Index_20_Link">Autoname Left/Right<text:tab/>20</text:a></text:p>
          <text:p text:style-name="P8"><text:a xlink:type="simple" xlink:href="#__RefHeading___Toc7132_126077488" text:style-name="Index_20_Link" text:visited-style-name="Index_20_Link">Autoname Front/Back<text:tab/>20</text:a></text:p>
          <text:p text:style-name="P8"><text:a xlink:type="simple" xlink:href="#__RefHeading___Toc7134_126077488" text:style-name="Index_20_Link" text:visited-style-name="Index_20_Link">Autoname Top/Bottom<text:tab/>20</text:a></text:p>
          <text:p text:style-name="P9"><text:a xlink:type="simple" xlink:href="#__RefHeading___Toc7136_126077488" text:style-name="Index_20_Link" text:visited-style-name="Index_20_Link">Last operator Autoname by Axis<text:tab/>20</text:a></text:p>
          <text:p text:style-name="P10"><text:a xlink:type="simple" xlink:href="#__RefHeading___Toc7138_126077488" text:style-name="Index_20_Link" text:visited-style-name="Index_20_Link">Axis<text:tab/>20</text:a></text:p>
          <text:p text:style-name="P8"><text:a xlink:type="simple" xlink:href="#__RefHeading___Toc7140_126077488" text:style-name="Index_20_Link" text:visited-style-name="Index_20_Link">Flip Names<text:tab/>20</text:a></text:p>
          <text:p text:style-name="P9"><text:a xlink:type="simple" xlink:href="#__RefHeading___Toc7142_126077488" text:style-name="Index_20_Link" text:visited-style-name="Index_20_Link">Last operator Flip Names<text:tab/>21</text:a></text:p>
          <text:p text:style-name="P10"><text:a xlink:type="simple" xlink:href="#__RefHeading___Toc7144_126077488" text:style-name="Index_20_Link" text:visited-style-name="Index_20_Link">Strip Numbers<text:tab/>21</text:a></text:p>
          <text:p text:style-name="P5"><text:a xlink:type="simple" xlink:href="#__RefHeading___Toc2777_2183246537" text:style-name="Index_20_Link" text:visited-style-name="Index_20_Link">Flip Quats<text:tab/>21</text:a></text:p>
          <text:p text:style-name="P5"><text:a xlink:type="simple" xlink:href="#__RefHeading___Toc4619_2183246537" text:style-name="Index_20_Link" text:visited-style-name="Index_20_Link"><text:soft-page-break/>Show/Hide - Submenu<text:tab/>21</text:a></text:p>
          <text:p text:style-name="P8"><text:a xlink:type="simple" xlink:href="#__RefHeading___Toc4004_2674396238" text:style-name="Index_20_Link" text:visited-style-name="Index_20_Link">Show Hidden<text:tab/>21</text:a></text:p>
          <text:p text:style-name="P8"><text:a xlink:type="simple" xlink:href="#__RefHeading___Toc4006_2674396238" text:style-name="Index_20_Link" text:visited-style-name="Index_20_Link">Hide Selected<text:tab/>21</text:a></text:p>
          <text:p text:style-name="P8"><text:a xlink:type="simple" xlink:href="#__RefHeading___Toc4008_2674396238" text:style-name="Index_20_Link" text:visited-style-name="Index_20_Link">Hide Unselected<text:tab/>21</text:a></text:p>
          <text:p text:style-name="P5"><text:a xlink:type="simple" xlink:href="#__RefHeading___Toc13926_1572186797" text:style-name="Index_20_Link" text:visited-style-name="Index_20_Link">Bone Settings - Submenu<text:tab/>21</text:a></text:p>
          <text:p text:style-name="P8"><text:a xlink:type="simple" xlink:href="#__RefHeading___Toc12884_20416214491" text:style-name="Index_20_Link" text:visited-style-name="Index_20_Link">Last Operator Collection Boolean Set<text:tab/>22</text:a></text:p>
        </text:index-body>
      </text:table-of-content>
      <text:p text:style-name="Standard"/>
      <text:p text:style-name="Standard"/>
      <table:table table:name="Tabelle38" table:style-name="Tabelle38">
        <table:table-column table:style-name="Tabelle38.A"/>
        <table:table-row>
          <table:table-cell table:style-name="Tabelle38.A1" office:value-type="string">
            <text:h text:style-name="P12" text:outline-level="1"><text:bookmark-start text:name="__RefHeading___Toc13924_1572186797"/><text:span text:style-name="T3">Pose Mode</text:span> -<text:span text:style-name="T3"> Pose Menu</text:span><text:bookmark-end text:name="__RefHeading___Toc13924_1572186797"/></text:h>
          </table:table-cell>
        </table:table-row>
      </table:table>
      <text:p text:style-name="P13"><draw:frame draw:style-name="fr2" draw:name="Image7" text:anchor-type="char" svg:x="14.296cm" svg:y="0.198cm" svg:width="4.08cm" svg:height="8.557cm" draw:z-index="56"><draw:image xlink:href="Pictures/10000000000000ED000001F1BA1BB7F8.png" xlink:type="simple" xlink:show="embed" xlink:actuate="onLoad" draw:mime-type="image/png"/></draw:frame></text:p>
      <text:p text:style-name="Text_20_body">The Pose menu contains the tools to work with Armature objects in Pose mode. This means here you find all the tools that you need to pose and animate your armatur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3"/>
      <table:table table:name="Table1" table:style-name="Table1">
        <table:table-column table:style-name="Table1.A"/>
        <table:table-row>
          <table:table-cell table:style-name="Table1.A1" office:value-type="string">
            <text:h text:style-name="P15" text:outline-level="1"><text:bookmark-start text:name="__RefHeading___Toc13199_3874086138 Copy 1"/>Transform - Submenu<text:bookmark-end text:name="__RefHeading___Toc13199_3874086138 Copy 1"/></text:h>
          </table:table-cell>
        </table:table-row>
      </table:table>
      <text:p text:style-name="P16"/>
      <text:p text:style-name="P17"><draw:frame draw:style-name="fr3" draw:name="Image8" text:anchor-type="char" svg:x="14.224cm" svg:y="0.019cm" svg:width="4.694cm" svg:height="2.97cm" draw:z-index="57"><draw:image xlink:href="Pictures/10000000000001D500000098588731BD.png" xlink:type="simple" xlink:show="embed" xlink:actuate="onLoad" draw:mime-type="image/png"/></draw:frame>This submenu contains transform operators to help </text:p>
      <text:p text:style-name="P18">pose a selection of bones. <text:span text:style-name="T4">For more information, refer to the transform operators in the </text:span><text:span text:style-name="T5">3D Viewport - Header - Armature - Edit mode - Armature menu</text:span><text:span text:style-name="T6"> chapter</text:span></text:p>
      <text:p text:style-name="P14"/>
      <text:p text:style-name="P14"/>
      <text:h text:style-name="Heading_20_2" text:outline-level="2"><text:bookmark-start text:name="__RefHeading___Toc8403_2291351484"/>Move (Legacy)<text:bookmark-end text:name="__RefHeading___Toc8403_2291351484"/></text:h>
      <text:p text:style-name="P17">A legacy transform operation where you activate once then click to apply. This is useful in Weight Painting mode to pose an armature while painting weights. </text:p>
      <text:h text:style-name="Heading_20_2" text:outline-level="2"><text:bookmark-start text:name="__RefHeading___Toc8405_2291351484"/>Rotate (Legacy)<text:bookmark-end text:name="__RefHeading___Toc8405_2291351484"/></text:h>
      <text:p text:style-name="P17">A legacy rotate <text:s/>operation where you activate once then click to apply. This is useful in Weight Painting mode to pose an armature while painting weights. </text:p>
      <text:h text:style-name="Heading_20_2" text:outline-level="2"><text:bookmark-start text:name="__RefHeading___Toc8407_2291351484"/>Scale (Legacy)<text:bookmark-end text:name="__RefHeading___Toc8407_2291351484"/></text:h>
      <text:p text:style-name="P17">A legacy scale operation where you activate once then click to apply. This is useful in Weight Painting mode to pose an armature while painting weights. </text:p>
      <text:p text:style-name="P14"/>
      <text:h text:style-name="P19" text:outline-level="2" text:is-list-header="true"><text:bookmark-start text:name="__RefHeading___Toc17259_1184479374"/><text:soft-page-break/>To Sphere<text:bookmark-end text:name="__RefHeading___Toc17259_1184479374"/></text:h>
      <text:p text:style-name="P20">Shapes a selection of <text:span text:style-name="T7">bones</text:span> into the shape of a sphere. <text:span text:style-name="T7">T</text:span>his tools requires to have more than one <text:span text:style-name="T7">bone</text:span> selected. </text:p>
      <text:h text:style-name="P19" text:outline-level="2" text:is-list-header="true"><text:bookmark-start text:name="__RefHeading___Toc17267_1184479374"/>Shear<text:bookmark-end text:name="__RefHeading___Toc17267_1184479374"/></text:h>
      <text:p text:style-name="P21"><text:span text:style-name="T8">Shear shears the selection. </text:span><text:span text:style-name="T7">T</text:span>his tools requires to have more than one <text:span text:style-name="T7">bone</text:span> selected. </text:p>
      <text:h text:style-name="P19" text:outline-level="2" text:is-list-header="true"><text:bookmark-start text:name="__RefHeading___Toc17269_1184479374"/>Bend<text:bookmark-end text:name="__RefHeading___Toc17269_1184479374"/></text:h>
      <text:p text:style-name="P20">Bends the selection. <text:span text:style-name="T7">T</text:span>his tools requires to have more than one <text:span text:style-name="T7">bone</text:span> selected. </text:p>
      <text:p text:style-name="P22"/>
      <text:h text:style-name="P19" text:outline-level="2" text:is-list-header="true"><text:bookmark-start text:name="__RefHeading___Toc17271_1184479374"/>Push/Pull<text:bookmark-end text:name="__RefHeading___Toc17271_1184479374"/></text:h>
      <text:p text:style-name="P20">It pushes or pulls the <text:span text:style-name="T7">bone </text:span>positions relative to the center of the selection. <text:span text:style-name="T7">T</text:span>his tools requires to have more than one <text:span text:style-name="T7">bone</text:span> selected. </text:p>
      <text:p text:style-name="P23"/>
      <table:table table:name="Tabelle3" table:style-name="Tabelle3">
        <table:table-column table:style-name="Tabelle3.A"/>
        <table:table-row>
          <table:table-cell table:style-name="Tabelle3.A1" office:value-type="string">
            <text:h text:style-name="P24" text:outline-level="1"><text:bookmark-start text:name="__RefHeading___Toc13199_3874086138"/>C<text:span text:style-name="T9">lear Transform - </text:span><text:span text:style-name="T7">Submenu</text:span><text:bookmark-end text:name="__RefHeading___Toc13199_3874086138"/></text:h>
          </table:table-cell>
        </table:table-row>
      </table:table>
      <text:p text:style-name="P25"/>
      <text:h text:style-name="P26" text:outline-level="2"><text:bookmark-start text:name="__RefHeading___Toc13201_3874086138"/>Clear Transform<draw:frame draw:style-name="fr2" draw:name="Image9" text:anchor-type="char" svg:x="13.838cm" svg:y="0.208cm" svg:width="5.057cm" svg:height="2.997cm" draw:z-index="58"><draw:image xlink:href="Pictures/10000000000000F3000000907D2EC0D6.png" xlink:type="simple" xlink:show="embed" xlink:actuate="onLoad" draw:mime-type="image/png"/></draw:frame><text:bookmark-end text:name="__RefHeading___Toc13201_3874086138"/></text:h>
      <text:p text:style-name="P27">Clear transform is a menu with some Clear functionality. You need to have the bones selected where you want to perform the operation. Unselected bones will not be calculated.</text:p>
      <text:p text:style-name="P28"/>
      <text:h text:style-name="P29" text:outline-level="3"><text:bookmark-start text:name="__RefHeading___Toc14022_15721867971"/>All<text:bookmark-end text:name="__RefHeading___Toc14022_15721867971"/></text:h>
      <text:p text:style-name="P27">Resets location, rotation and scale back to the Rest pose.</text:p>
      <text:p text:style-name="P28"/>
      <text:h text:style-name="P30" text:outline-level="3"><text:bookmark-start text:name="__RefHeading___Toc14022_157218679711"/>Clear User Transforms<text:bookmark-end text:name="__RefHeading___Toc14022_157218679711"/></text:h>
      <text:p text:style-name="P27">Resets Pose of selected bones back to keyframe state.</text:p>
      <text:p text:style-name="P28"/>
      <text:h text:style-name="P29" text:outline-level="3"><text:bookmark-start text:name="__RefHeading___Toc14024_15721867971"/>Location<text:bookmark-end text:name="__RefHeading___Toc14024_15721867971"/></text:h>
      <text:p text:style-name="P31">Resets location back to the Rest pose.</text:p>
      <text:p text:style-name="P28"/>
      <text:h text:style-name="P29" text:outline-level="3"><text:bookmark-start text:name="__RefHeading___Toc14026_15721867971"/>Rotation<text:bookmark-end text:name="__RefHeading___Toc14026_15721867971"/></text:h>
      <text:p text:style-name="P27">Resets rotation back to the Rest pose.</text:p>
      <text:p text:style-name="P28"/>
      <text:h text:style-name="P29" text:outline-level="3"><text:bookmark-start text:name="__RefHeading___Toc14028_15721867971"/><text:soft-page-break/>Scale<text:bookmark-end text:name="__RefHeading___Toc14028_15721867971"/></text:h>
      <text:p text:style-name="P27">Resets scale back to the Rest pose.</text:p>
      <text:p text:style-name="P28"/>
      <text:h text:style-name="P29" text:outline-level="3"><text:bookmark-start text:name="__RefHeading___Toc14030_15721867971"/>Reset Unkeyed<text:bookmark-end text:name="__RefHeading___Toc14030_15721867971"/></text:h>
      <text:p text:style-name="P27">Resets the pose for the selected bones back to the state of the latest keyframe.</text:p>
      <text:h text:style-name="P32" text:outline-level="4"><draw:frame draw:style-name="fr4" draw:name="Bild10" text:anchor-type="paragraph" svg:width="4.81cm" svg:height="1.101cm" draw:z-index="2"><draw:image xlink:href="Pictures/100000010000011C0000004123365D72.png" xlink:type="simple" xlink:show="embed" xlink:actuate="onLoad" draw:mime-type="image/png"/></draw:frame><text:bookmark-start text:name="__RefHeading___Toc14032_15721867971"/>Last Operator Clear User Transforms<text:bookmark-end text:name="__RefHeading___Toc14032_15721867971"/></text:h>
      <text:h text:style-name="P33" text:outline-level="5"><text:bookmark-start text:name="__RefHeading___Toc14034_15721867971"/>Only Selected<text:bookmark-end text:name="__RefHeading___Toc14034_15721867971"/></text:h>
      <text:p text:style-name="P27">Clear User transform for selected armature part, or for the whole armature.</text:p>
      <text:p text:style-name="P23"/>
      <table:table table:name="Tabelle4" table:style-name="Tabelle4">
        <table:table-column table:style-name="Tabelle4.A"/>
        <table:table-row>
          <table:table-cell table:style-name="Tabelle4.A1" office:value-type="string">
            <text:h text:style-name="P24" text:outline-level="1"><text:bookmark-start text:name="__RefHeading___Toc13203_3874086138"/>A<text:span text:style-name="T9">pply - </text:span><text:span text:style-name="T7">Submenu</text:span><text:bookmark-end text:name="__RefHeading___Toc13203_3874086138"/></text:h>
          </table:table-cell>
        </table:table-row>
      </table:table>
      <text:p text:style-name="P25"><draw:frame draw:style-name="fr4" draw:name="Bild11" text:anchor-type="paragraph" svg:width="4.491cm" svg:height="1.64cm" draw:z-index="3"><draw:image xlink:href="Pictures/100000010000010900000061ABFA0CEB.png" xlink:type="simple" xlink:show="embed" xlink:actuate="onLoad" draw:mime-type="image/png"/></draw:frame></text:p>
      <text:p text:style-name="P27">Apply is a menu with some Apply functionality.</text:p>
      <text:h text:style-name="Heading_20_2" text:outline-level="2"><text:bookmark-start text:name="__RefHeading___Toc14016_15721867971"/>Apply Pose as Rest Pose<text:bookmark-end text:name="__RefHeading___Toc14016_15721867971"/></text:h>
      <text:p text:style-name="P27">You need a rest pose where you can reset the pose back to. With this tool you can set the current pose to be the new Rest pose.</text:p>
      <text:h text:style-name="Heading_20_2" text:outline-level="2"><text:bookmark-start text:name="__RefHeading___Toc13205_3874086138"/>Apply <text:span text:style-name="T10">Selected</text:span> as Rest Pose<text:bookmark-end text:name="__RefHeading___Toc13205_3874086138"/></text:h>
      <text:p text:style-name="P27">You need a rest pose where you can reset the pose back to. With this tool you can set the current pose <text:span text:style-name="T9">of the selected bones </text:span>to be the new Rest pose.</text:p>
      <text:h text:style-name="P34" text:outline-level="3"><draw:frame draw:style-name="fr4" draw:name="Bild15" text:anchor-type="paragraph" svg:width="4.791cm" svg:height="1.08cm" draw:z-index="5"><draw:image xlink:href="Pictures/100000010000011B00000040B89FD29A.png" xlink:type="simple" xlink:show="embed" xlink:actuate="onLoad" draw:mime-type="image/png"/></draw:frame><text:bookmark-start text:name="__RefHeading___Toc4730_2183246537"/>Last Operator Apply Pose as Rest Pose<text:bookmark-end text:name="__RefHeading___Toc4730_2183246537"/></text:h>
      <text:h text:style-name="P35" text:outline-level="4"><text:bookmark-start text:name="__RefHeading___Toc14034_1572186797111"/>Selected only<text:bookmark-end text:name="__RefHeading___Toc14034_1572186797111"/></text:h>
      <text:p text:style-name="P36">J<text:span text:style-name="T11">ust apply the pose to the selected part.</text:span></text:p>
      <text:h text:style-name="Heading_20_2" text:outline-level="2"><text:bookmark-start text:name="__RefHeading___Toc14018_15721867971"/>Apply Visual Transform to Pose<text:bookmark-end text:name="__RefHeading___Toc14018_15721867971"/></text:h>
      <text:p text:style-name="P27">Apply final constrained position of posed bones to their transform. </text:p>
      <text:h text:style-name="Heading_20_2" text:outline-level="2"><text:bookmark-start text:name="__RefHeading___Toc13207_3874086138"/>Assign Custom Property Values as Default<text:bookmark-end text:name="__RefHeading___Toc13207_3874086138"/></text:h>
      <text:p text:style-name="P37">Assigns the current values of custom properties as their defaults. This allows to use them as part of the rest pose state in NLA track mixing.</text:p>
      <text:h text:style-name="Heading_20_3" text:outline-level="3"><draw:frame draw:style-name="fr4" draw:name="Bild14" text:anchor-type="paragraph" svg:width="4.791cm" svg:height="1.39cm" draw:z-index="4"><draw:image xlink:href="Pictures/100000010000011B00000052DEB96337.png" xlink:type="simple" xlink:show="embed" xlink:actuate="onLoad" draw:mime-type="image/png"/></draw:frame><text:bookmark-start text:name="__RefHeading___Toc4732_2183246537"/>Last Operator Assign Custom Property Values as Default<text:bookmark-end text:name="__RefHeading___Toc4732_2183246537"/></text:h>
      <text:h text:style-name="Heading_20_4" text:outline-level="4"><text:bookmark-start text:name="__RefHeading___Toc14034_157218679711"/>Process data properties<text:bookmark-end text:name="__RefHeading___Toc14034_157218679711"/></text:h>
      <text:p text:style-name="Text_20_body">Include the process data properties<text:span text:style-name="T12">.</text:span></text:p>
      <text:h text:style-name="Heading_20_4" text:outline-level="4"><text:bookmark-start text:name="__RefHeading___Toc4734_2183246537"/><text:soft-page-break/>Process bone properties<text:bookmark-end text:name="__RefHeading___Toc4734_2183246537"/></text:h>
      <text:p text:style-name="Text_20_body">Include the process bone properties<text:span text:style-name="T12">.</text:span></text:p>
      <text:p text:style-name="P38"/>
      <table:table table:name="Tabelle5" table:style-name="Tabelle5">
        <table:table-column table:style-name="Tabelle5.A"/>
        <table:table-row>
          <table:table-cell table:style-name="Tabelle5.A1" office:value-type="string">
            <text:h text:style-name="P39" text:outline-level="1"><text:bookmark-start text:name="__RefHeading___Toc1606_9062528"/>S<text:span text:style-name="T13">nap - </text:span><text:span text:style-name="T7">Submenu</text:span><text:bookmark-end text:name="__RefHeading___Toc1606_9062528"/></text:h>
          </table:table-cell>
        </table:table-row>
      </table:table>
      <text:p text:style-name="P40"><draw:frame draw:style-name="fr5" draw:name="Bild16" text:anchor-type="paragraph" svg:y="0.51cm" svg:width="3.739cm" svg:height="3.009cm" draw:z-index="6"><draw:image xlink:href="Pictures/10000001000000DD000000B253BD8D37.png" xlink:type="simple" xlink:show="embed" xlink:actuate="onLoad" draw:mime-type="image/png"/></draw:frame></text:p>
      <text:p text:style-name="P40"><text:bookmark-start text:name="__RefHeading___Toc2759_245601171"/>Choose several methods to snap one element to another.<text:span text:style-name="T13"> The menu items should be self explaining.</text:span><text:bookmark-end text:name="__RefHeading___Toc2759_245601171"/></text:p>
      <text:h text:style-name="P41" text:outline-level="2"><text:bookmark-start text:name="__RefHeading___Toc1608_9062528"/>Last Operator Snap<text:bookmark-end text:name="__RefHeading___Toc1608_9062528"/></text:h>
      <text:p text:style-name="P42"><draw:frame draw:style-name="fr5" draw:name="Bild28" text:anchor-type="paragraph" svg:y="0.455cm" svg:width="4.761cm" svg:height="1cm" draw:z-index="7"><draw:image xlink:href="Pictures/10000001000001190000003B9E6CF30B.png" xlink:type="simple" xlink:show="embed" xlink:actuate="onLoad" draw:mime-type="image/png"/></draw:frame>Some snap operations shows a last operation panel, some not.</text:p>
      <text:h text:style-name="P43" text:outline-level="3"><text:bookmark-start text:name="__RefHeading___Toc1610_9062528"/>Offset<text:bookmark-end text:name="__RefHeading___Toc1610_9062528"/></text:h>
      <text:p text:style-name="P42">If the selection should snap as a whole, or if each individual element of the selection should snap.</text:p>
      <text:p text:style-name="P44"/>
      <table:table table:name="Tabelle6" table:style-name="Tabelle6">
        <table:table-column table:style-name="Tabelle6.A"/>
        <table:table-row>
          <table:table-cell table:style-name="Tabelle6.A1" office:value-type="string">
            <text:h text:style-name="P45" text:outline-level="1"><text:bookmark-start text:name="__RefHeading___Toc1931_2416185155"/>A<text:span text:style-name="T14">nimation - </text:span><text:span text:style-name="T15">Submenu</text:span><text:bookmark-end text:name="__RefHeading___Toc1931_2416185155"/></text:h>
          </table:table-cell>
        </table:table-row>
      </table:table>
      <text:p text:style-name="Text_20_body"><draw:frame draw:style-name="fr6" draw:name="Image10" text:anchor-type="char" svg:x="13.847cm" svg:y="0.367cm" svg:width="4.907cm" svg:height="2.858cm" draw:z-index="59"><draw:image xlink:href="Pictures/1000000000000116000000AB6FC8BBF4.png" xlink:type="simple" xlink:show="embed" xlink:actuate="onLoad" draw:mime-type="image/png"/></draw:frame></text:p>
      <text:p text:style-name="P46">Animation is a sub menu around animation functionality. You need to have an object in the scene. </text:p>
      <text:p text:style-name="P46"/>
      <text:h text:style-name="Heading_20_2" text:outline-level="2"><draw:frame draw:style-name="fr7" draw:name="Bild202" text:anchor-type="paragraph" svg:width="4.89cm" svg:height="7.74cm" draw:z-index="8"><draw:image xlink:href="Pictures/1000000100000121000001C97B9421C1.png" xlink:type="simple" xlink:show="embed" xlink:actuate="onLoad" draw:mime-type="image/png"/></draw:frame><text:bookmark-start text:name="__RefHeading___Toc73760_2560296589"/>Insert Keyframe<text:bookmark-end text:name="__RefHeading___Toc73760_2560296589"/></text:h>
      <text:p text:style-name="P47">Opens a menu where you can insert a keyframe with a defined keying set.</text:p>
      <text:h text:style-name="Heading_20_2" text:outline-level="2"><text:bookmark-start text:name="__RefHeading___Toc73762_2560296589"/>Delete Keyframes<text:bookmark-end text:name="__RefHeading___Toc73762_2560296589"/></text:h>
      <text:p text:style-name="P47">Deletes keyframes at the current frame.</text:p>
      <text:h text:style-name="Heading_20_2" text:outline-level="2"><text:bookmark-start text:name="__RefHeading___Toc73764_2560296589"/>Clear Keyframes<text:bookmark-end text:name="__RefHeading___Toc73764_2560296589"/></text:h>
      <text:p text:style-name="P47">Deletes all keyframes.</text:p>
      <text:h text:style-name="Heading_20_2" text:outline-level="2"><text:bookmark-start text:name="__RefHeading___Toc73766_2560296589"/>Change Keying Set<text:bookmark-end text:name="__RefHeading___Toc73766_2560296589"/></text:h>
      <text:p text:style-name="P47">Opens a menu where you can change the keying set.<text:span text:style-name="T16"> It is basically the same than the insert keyframe menu.</text:span></text:p>
      <text:h text:style-name="Heading_20_2" text:outline-level="2"><text:bookmark-start text:name="__RefHeading___Toc8409_2291351484"/>Bake Action<text:bookmark-end text:name="__RefHeading___Toc8409_2291351484"/></text:h>
      <text:p text:style-name="P48">Bake all selected objects location/scale/rotation animation to an action.</text:p>
      <text:h text:style-name="Heading_20_2" text:outline-level="2"><text:bookmark-start text:name="__RefHeading___Toc8411_2291351484"/><text:soft-page-break/>Bake Mesh to Grease Pencil<text:bookmark-end text:name="__RefHeading___Toc8411_2291351484"/></text:h>
      <text:p text:style-name="P48">Only works on Mesh objects</text:p>
      <text:h text:style-name="Heading_20_2" text:outline-level="2"><text:bookmark-start text:name="__RefHeading___Toc8413_2291351484"/>Bake Object Transform to Grease Pencil<text:bookmark-end text:name="__RefHeading___Toc8413_2291351484"/></text:h>
      <text:p text:style-name="P48">Only works on Mesh objects</text:p>
      <text:p text:style-name="P49"/>
      <table:table table:name="Tabelle7" table:style-name="Tabelle7">
        <table:table-column table:style-name="Tabelle7.A"/>
        <table:table-row>
          <table:table-cell table:style-name="Tabelle7.A1" office:value-type="string">
            <text:h text:style-name="P50" text:outline-level="1"><text:bookmark-start text:name="__RefHeading___Toc1933_2416185155"/>In-Between - <text:span text:style-name="T7">Submenu</text:span><text:bookmark-end text:name="__RefHeading___Toc1933_2416185155"/></text:h>
          </table:table-cell>
        </table:table-row>
      </table:table>
      <text:p text:style-name="P51"/>
      <text:h text:style-name="P52" text:outline-level="3"><draw:frame draw:style-name="fr5" draw:name="Bild17" text:anchor-type="paragraph" svg:y="0.393cm" svg:width="7.28cm" svg:height="2.2cm" draw:z-index="9"><draw:image xlink:href="Pictures/10000001000001AE000000827F3E2B00.png" xlink:type="simple" xlink:show="embed" xlink:actuate="onLoad" draw:mime-type="image/png"/></draw:frame><text:bookmark-start text:name="__RefHeading___Toc4736_2183246537"/>In Between<text:bookmark-end text:name="__RefHeading___Toc4736_2183246537"/></text:h>
      <text:p text:style-name="P53">In Between are tools to influence the look of the <text:s/>pose between the keyframes.</text:p>
      <text:p text:style-name="P53">For example, record a keyframe at frame 1, then record a keyframe at frame 20. Then go to frame 10, and activate one of the tools. Now you can play around with the settings. And when you are satisfied with the result then you can record a keyframe at this position.</text:p>
      <text:h text:style-name="Heading_20_2" text:outline-level="2"><text:bookmark-start text:name="__RefHeading___Toc1935_2416185155"/>Header values<text:bookmark-end text:name="__RefHeading___Toc1935_2416185155"/></text:h>
      <text:p text:style-name="P54"><draw:frame draw:style-name="fr5" draw:name="Bild25" text:anchor-type="paragraph" svg:y="0.187cm" svg:width="6.189cm" svg:height="0.529cm" draw:z-index="13"><draw:image xlink:href="Pictures/100000010000016E0000001F9D1CCF6A.png" xlink:type="simple" xlink:show="embed" xlink:actuate="onLoad" draw:mime-type="image/png"/></draw:frame>When you activate one of the tools, then you will see a percentage <text:span text:style-name="T17">slider</text:span> in the header. <text:span text:style-name="T17">This slider is not interactive. It just displays the percentage of the <text:s/></text:span><text:span text:style-name="T18">exaggeration</text:span><text:span text:style-name="T17">.</text:span></text:p>
      <text:h text:style-name="Heading_20_2" text:outline-level="2"><text:bookmark-start text:name="__RefHeading___Toc2398_3174667219"/>Footer hotkey display<text:bookmark-end text:name="__RefHeading___Toc2398_3174667219"/></text:h>
      <text:p text:style-name="P54"><text:span text:style-name="T17">In the footer you will </text:span>some hotkeys<text:span text:style-name="T17"> for further options</text:span>. This hotkeys are hard coded, and cannot be changed in the input manager.</text:p>
      <text:p text:style-name="P54"><draw:frame draw:style-name="fr8" draw:name="Bild63" text:anchor-type="paragraph" svg:x="0.189cm" svg:y="0.377cm" svg:width="13.989cm" svg:height="0.37cm" draw:z-index="44"><draw:image xlink:href="Pictures/10000001000003390000001650246E52.png" xlink:type="simple" xlink:show="embed" xlink:actuate="onLoad" draw:mime-type="image/png"/></draw:frame></text:p>
      <text:p text:style-name="P54"/>
      <text:p text:style-name="P54">The hotkeys W, E <text:s/>and R stands for the usual transform modes move, rotate or scale. Hotkey B stands for Bendy Bones. And C is for a custom property. </text:p>
      <text:p text:style-name="P55"><draw:frame draw:style-name="fr8" draw:name="Bild62" text:anchor-type="paragraph" svg:x="10.675cm" svg:y="0.146cm" svg:width="8.331cm" svg:height="0.88cm" draw:z-index="43"><draw:image xlink:href="Pictures/10000001000001EC00000034B807A890.png" xlink:type="simple" xlink:show="embed" xlink:actuate="onLoad" draw:mime-type="image/png"/></draw:frame>Overshoot allows you to go over the 0 -100 per cent range. The header values shows a bigger range then. </text:p>
      <text:p text:style-name="P55">The rest of the hotkeys should be self explaining.</text:p>
      <text:p text:style-name="Horizontal_20_Line"/>
      <text:h text:style-name="Heading_20_2" text:outline-level="2"><text:bookmark-start text:name="__RefHeading___Toc1937_2416185155"/>Push Pose from Rest Pose<text:bookmark-end text:name="__RefHeading___Toc1937_2416185155"/></text:h>
      <text:p text:style-name="P56"><text:span text:style-name="T19">Exaggerates the current pose.</text:span> Push<text:span text:style-name="T20">es</text:span> the current pose further away from the rest pose.</text:p>
      <text:h text:style-name="Heading_20_3" text:outline-level="3"><draw:frame draw:style-name="fr5" draw:name="Bild24" text:anchor-type="paragraph" svg:y="0.012cm" svg:width="4.77cm" svg:height="2.54cm" draw:z-index="12"><draw:image xlink:href="Pictures/100000010000011900000096BBE0EB6C.png" xlink:type="simple" xlink:show="embed" xlink:actuate="onLoad" draw:mime-type="image/png"/></draw:frame><text:bookmark-start text:name="__RefHeading___Toc4738_2183246537"/><text:soft-page-break/>Last Operator Push<text:span text:style-name="T18"> Pose from Rest Pose</text:span><text:bookmark-end text:name="__RefHeading___Toc4738_2183246537"/></text:h>
      <text:h text:style-name="Heading_20_4" text:outline-level="4"><text:bookmark-start text:name="__RefHeading___Toc4740_2183246537"/>Percentage<text:bookmark-end text:name="__RefHeading___Toc4740_2183246537"/></text:h>
      <text:p text:style-name="P57">The percentage of exaggeration.</text:p>
      <text:h text:style-name="Heading_20_4" text:outline-level="4"><text:bookmark-start text:name="__RefHeading___Toc15497_31323060151"/>Previous Keyframe<text:bookmark-end text:name="__RefHeading___Toc15497_31323060151"/></text:h>
      <text:p text:style-name="P58">The keyframe position before the current frame.</text:p>
      <text:h text:style-name="Heading_20_4" text:outline-level="4"><text:bookmark-start text:name="__RefHeading___Toc15499_31323060151"/>Next Keyframe<text:bookmark-end text:name="__RefHeading___Toc15499_31323060151"/></text:h>
      <text:p text:style-name="P58">The keyframe position after the current frame.</text:p>
      <text:h text:style-name="Heading_20_4" text:outline-level="4"><draw:frame draw:style-name="fr8" draw:name="Bild26" text:anchor-type="paragraph" svg:x="16.111cm" svg:y="0.318cm" svg:width="2.589cm" svg:height="2.859cm" draw:z-index="14"><draw:image xlink:href="Pictures/1000000100000099000000A960EA7848.png" xlink:type="simple" xlink:show="embed" xlink:actuate="onLoad" draw:mime-type="image/png"/></draw:frame><text:bookmark-start text:name="__RefHeading___Toc4742_2183246537"/>Channels<text:bookmark-end text:name="__RefHeading___Toc4742_2183246537"/></text:h>
      <text:p text:style-name="P59">Limit the push effect to specific channels.</text:p>
      <text:p text:style-name="P59"/>
      <text:h text:style-name="Heading_20_4" text:outline-level="4"><text:bookmark-start text:name="__RefHeading___Toc4744_2183246537"/>Axis Lock<text:bookmark-end text:name="__RefHeading___Toc4744_2183246537"/></text:h>
      <text:p text:style-name="P60"><draw:frame draw:style-name="fr5" draw:name="Bild27" text:anchor-type="paragraph" svg:y="0.318cm" svg:width="2.29cm" svg:height="2.101cm" draw:z-index="15"><draw:image xlink:href="Pictures/10000001000000870000007C4ED65E30.png" xlink:type="simple" xlink:show="embed" xlink:actuate="onLoad" draw:mime-type="image/png"/></draw:frame>Limit the <text:span text:style-name="T21">push</text:span> effect to specific axis<text:span text:style-name="T21">.</text:span></text:p>
      <text:p text:style-name="Text_20_body"/>
      <text:p text:style-name="Text_20_body"/>
      <text:p text:style-name="Text_20_body"/>
      <text:p text:style-name="Horizontal_20_Line"/>
      <text:h text:style-name="Heading_20_2" text:outline-level="2"><text:bookmark-start text:name="__RefHeading___Toc1939_2416185155"/>Relax Pose to Rest Pose<text:bookmark-end text:name="__RefHeading___Toc1939_2416185155"/></text:h>
      <text:p text:style-name="P53">Relaxes the current pose towards the Rest pose.</text:p>
      <text:h text:style-name="P61" text:outline-level="3"><draw:frame draw:style-name="fr5" draw:name="Bild29" text:anchor-type="paragraph" svg:y="0.012cm" svg:width="4.77cm" svg:height="2.559cm" draw:z-index="16"><draw:image xlink:href="Pictures/100000010000011A000000976EB50E93.png" xlink:type="simple" xlink:show="embed" xlink:actuate="onLoad" draw:mime-type="image/png"/></draw:frame><text:bookmark-start text:name="__RefHeading___Toc4746_2183246537"/>Last Operator <text:span text:style-name="T22">Relax</text:span><text:span text:style-name="T20"> Pose </text:span><text:span text:style-name="T22">to</text:span><text:span text:style-name="T20"> Rest Pose</text:span><text:bookmark-end text:name="__RefHeading___Toc4746_2183246537"/></text:h>
      <text:h text:style-name="P62" text:outline-level="4"><text:bookmark-start text:name="__RefHeading___Toc4748_2183246537"/>Percentage<text:bookmark-end text:name="__RefHeading___Toc4748_2183246537"/></text:h>
      <text:p text:style-name="P63">The percentage of relaxing. </text:p>
      <text:h text:style-name="P62" text:outline-level="4"><text:bookmark-start text:name="__RefHeading___Toc15497_313230601511"/>Previous Keyframe<text:bookmark-end text:name="__RefHeading___Toc15497_313230601511"/></text:h>
      <text:p text:style-name="P63">The keyframe position before the current frame.</text:p>
      <text:h text:style-name="P62" text:outline-level="4"><draw:frame draw:style-name="fr5" draw:name="Bild30" text:anchor-type="paragraph" svg:y="0.062cm" svg:width="2.589cm" svg:height="2.859cm" draw:z-index="17"><draw:image xlink:href="Pictures/1000000100000099000000A960EA7848.png" xlink:type="simple" xlink:show="embed" xlink:actuate="onLoad" draw:mime-type="image/png"/></draw:frame><text:bookmark-start text:name="__RefHeading___Toc15499_313230601511"/>Next Keyframe<text:bookmark-end text:name="__RefHeading___Toc15499_313230601511"/></text:h>
      <text:p text:style-name="P63">The keyframe position after the current frame.</text:p>
      <text:h text:style-name="P62" text:outline-level="4"><text:bookmark-start text:name="__RefHeading___Toc4750_2183246537"/>Channels<text:bookmark-end text:name="__RefHeading___Toc4750_2183246537"/></text:h>
      <text:p text:style-name="P64">Limit the relax effect to specific channels.</text:p>
      <text:h text:style-name="P62" text:outline-level="4"><draw:frame draw:style-name="fr8" draw:name="Bild31" text:anchor-type="paragraph" svg:x="16.411cm" svg:y="0.041cm" svg:width="2.29cm" svg:height="2.101cm" draw:z-index="18"><draw:image xlink:href="Pictures/10000001000000870000007C4ED65E30.png" xlink:type="simple" xlink:show="embed" xlink:actuate="onLoad" draw:mime-type="image/png"/></draw:frame><text:bookmark-start text:name="__RefHeading___Toc4752_2183246537"/>Axis Lock<text:bookmark-end text:name="__RefHeading___Toc4752_2183246537"/></text:h>
      <text:p text:style-name="P65">Limit the <text:span text:style-name="T23">relax</text:span> effect to specific axis<text:span text:style-name="T21">.</text:span></text:p>
      <text:p text:style-name="P65"><text:soft-page-break/></text:p>
      <text:p text:style-name="P66"/>
      <text:h text:style-name="P67" text:outline-level="2"><text:bookmark-start text:name="__RefHeading___Toc15493_3132306015"/>Push Pose from <text:span text:style-name="T24">Breakdown</text:span><text:bookmark-end text:name="__RefHeading___Toc15493_3132306015"/></text:h>
      <text:p text:style-name="P68">Exaggerates the current pose. Pushes the current pose further away from the previous pose.</text:p>
      <text:h text:style-name="Heading_20_3" text:outline-level="3"><draw:frame draw:style-name="fr5" draw:name="Bild19" text:anchor-type="paragraph" svg:y="0.012cm" svg:width="4.791cm" svg:height="2.559cm" draw:z-index="10"><draw:image xlink:href="Pictures/100000010000011B00000097BC04D393.png" xlink:type="simple" xlink:show="embed" xlink:actuate="onLoad" draw:mime-type="image/png"/></draw:frame><text:bookmark-start text:name="__RefHeading___Toc15495_3132306015"/>Last Operator Push<text:span text:style-name="T18"> Pose</text:span><text:bookmark-end text:name="__RefHeading___Toc15495_3132306015"/></text:h>
      <text:h text:style-name="Heading_20_4" text:outline-level="4"><text:bookmark-start text:name="__RefHeading___Toc4754_2183246537"/>Percentage<text:bookmark-end text:name="__RefHeading___Toc4754_2183246537"/></text:h>
      <text:p text:style-name="P63">The percentage of exaggeration.</text:p>
      <text:h text:style-name="Heading_20_4" text:outline-level="4"><text:bookmark-start text:name="__RefHeading___Toc15497_3132306015"/>Previous Keyframe<text:bookmark-end text:name="__RefHeading___Toc15497_3132306015"/></text:h>
      <text:p text:style-name="P58">The keyframe position before the current frame.</text:p>
      <text:h text:style-name="Heading_20_4" text:outline-level="4"><text:bookmark-start text:name="__RefHeading___Toc15499_3132306015"/>Next Keyframe<text:bookmark-end text:name="__RefHeading___Toc15499_3132306015"/></text:h>
      <text:p text:style-name="P58">The keyframe position after the current frame.</text:p>
      <text:h text:style-name="P62" text:outline-level="4"><draw:frame draw:style-name="fr8" draw:name="Bild32" text:anchor-type="paragraph" svg:x="16.111cm" svg:y="0.318cm" svg:width="2.589cm" svg:height="2.859cm" draw:z-index="19"><draw:image xlink:href="Pictures/1000000100000099000000A960EA7848.png" xlink:type="simple" xlink:show="embed" xlink:actuate="onLoad" draw:mime-type="image/png"/></draw:frame><text:bookmark-start text:name="__RefHeading___Toc4756_2183246537"/>Channels<text:bookmark-end text:name="__RefHeading___Toc4756_2183246537"/></text:h>
      <text:p text:style-name="P64">Limit the push effect to specific channels.</text:p>
      <text:p text:style-name="P64"/>
      <text:p text:style-name="P64"/>
      <text:h text:style-name="P62" text:outline-level="4"><draw:frame draw:style-name="fr5" draw:name="Bild33" text:anchor-type="paragraph" svg:y="0.34cm" svg:width="2.29cm" svg:height="2.101cm" draw:z-index="20"><draw:image xlink:href="Pictures/10000001000000870000007C4ED65E30.png" xlink:type="simple" xlink:show="embed" xlink:actuate="onLoad" draw:mime-type="image/png"/></draw:frame><text:bookmark-start text:name="__RefHeading___Toc4758_2183246537"/>Axis Lock<text:bookmark-end text:name="__RefHeading___Toc4758_2183246537"/></text:h>
      <text:p text:style-name="P65">Limit the push effect to specific axis<text:span text:style-name="T21">.</text:span></text:p>
      <text:p text:style-name="P65"/>
      <text:p text:style-name="P66"/>
      <text:h text:style-name="P67" text:outline-level="2"><text:bookmark-start text:name="__RefHeading___Toc15503_3132306015"/><text:span text:style-name="T25">Relax</text:span> Pose <text:span text:style-name="T25">to Breakdown</text:span> <text:bookmark-end text:name="__RefHeading___Toc15503_3132306015"/></text:h>
      <text:p text:style-name="P53">Relaxes the current pose.</text:p>
      <text:h text:style-name="P61" text:outline-level="3"><draw:frame draw:style-name="fr5" draw:name="Bild18" text:anchor-type="paragraph" svg:y="0.012cm" svg:width="4.77cm" svg:height="2.589cm" draw:z-index="21"><draw:image xlink:href="Pictures/10000001000001190000009969BD3E3D.png" xlink:type="simple" xlink:show="embed" xlink:actuate="onLoad" draw:mime-type="image/png"/></draw:frame><text:bookmark-start text:name="__RefHeading___Toc4760_2183246537"/>Last Operator <text:span text:style-name="T22">Relax</text:span><text:span text:style-name="T20"> Pose </text:span><text:span text:style-name="T22">to</text:span><text:span text:style-name="T20"> </text:span><text:span text:style-name="T22">B</text:span><text:span text:style-name="T26">reakdown</text:span><text:bookmark-end text:name="__RefHeading___Toc4760_2183246537"/></text:h>
      <text:h text:style-name="P62" text:outline-level="4"><text:bookmark-start text:name="__RefHeading___Toc4762_2183246537"/>Percentage<text:bookmark-end text:name="__RefHeading___Toc4762_2183246537"/></text:h>
      <text:p text:style-name="P63">The percentage of relaxing. </text:p>
      <text:h text:style-name="P62" text:outline-level="4"><text:bookmark-start text:name="__RefHeading___Toc15497_3132306015111"/>Previous Keyframe<text:bookmark-end text:name="__RefHeading___Toc15497_3132306015111"/></text:h>
      <text:p text:style-name="P63">The keyframe position before the current frame.</text:p>
      <text:h text:style-name="P62" text:outline-level="4"><text:bookmark-start text:name="__RefHeading___Toc15499_3132306015111"/>Next Keyframe<text:bookmark-end text:name="__RefHeading___Toc15499_3132306015111"/></text:h>
      <text:p text:style-name="P63">The keyframe position after the current frame.</text:p>
      <text:h text:style-name="P62" text:outline-level="4"><draw:frame draw:style-name="fr8" draw:name="Bild20" text:anchor-type="paragraph" svg:x="16.111cm" svg:y="0.318cm" svg:width="2.589cm" svg:height="2.859cm" draw:z-index="22"><draw:image xlink:href="Pictures/1000000100000099000000A960EA7848.png" xlink:type="simple" xlink:show="embed" xlink:actuate="onLoad" draw:mime-type="image/png"/></draw:frame><text:bookmark-start text:name="__RefHeading___Toc4764_2183246537"/><text:soft-page-break/>Channels<text:bookmark-end text:name="__RefHeading___Toc4764_2183246537"/></text:h>
      <text:p text:style-name="P64">Limit the relax effect to specific channels.</text:p>
      <text:p text:style-name="P64"/>
      <text:p text:style-name="P64"/>
      <text:h text:style-name="P62" text:outline-level="4"><text:bookmark-start text:name="__RefHeading___Toc4766_2183246537"/>Axis Lock<text:bookmark-end text:name="__RefHeading___Toc4766_2183246537"/></text:h>
      <text:p text:style-name="P65"><draw:frame draw:style-name="fr5" draw:name="Bild34" text:anchor-type="paragraph" svg:y="0.318cm" svg:width="2.29cm" svg:height="2.101cm" draw:z-index="23"><draw:image xlink:href="Pictures/10000001000000870000007C4ED65E30.png" xlink:type="simple" xlink:show="embed" xlink:actuate="onLoad" draw:mime-type="image/png"/></draw:frame>Limit the <text:span text:style-name="T23">relax</text:span> effect to specific axis<text:span text:style-name="T21">.</text:span></text:p>
      <text:p text:style-name="P65"/>
      <text:p text:style-name="P69"/>
      <text:p text:style-name="P66"/>
      <text:h text:style-name="P70" text:outline-level="4"><text:bookmark-start text:name="__RefHeading___Toc15513_3132306015"/><text:span text:style-name="T27">Pose </text:span>Breakdowner<text:bookmark-end text:name="__RefHeading___Toc15513_3132306015"/></text:h>
      <text:p text:style-name="P53">Creates a suitable breakdowner pose on the current frame.</text:p>
      <text:h text:style-name="P71" text:outline-level="5"><draw:frame draw:style-name="fr4" draw:name="Bild23" text:anchor-type="paragraph" svg:width="4.77cm" svg:height="2.589cm" draw:z-index="11"><draw:image xlink:href="Pictures/100000010000011A00000099F9392AE7.png" xlink:type="simple" xlink:show="embed" xlink:actuate="onLoad" draw:mime-type="image/png"/></draw:frame><text:bookmark-start text:name="__RefHeading___Toc15515_3132306015"/>Last Operator <text:span text:style-name="T18">Pose Breakdowner</text:span><text:bookmark-end text:name="__RefHeading___Toc15515_3132306015"/></text:h>
      <text:h text:style-name="P72" text:outline-level="6"><text:bookmark-start text:name="__RefHeading___Toc4768_2183246537"/>Percentage<text:bookmark-end text:name="__RefHeading___Toc4768_2183246537"/></text:h>
      <text:p text:style-name="P73">The percentage of exaggeration. </text:p>
      <text:h text:style-name="P74" text:outline-level="6"><text:bookmark-start text:name="__RefHeading___Toc15517_3132306015"/>Previous Keyframe<text:bookmark-end text:name="__RefHeading___Toc15517_3132306015"/></text:h>
      <text:p text:style-name="P58">The keyframe position before the current frame.</text:p>
      <text:h text:style-name="P74" text:outline-level="6"><text:bookmark-start text:name="__RefHeading___Toc15519_3132306015"/>Next Keyframe<text:bookmark-end text:name="__RefHeading___Toc15519_3132306015"/></text:h>
      <text:p text:style-name="P58">The keyframe position after the current frame.</text:p>
      <text:h text:style-name="P75" text:outline-level="4"><draw:frame draw:style-name="fr8" draw:name="Bild21" text:anchor-type="paragraph" svg:x="16.111cm" svg:y="0.318cm" svg:width="2.589cm" svg:height="2.859cm" draw:z-index="24"><draw:image xlink:href="Pictures/1000000100000099000000A960EA7848.png" xlink:type="simple" xlink:show="embed" xlink:actuate="onLoad" draw:mime-type="image/png"/></draw:frame><text:bookmark-start text:name="__RefHeading___Toc4770_2183246537"/>Channels<text:bookmark-end text:name="__RefHeading___Toc4770_2183246537"/></text:h>
      <text:p text:style-name="P76">Limit the breakdowner pose to specific channels.</text:p>
      <text:p text:style-name="P76"/>
      <text:h text:style-name="P75" text:outline-level="4"><text:bookmark-start text:name="__RefHeading___Toc4772_2183246537"/>Axis Lock<text:bookmark-end text:name="__RefHeading___Toc4772_2183246537"/></text:h>
      <text:p text:style-name="P60"><draw:frame draw:style-name="fr5" draw:name="Bild22" text:anchor-type="paragraph" svg:y="0.318cm" svg:width="2.29cm" svg:height="2.101cm" draw:z-index="25"><draw:image xlink:href="Pictures/10000001000000870000007C4ED65E30.png" xlink:type="simple" xlink:show="embed" xlink:actuate="onLoad" draw:mime-type="image/png"/></draw:frame>Limit the <text:span text:style-name="T21">breakdowner pose to </text:span>specific axis<text:span text:style-name="T21">.</text:span></text:p>
      <text:p text:style-name="P60"/>
      <text:p text:style-name="P77"/>
      <text:p text:style-name="P77"/>
      <text:p text:style-name="Horizontal_20_Line"/>
      <text:h text:style-name="P78" text:outline-level="2"><text:bookmark-start text:name="__RefHeading___Toc3211_4101203148"/>Blend to Neighbou<text:span text:style-name="T7">r</text:span><text:bookmark-end text:name="__RefHeading___Toc3211_4101203148"/></text:h>
      <text:p text:style-name="P79"><text:span text:style-name="T28">Bl</text:span>ends the<text:span text:style-name="T28"> </text:span>current pose with the neighbouring poses<text:span text:style-name="T28">.</text:span></text:p>
      <text:p text:style-name="P80">When you perform the tool then you will see a per cent slider in the header w<draw:frame draw:style-name="fr9" draw:name="Bild68" text:anchor-type="char" svg:y="0.139cm" svg:width="6.279cm" svg:height="1.071cm" draw:z-index="51"><draw:image xlink:href="Pictures/10000001000001730000003F4AD1192A.png" xlink:type="simple" xlink:show="embed" xlink:actuate="onLoad" draw:mime-type="image/png"/></draw:frame>here you can read the percentual influence of the blending. <text:soft-page-break/>Move the mouse to position the blend pose where you need it.</text:p>
      <text:h text:style-name="P81" text:outline-level="3"><draw:frame draw:style-name="fr5" draw:name="Bild55" text:anchor-type="paragraph" svg:y="0.012cm" svg:width="4.77cm" svg:height="2.54cm" draw:z-index="50"><draw:image xlink:href="Pictures/100000010000011900000096FA1845DF.png" xlink:type="simple" xlink:show="embed" xlink:actuate="onLoad" draw:mime-type="image/png"/></draw:frame><text:bookmark-start text:name="__RefHeading___Toc4760_21832465371"/>Last Operator <text:span text:style-name="T29">Blend to Neighbour</text:span><text:bookmark-end text:name="__RefHeading___Toc4760_21832465371"/></text:h>
      <text:p text:style-name="P82"/>
      <text:p text:style-name="P82"/>
      <text:h text:style-name="Heading_20_4" text:outline-level="4"><text:bookmark-start text:name="__RefHeading___Toc3213_4101203148"/>Factor<text:bookmark-end text:name="__RefHeading___Toc3213_4101203148"/></text:h>
      <text:p text:style-name="Text_20_body">The blend factor<text:span text:style-name="T28">.</text:span></text:p>
      <text:h text:style-name="Heading_20_4" text:outline-level="4"><text:bookmark-start text:name="__RefHeading___Toc3215_4101203148"/>Previous Keyframe<text:bookmark-end text:name="__RefHeading___Toc3215_4101203148"/></text:h>
      <text:p text:style-name="P80">The keyframe to calculate from before the current position.</text:p>
      <text:h text:style-name="Heading_20_4" text:outline-level="4"><text:bookmark-start text:name="__RefHeading___Toc3217_4101203148"/>Next Keyframe<text:bookmark-end text:name="__RefHeading___Toc3217_4101203148"/></text:h>
      <text:p text:style-name="Text_20_body">The keyframe to calculate from after the current position.</text:p>
      <text:h text:style-name="Heading_20_4" text:outline-level="4"><draw:frame draw:style-name="fr10" draw:name="Bild69" text:anchor-type="paragraph" svg:y="0.547cm" svg:width="2.611cm" svg:height="2.84cm" draw:z-index="52"><draw:image xlink:href="Pictures/100000010000009A000000A8EEE69EBC.png" xlink:type="simple" xlink:show="embed" xlink:actuate="onLoad" draw:mime-type="image/png"/></draw:frame><text:bookmark-start text:name="__RefHeading___Toc3219_4101203148"/>Channels<text:bookmark-end text:name="__RefHeading___Toc3219_4101203148"/></text:h>
      <text:p text:style-name="Text_20_body"/>
      <text:p text:style-name="Text_20_body"/>
      <text:p text:style-name="Text_20_body"/>
      <text:h text:style-name="Heading_20_4" text:outline-level="4"><draw:frame draw:style-name="fr10" draw:name="Bild70" text:anchor-type="paragraph" svg:y="0.547cm" svg:width="2.641cm" svg:height="2.06cm" draw:z-index="53"><draw:image xlink:href="Pictures/100000010000009C0000007AA8F76679.png" xlink:type="simple" xlink:show="embed" xlink:actuate="onLoad" draw:mime-type="image/png"/></draw:frame><text:bookmark-start text:name="__RefHeading___Toc3221_4101203148"/>Axis Lock<text:bookmark-end text:name="__RefHeading___Toc3221_4101203148"/></text:h>
      <text:p text:style-name="P80">Lock the transformation along an axis.</text:p>
      <text:p text:style-name="P80"/>
      <text:p text:style-name="P80"/>
      <table:table table:name="Tabelle2" table:style-name="Tabelle2">
        <table:table-column table:style-name="Tabelle2.A"/>
        <table:table-row>
          <table:table-cell table:style-name="Tabelle2.A1" office:value-type="string">
            <text:h text:style-name="P83" text:outline-level="1"><text:bookmark-start text:name="__RefHeading___Toc1819_851466071"/>Propagate - <text:span text:style-name="T7">Submenu</text:span><text:bookmark-end text:name="__RefHeading___Toc1819_851466071"/></text:h>
          </table:table-cell>
        </table:table-row>
      </table:table>
      <text:p text:style-name="P84"><draw:frame draw:style-name="fr11" draw:name="Image2" text:anchor-type="char" svg:x="10.418cm" svg:y="0.374cm" svg:width="8.588cm" svg:height="2.843cm" draw:z-index="55"><draw:image xlink:href="Pictures/10000000000001C2000000952FCA2529.png" xlink:type="simple" xlink:show="embed" xlink:actuate="onLoad" draw:mime-type="image/png"/></draw:frame></text:p>
      <text:p text:style-name="P85">The Propagate tool automates the process of copying and pasting<text:span text:style-name="T30"> between keyframes. It </text:span>copies the pose of the selected bones on the current frame over to the keyframes by the <text:span text:style-name="T30">chosen Termination mode in the Last Operator Propagate Pose.</text:span></text:p>
      <text:p text:style-name="P86">The <text:span text:style-name="T31">different </text:span>Propagate <text:span text:style-name="T31">methods can be adjusted in the Last operator too. Here you will find even more methods. The menu just lists the common ones.</text:span></text:p>
      <text:p text:style-name="P87">The methods are quite self explaining, but are explained in the last operator section.</text:p>
      <text:p text:style-name="Horizontal_20_Line"/>
      <text:p text:style-name="P86">Usage example with Termination mode "On Selected Keyframes".</text:p>
      <text:list text:style-name="L1">
        <text:list-item>
          <text:p text:style-name="P88">Create a little armature.</text:p>
        </text:list-item>
        <text:list-item>
          <text:p text:style-name="P88">Set a keyframe at frame 0.</text:p>
        </text:list-item>
        <text:list-item>
          <text:p text:style-name="P88"><text:soft-page-break/>Set a keyframe at frame 20.</text:p>
        </text:list-item>
        <text:list-item>
          <text:p text:style-name="P88">Pose frame 20.</text:p>
        </text:list-item>
        <text:list-item>
          <text:p text:style-name="P88">Set a keyframe at frame 40. It will most probably be identical with Frame 20. </text:p>
        </text:list-item>
        <text:list-item>
          <text:p text:style-name="P88">Now select those Keyframes at position 40 in the Dope Sheet Editor. </text:p>
        </text:list-item>
        <text:list-item>
          <text:p text:style-name="P88">Set position to Frame 0.</text:p>
        </text:list-item>
        <text:list-item>
          <text:p text:style-name="P88">Press Propagate, and in the Last operator Propagate Pose choose On Selected Keyframes. <text:line-break/>The selected keyframes at frame 40 will now turn into the corresponding keyframes from position 0.</text:p>
        </text:list-item>
      </text:list>
      <text:h text:style-name="Heading_20_2" text:outline-level="2"><text:bookmark-start text:name="__RefHeading___Toc15556_3132306015"/>Last Operator Propagate Pose<draw:frame draw:style-name="fr12" draw:name="Image1" text:anchor-type="char" svg:x="12.109cm" svg:y="0.527cm" svg:width="6.288cm" svg:height="5.075cm" draw:z-index="54"><draw:image xlink:href="Pictures/100000000000014100000103AAD2A4ED.png" xlink:type="simple" xlink:show="embed" xlink:actuate="onLoad" draw:mime-type="image/png"/></draw:frame><text:bookmark-end text:name="__RefHeading___Toc15556_3132306015"/></text:h>
      <text:p text:style-name="P89"/>
      <text:h text:style-name="Heading_20_3" text:outline-level="3"><text:bookmark-start text:name="__RefHeading___Toc15558_3132306015"/>Terminat<text:span text:style-name="T30">e</text:span> Mode <text:bookmark-end text:name="__RefHeading___Toc15558_3132306015"/></text:h>
      <text:p text:style-name="P86">A drop down box where you can choose between different termination modes for Propagate.</text:p>
      <text:h text:style-name="Heading_20_4" text:outline-level="4"><text:bookmark-start text:name="__RefHeading___Toc15562_3132306015"/><text:span text:style-name="T30">T</text:span>o Next Keyframe <text:bookmark-end text:name="__RefHeading___Toc15562_3132306015"/></text:h>
      <text:p text:style-name="P85"><text:span text:style-name="T30">C</text:span>opies the pose to the first keyframe after the current frame. </text:p>
      <text:h text:style-name="Heading_20_4" text:outline-level="4"><text:bookmark-start text:name="__RefHeading___Toc15564_3132306015"/>To Last Keyframe <text:bookmark-end text:name="__RefHeading___Toc15564_3132306015"/></text:h>
      <text:p text:style-name="P85"><text:span text:style-name="T30">Replaces</text:span> the last keyframe.</text:p>
      <text:h text:style-name="Heading_20_4" text:outline-level="4"><text:bookmark-start text:name="__RefHeading___Toc15566_3132306015"/>Before Frame <text:bookmark-end text:name="__RefHeading___Toc15566_3132306015"/></text:h>
      <text:p text:style-name="P85"><text:span text:style-name="T32">Copies to</text:span><text:span text:style-name="T33"> all keyframes between current frame and the </text:span><text:span text:style-name="Emphasis"><text:span text:style-name="T33">End frame</text:span></text:span><text:span text:style-name="T33"> option. </text:span></text:p>
      <text:h text:style-name="Heading_20_4" text:outline-level="4"><text:bookmark-start text:name="__RefHeading___Toc15568_3132306015"/>Before Last Keyframe <text:bookmark-end text:name="__RefHeading___Toc15568_3132306015"/></text:h>
      <text:p text:style-name="P85">To all keyframes from current frame until no more are found. </text:p>
      <text:h text:style-name="Heading_20_4" text:outline-level="4"><text:bookmark-start text:name="__RefHeading___Toc15570_3132306015"/>On Selected Keyframes <text:bookmark-end text:name="__RefHeading___Toc15570_3132306015"/></text:h>
      <text:p text:style-name="P85"><text:span text:style-name="T30">Applies </text:span>the pose of the selected bones to all selected keyframes. </text:p>
      <text:h text:style-name="Heading_20_4" text:outline-level="4"><text:bookmark-start text:name="__RefHeading___Toc15572_3132306015"/>On Selected Markers <text:bookmark-end text:name="__RefHeading___Toc15572_3132306015"/></text:h>
      <text:p text:style-name="P85"><text:span text:style-name="T30">Copies t</text:span>o all keyframes on frames with Scene Markers after the current frame. </text:p>
      <text:h text:style-name="Heading_20_3" text:outline-level="3"><text:bookmark-start text:name="__RefHeading___Toc15574_3132306015"/>End Frame<text:bookmark-end text:name="__RefHeading___Toc15574_3132306015"/></text:h>
      <text:p text:style-name="P86">Defines the end frame for the Propagate.</text:p>
      <text:p text:style-name="P90"/>
      <table:table table:name="Tabelle8" table:style-name="Tabelle8">
        <table:table-column table:style-name="Tabelle8.A"/>
        <table:table-row>
          <table:table-cell table:style-name="Tabelle8.A1" office:value-type="string">
            <text:h text:style-name="P91" text:outline-level="1"><text:bookmark-start text:name="__RefHeading___Toc47768_3286055052"/>S<text:span text:style-name="T34">ingle Operators</text:span><text:bookmark-end text:name="__RefHeading___Toc47768_3286055052"/></text:h>
          </table:table-cell>
        </table:table-row>
      </table:table>
      <text:p text:style-name="P92"/>
      <text:h text:style-name="Heading_20_2" text:outline-level="2"><draw:frame draw:style-name="fr5" draw:name="Bild4" text:anchor-type="paragraph" svg:y="0.658cm" svg:width="3.69cm" svg:height="1.341cm" draw:z-index="26"><draw:image xlink:href="Pictures/10000001000000DA0000004F12E4CE09.png" xlink:type="simple" xlink:show="embed" xlink:actuate="onLoad" draw:mime-type="image/png"/></draw:frame><text:bookmark-start text:name="__RefHeading___Toc47770_3286055052"/><text:soft-page-break/>Copy <text:span text:style-name="T27">Pose</text:span><text:bookmark-end text:name="__RefHeading___Toc47770_3286055052"/></text:h>
      <text:p text:style-name="P93">Copies the current pose. You copy what you have selected.</text:p>
      <text:h text:style-name="Heading_20_2" text:outline-level="2"><text:bookmark-start text:name="__RefHeading___Toc47772_3286055052"/>Paste<text:span text:style-name="T27"> Pose</text:span><text:bookmark-end text:name="__RefHeading___Toc47772_3286055052"/></text:h>
      <text:p text:style-name="P93">Pastes a previous copied pose.</text:p>
      <text:h text:style-name="Heading_20_2" text:outline-level="2"><text:bookmark-start text:name="__RefHeading___Toc47774_3286055052"/>Paste <text:span text:style-name="T27">Pose </text:span>Flipped<text:bookmark-end text:name="__RefHeading___Toc47774_3286055052"/></text:h>
      <text:p text:style-name="P93">Pastes a previous copied pose, but flipped along X axis. </text:p>
      <text:h text:style-name="Heading_20_3" text:outline-level="3"><draw:frame draw:style-name="fr4" draw:name="Bild5" text:anchor-type="paragraph" svg:width="4.77cm" svg:height="1.439cm" draw:z-index="27"><draw:image xlink:href="Pictures/1000000100000119000000552CF33E5F.png" xlink:type="simple" xlink:show="embed" xlink:actuate="onLoad" draw:mime-type="image/png"/></draw:frame><text:bookmark-start text:name="__RefHeading___Toc4774_2183246537"/>Last Operator <text:span text:style-name="T35">P</text:span><text:span text:style-name="T36">aste Pose</text:span><text:bookmark-end text:name="__RefHeading___Toc4774_2183246537"/></text:h>
      <text:h text:style-name="P94" text:outline-level="4"><text:bookmark-start text:name="__RefHeading___Toc4776_2183246537"/>Flipped on X Axis<text:bookmark-end text:name="__RefHeading___Toc4776_2183246537"/></text:h>
      <text:p text:style-name="P93">Paste the pose flipped along X Axis.</text:p>
      <text:h text:style-name="P94" text:outline-level="4"><text:bookmark-start text:name="__RefHeading___Toc15517_31323060151"/>On Selected Only<text:bookmark-end text:name="__RefHeading___Toc15517_31323060151"/></text:h>
      <text:p text:style-name="Text_20_body">Paste just on the selected bones<text:span text:style-name="T34">. Not on the unselected.</text:span></text:p>
      <text:p text:style-name="P95"/>
      <text:h text:style-name="P96" text:outline-level="2"><draw:frame draw:style-name="fr13" draw:name="Bild71" text:anchor-type="paragraph" svg:x="15.057cm" svg:y="0.12cm" svg:width="3.796cm" svg:height="1.49cm" draw:z-index="60"><draw:image xlink:href="Pictures/10000001000001AD000000580E6339A3.png" xlink:type="simple" xlink:show="embed" xlink:actuate="onLoad" draw:mime-type="image/png"/></draw:frame><text:bookmark-start text:name="__RefHeading___Toc34456_2463993446"/>Motion Paths - <text:span text:style-name="T7">Submenu</text:span><text:bookmark-end text:name="__RefHeading___Toc34456_2463993446"/></text:h>
      <text:p text:style-name="P97"/>
      <text:p text:style-name="P98"><draw:frame draw:style-name="fr8" draw:name="Bild82" text:anchor-type="paragraph" svg:x="15.312cm" svg:y="0.286cm" svg:width="3.521cm" svg:height="2.88cm" draw:z-index="28"><draw:image xlink:href="Pictures/10000001000000D0000000AA38467516.png" xlink:type="simple" xlink:show="embed" xlink:actuate="onLoad" draw:mime-type="image/png"/></draw:frame>Objects can be animated. Let's say you send them from a to b to c. The object will move to b, then to c. Some kind of a path. This path is not visible by default. </text:p>
      <text:p text:style-name="P98">With motion paths you can calculate this path, and make it visible.</text:p>
      <text:p text:style-name="P98"/>
      <text:p text:style-name="P99"/>
      <text:h text:style-name="Heading_20_3" text:outline-level="3"><draw:frame draw:style-name="fr8" draw:name="Bild83" text:anchor-type="paragraph" svg:x="15.021cm" svg:y="0.233cm" svg:width="3.641cm" svg:height="2.29cm" draw:z-index="30"><draw:image xlink:href="Pictures/10000001000000D70000008770E284C3.png" xlink:type="simple" xlink:show="embed" xlink:actuate="onLoad" draw:mime-type="image/png"/></draw:frame><text:bookmark-start text:name="__RefHeading___Toc3318_760073874"/>Calculate <text:bookmark-end text:name="__RefHeading___Toc3318_760073874"/></text:h>
      <text:p text:style-name="Text_20_body">Calculates the motion path of the selected object. It opens a panel<text:span text:style-name="T37"> to d</text:span>efine the start and end frame of the calculation.</text:p>
      <text:h text:style-name="Heading_20_4" text:outline-level="4"><draw:frame draw:style-name="fr5" draw:name="Bild84" text:anchor-type="paragraph" svg:y="0.624cm" svg:width="4.84cm" svg:height="1.799cm" draw:z-index="29"><draw:image xlink:href="Pictures/100000010000011E0000006A107726FE.png" xlink:type="simple" xlink:show="embed" xlink:actuate="onLoad" draw:mime-type="image/png"/></draw:frame><text:bookmark-start text:name="__RefHeading___Toc3320_760073874"/>Last Operator Calculate Object Path<text:bookmark-end text:name="__RefHeading___Toc3320_760073874"/></text:h>
      <text:h text:style-name="Heading_20_5" text:outline-level="5"><text:bookmark-start text:name="__RefHeading___Toc4782_2183246537"/>Start <text:bookmark-end text:name="__RefHeading___Toc4782_2183246537"/></text:h>
      <text:p text:style-name="Text_20_body"><text:span text:style-name="T38">D</text:span>efines the start frame of the calculation.</text:p>
      <text:h text:style-name="Heading_20_5" text:outline-level="5"><text:bookmark-start text:name="__RefHeading___Toc4784_2183246537"/>End <text:bookmark-end text:name="__RefHeading___Toc4784_2183246537"/></text:h>
      <text:p text:style-name="Text_20_body"><text:span text:style-name="T38">D</text:span>efines the end frame of the calculation.</text:p>
      <text:h text:style-name="Heading_20_5" text:outline-level="5"><text:bookmark-start text:name="__RefHeading___Toc4786_2183246537"/>Bake Location<text:bookmark-end text:name="__RefHeading___Toc4786_2183246537"/></text:h>
      <text:p text:style-name="P100">Where to draw the curve. At the head or at the tail of the bone(s)</text:p>
      <text:p text:style-name="P99"/>
      <text:h text:style-name="P101" text:outline-level="3"><text:bookmark-start text:name="__RefHeading___Toc3322_760073874"/><text:soft-page-break/>Clear<text:bookmark-end text:name="__RefHeading___Toc3322_760073874"/></text:h>
      <text:p text:style-name="P98">Clear remove the motion path from the object.</text:p>
      <text:h text:style-name="Heading_20_3" text:outline-level="3"><text:bookmark-start text:name="__RefHeading___Toc2602_3098499225"/>Update Armature Motion Paths<text:bookmark-end text:name="__RefHeading___Toc2602_3098499225"/></text:h>
      <text:p text:style-name="P102">Updates the motion paths of the armature.</text:p>
      <text:h text:style-name="Heading_20_3" text:outline-level="3"><text:bookmark-start text:name="__RefHeading___Toc2604_3098499225"/>Update All Motion Paths<text:bookmark-end text:name="__RefHeading___Toc2604_3098499225"/></text:h>
      <text:p text:style-name="P102">Updates the motion paths of all objects. </text:p>
      <text:p text:style-name="P103"/>
      <text:p text:style-name="P104"/>
      <text:h text:style-name="P105" text:outline-level="2"/>
      <text:h text:style-name="P105" text:outline-level="2"><text:bookmark-start text:name="__RefHeading___Toc13952_15721867971"/><text:span text:style-name="T15">About </text:span>Bone <text:span text:style-name="T7">Collections</text:span><draw:frame draw:style-name="fr2" draw:name="Image11" text:anchor-type="char" svg:x="12.203cm" svg:y="0.275cm" svg:width="6.611cm" svg:height="4.632cm" draw:z-index="63"><draw:image xlink:href="Pictures/1000000100000130000000D5CCE53D34.png" xlink:type="simple" xlink:show="embed" xlink:actuate="onLoad" draw:mime-type="image/png"/></draw:frame><text:bookmark-end text:name="__RefHeading___Toc13952_15721867971"/></text:h>
      <text:p text:style-name="P106">Bone <text:span text:style-name="T7">Collections</text:span> is a menu to handle bone <text:span text:style-name="T15">collection</text:span> functionality from within a menu in the 3D <text:span text:style-name="T15">V</text:span>iew <text:span text:style-name="T15">editor</text:span>. The bone <text:span text:style-name="T15">collections</text:span> themselves can be found in the Properties editor <text:span text:style-name="T39">then in the</text:span> <text:span text:style-name="T39">Armature tab</text:span>.</text:p>
      <text:p text:style-name="P106"/>
      <text:p text:style-name="P106"/>
      <text:p text:style-name="P107"/>
      <text:h text:style-name="P108" text:outline-level="2"><text:bookmark-start text:name="__RefHeading___Toc2779_2183246537"/>Move to Bone Collection<draw:frame draw:style-name="fr2" draw:name="Image2 Copy 1" text:anchor-type="char" svg:x="13.681cm" svg:y="0.369cm" svg:width="5.262cm" svg:height="3.112cm" draw:z-index="65"><draw:image xlink:href="Pictures/10000000000000D00000007B31F8DCC8.png" xlink:type="simple" xlink:show="embed" xlink:actuate="onLoad" draw:mime-type="image/png"/></draw:frame><text:bookmark-end text:name="__RefHeading___Toc2779_2183246537"/></text:h>
      <text:p text:style-name="P109">Armature and bones ha<text:span text:style-name="T7">ve</text:span> <text:span text:style-name="T7">their</text:span> own <text:span text:style-name="T7">collection</text:span> system. This menu item opens a popup where you can put the <text:span text:style-name="T40">selected bones </text:span><text:span text:style-name="T7">into a New Collection or an existing Bone Collection</text:span>.</text:p>
      <text:h text:style-name="P110" text:outline-level="3"><text:bookmark-start text:name="__RefHeading___Toc4811_2842742584 Copy 1"/>New Bone Collection<text:bookmark-end text:name="__RefHeading___Toc4811_2842742584 Copy 1"/></text:h>
      <text:p text:style-name="P111">Assigns the selected bones to a new Bone Collection. This will prompt to name the new collection. </text:p>
      <text:h text:style-name="P110" text:outline-level="3"><text:bookmark-start text:name="__RefHeading___Toc4813_2842742584 Copy 1"/>Bone List<text:bookmark-end text:name="__RefHeading___Toc4813_2842742584 Copy 1"/></text:h>
      <text:p text:style-name="P111">Assigns or unassigns the selected bones to or from the collection. <text:span text:style-name="T7">The </text:span>green <text:span text:style-name="T7">+ icon and </text:span>red <text:span text:style-name="T7">– icon show if you can remove or add a bone to the listed collection. </text:span></text:p>
      <text:p text:style-name="P112"/>
      <text:h text:style-name="P113" text:outline-level="2"><text:bookmark-start text:name="__RefHeading___Toc2781_2183246537"/>Bone Collections – Sub Menu<text:bookmark-end text:name="__RefHeading___Toc2781_2183246537"/></text:h>
      <text:p text:style-name="P114">Armature and bones has its own <text:span text:style-name="T7">collection</text:span> system. <draw:frame draw:style-name="fr2" draw:name="Image3" text:anchor-type="char" svg:x="9.132cm" svg:y="-0.083cm" svg:width="9.742cm" svg:height="1.48cm" draw:z-index="66"><draw:image xlink:href="Pictures/100000010000020F00000050EC65F55C.png" xlink:type="simple" xlink:show="embed" xlink:actuate="onLoad" draw:mime-type="image/png"/></draw:frame></text:p>
      <text:h text:style-name="P115" text:outline-level="3"><text:bookmark-start text:name="__RefHeading___Toc8417_2291351484"/><draw:frame draw:style-name="fr2" draw:name="Image6" text:anchor-type="char" svg:x="14.829cm" svg:y="0.801cm" svg:width="4.177cm" svg:height="3.35cm" draw:z-index="64"><draw:image xlink:href="Pictures/10000000000000C50000009E1B9EC55F.png" xlink:type="simple" xlink:show="embed" xlink:actuate="onLoad" draw:mime-type="image/png"/></draw:frame><text:soft-page-break/>Add<text:bookmark-end text:name="__RefHeading___Toc8417_2291351484"/></text:h>
      <text:p text:style-name="P48">Add or remove the bone from the listed bone collection<text:span text:style-name="T41">s</text:span>. The <text:span text:style-name="T41">green </text:span>+ icon and <text:span text:style-name="T41">red </text:span>– icon show if you can remove or add a bone to the listed collection. A bone can be in multiple collections at the same time. <text:s/></text:p>
      <text:h text:style-name="Heading_20_4" text:outline-level="4"><text:bookmark-start text:name="__RefHeading___Toc5712_2411537030"/>New<text:bookmark-end text:name="__RefHeading___Toc5712_2411537030"/></text:h>
      <text:p text:style-name="P116">Assigns the selected bones to a new Bone Collection. This will prompt to name the new collection. </text:p>
      <text:h text:style-name="Heading_20_4" text:outline-level="4"><text:bookmark-start text:name="__RefHeading___Toc5714_2411537030"/>Bone List<text:bookmark-end text:name="__RefHeading___Toc5714_2411537030"/></text:h>
      <text:p text:style-name="P116">Assigns or unassigns the selected bones to or from the collection. <text:span text:style-name="T7">The </text:span>green <text:span text:style-name="T7">+ icon and </text:span>red <text:span text:style-name="T7">– icon show if you can remove or add a bone to the listed collection. </text:span></text:p>
      <text:h text:style-name="P117" text:outline-level="3"><text:bookmark-start text:name="__RefHeading___Toc8415_2291351484"/>Show All<text:bookmark-end text:name="__RefHeading___Toc8415_2291351484"/></text:h>
      <text:p text:style-name="P118">Show all bone collections. </text:p>
      <text:h text:style-name="P119" text:outline-level="3"><text:bookmark-start text:name="__RefHeading___Toc8419_2291351484"/>Assign to New<text:bookmark-end text:name="__RefHeading___Toc8419_2291351484"/></text:h>
      <text:p text:style-name="P48">Add selected bones to a new collection with a new name. </text:p>
      <text:h text:style-name="P120" text:outline-level="4"><text:bookmark-start text:name="__RefHeading___Toc12884_20416214491 Copy 1"/>Last Operator <text:span text:style-name="T7">add Selected Bones to Collection</text:span><draw:frame draw:style-name="fr14" draw:name="Image5" text:anchor-type="char" svg:x="13.356cm" svg:y="0.309cm" svg:width="5.419cm" svg:height="1.584cm" draw:z-index="61"><draw:image xlink:href="Pictures/10000000000001230000005510BD1B19.png" xlink:type="simple" xlink:show="embed" xlink:actuate="onLoad" draw:mime-type="image/png"/></draw:frame><text:bookmark-end text:name="__RefHeading___Toc12884_20416214491 Copy 1"/></text:h>
      <text:h text:style-name="P121" text:outline-level="5"><text:bookmark-start text:name="__RefHeading___Toc8421_2291351484"/>Bone Collection<text:bookmark-end text:name="__RefHeading___Toc8421_2291351484"/></text:h>
      <text:p text:style-name="P48">Change name of the new collection.</text:p>
      <text:p text:style-name="P122"/>
      <text:p text:style-name="P123"/>
      <text:h text:style-name="P105" text:outline-level="2"><draw:frame draw:style-name="fr5" draw:name="Bild43" text:anchor-type="paragraph" svg:y="0.609cm" svg:width="3.769cm" svg:height="6.639cm" draw:z-index="62"><draw:image xlink:href="Pictures/10000001000000DF000001882E881573.png" xlink:type="simple" xlink:show="embed" xlink:actuate="onLoad" draw:mime-type="image/png"/></draw:frame><text:bookmark-start text:name="__RefHeading___Toc36294_2463993446"/>Parent - <text:span text:style-name="T15">Submenu</text:span><text:bookmark-end text:name="__RefHeading___Toc36294_2463993446"/></text:h>
      <text:p text:style-name="P124">Parenting the skin or other armatures happens in Object mode. You can also parent in Pose Mode. It just does not make much sense since you need to enter Object mode for one of the objects anyways. The only somehow relevant settings in the parenting menu here is clear parent. But even this is better done in Object Mode.</text:p>
      <text:p text:style-name="P124">The parenting menu is already explained in the Object menu in Object mode. So we won't repeat the whole description here.</text:p>
      <text:p text:style-name="P122"/>
      <text:p text:style-name="P122"/>
      <text:p text:style-name="P122"/>
      <text:p text:style-name="P122"/>
      <text:p text:style-name="P125"/>
      <text:h text:style-name="P126" text:outline-level="2"><draw:frame draw:style-name="fr5" draw:name="Bild49" text:anchor-type="paragraph" svg:y="0.857cm" svg:width="3.56cm" svg:height="0.85cm" draw:z-index="35"><draw:image xlink:href="Pictures/10000001000000D200000032674C65B0.png" xlink:type="simple" xlink:show="embed" xlink:actuate="onLoad" draw:mime-type="image/png"/></draw:frame><text:bookmark-start text:name="__RefHeading___Toc13942_15721867971"/>Inverse Kinematics - <text:span text:style-name="T15">Sub Menu</text:span><text:bookmark-end text:name="__RefHeading___Toc13942_15721867971"/></text:h>
      <text:p text:style-name="P127">Inverse Kinematics is a menu with two isolated items from the whole bone constraints menu. The Inverse Kinematics. You could also add an Inverse Kinematics bone <text:soft-page-break/>constraint by the Constraints / Add (With Targets) menu item from above. It is in the list. But this menu allows quick access without big search.</text:p>
      <text:p text:style-name="P128"/>
      <text:h text:style-name="P129" text:outline-level="3"><draw:frame draw:style-name="fr5" draw:name="Bild47" text:anchor-type="paragraph" svg:y="0.429cm" svg:width="7.2cm" svg:height="4.941cm" draw:z-index="33"><draw:image xlink:href="Pictures/1000000100000237000001851C23C6DD.png" xlink:type="simple" xlink:show="embed" xlink:actuate="onLoad" draw:mime-type="image/png"/></draw:frame><text:bookmark-start text:name="__RefHeading___Toc4788_2183246537"/>Add IK to Bone<text:bookmark-end text:name="__RefHeading___Toc4788_2183246537"/></text:h>
      <text:p text:style-name="P130">Add <text:span text:style-name="T42">IK to bone</text:span> <text:span text:style-name="T42">adds an IK bone constraint to the selected bone. </text:span>When you add an IK constraints<text:span text:style-name="T42"> with just the bone selected</text:span>, then it adds an empty as a handler too, and fills it in as a target.</text:p>
      <text:p text:style-name="P131">Add IK calls a popup. When you have just one bone selected then you can choose between adding an empty as the target or to create the bone constraint without target.</text:p>
      <text:p text:style-name="P131"><draw:frame draw:style-name="fr5" draw:name="Bild48" text:anchor-type="paragraph" svg:y="0.995cm" svg:width="3.12cm" svg:height="1.349cm" draw:z-index="34"><draw:image xlink:href="Pictures/10000001000000B800000050AB4440C0.png" xlink:type="simple" xlink:show="embed" xlink:actuate="onLoad" draw:mime-type="image/png"/></draw:frame><draw:frame draw:style-name="fr8" draw:name="Bild44" text:anchor-type="paragraph" svg:x="11.449cm" svg:y="1.037cm" svg:width="3.129cm" svg:height="1.03cm" draw:z-index="36"><draw:image xlink:href="Pictures/10000001000000B90000003D376C7985.png" xlink:type="simple" xlink:show="embed" xlink:actuate="onLoad" draw:mime-type="image/png"/></draw:frame>When you have more than one bone selected then you can just add the constraint to the active bone.</text:p>
      <text:p text:style-name="P132"/>
      <text:p text:style-name="P132"/>
      <text:p text:style-name="P132"/>
      <text:p text:style-name="P132"/>
      <text:p text:style-name="P132"/>
      <text:p text:style-name="P132"/>
      <text:p text:style-name="P132"/>
      <text:p text:style-name="P132"/>
      <text:p text:style-name="P127"><draw:frame draw:style-name="fr5" draw:name="Bild45" text:anchor-type="paragraph" svg:y="-0.007cm" svg:width="8.43cm" svg:height="7.811cm" draw:z-index="31"><draw:image xlink:href="Pictures/100000010000029800000267EC601E6A.png" xlink:type="simple" xlink:show="embed" xlink:actuate="onLoad" draw:mime-type="image/png"/></draw:frame>You can define an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P127"/>
      <text:p text:style-name="P127"/>
      <text:p text:style-name="P127"/>
      <text:p text:style-name="P127"/>
      <text:h text:style-name="P133" text:outline-level="4"><text:bookmark-start text:name="__RefHeading___Toc13946_15721867971"/>Last Operator Add IK<text:span text:style-name="T42"> to Bone</text:span><text:bookmark-end text:name="__RefHeading___Toc13946_15721867971"/></text:h>
      <text:h text:style-name="P134" text:outline-level="5"><draw:frame draw:style-name="fr8" draw:name="Bild46" text:anchor-type="paragraph" svg:x="13.772cm" svg:y="0.658cm" svg:width="4.81cm" svg:height="1.071cm" draw:z-index="32"><draw:image xlink:href="Pictures/100000010000011C0000003F1ED865B5.png" xlink:type="simple" xlink:show="embed" xlink:actuate="onLoad" draw:mime-type="image/png"/></draw:frame><text:bookmark-start text:name="__RefHeading___Toc13948_15721867971"/>With Targets<text:bookmark-end text:name="__RefHeading___Toc13948_15721867971"/></text:h>
      <text:p text:style-name="P127">Define if you want to add the IK constraints with or without a target.</text:p>
      <text:p text:style-name="P135"/>
      <text:h text:style-name="P136" text:outline-level="3"><text:bookmark-start text:name="__RefHeading___Toc13950_15721867971"/><text:soft-page-break/>Remove IK<text:bookmark-end text:name="__RefHeading___Toc13950_15721867971"/></text:h>
      <text:p text:style-name="P137">Removes all IK bone constraint(s) at the selected bone(s).</text:p>
      <text:p text:style-name="P137"/>
      <text:p text:style-name="P137"/>
      <text:p text:style-name="Horizontal_20_Line"/>
      <text:h text:style-name="P105" text:outline-level="2"><draw:frame draw:style-name="fr4" draw:name="Bild50" text:anchor-type="paragraph" svg:width="4.099cm" svg:height="1.199cm" draw:z-index="37"><draw:image xlink:href="Pictures/10000001000000F200000047FD7F7538.png" xlink:type="simple" xlink:show="embed" xlink:actuate="onLoad" draw:mime-type="image/png"/></draw:frame><text:bookmark-start text:name="__RefHeading___Toc2410_3471453535"/>Constraints - <text:span text:style-name="T15">Submenu</text:span><text:bookmark-end text:name="__RefHeading___Toc2410_3471453535"/></text:h>
      <text:p text:style-name="P138">Constraints is a menu that contains some tools around constraints.</text:p>
      <text:h text:style-name="Heading_20_3" text:outline-level="3"><draw:frame draw:style-name="fr5" draw:name="Bild51" text:anchor-type="paragraph" svg:y="0.693cm" svg:width="5.86cm" svg:height="9.04cm" draw:z-index="38"><draw:image xlink:href="Pictures/100000010000015A000002160BAD51DF.png" xlink:type="simple" xlink:show="embed" xlink:actuate="onLoad" draw:mime-type="image/png"/></draw:frame><text:bookmark-start text:name="__RefHeading___Toc13936_15721867971"/>Add (With Targets)<text:bookmark-end text:name="__RefHeading___Toc13936_15721867971"/></text:h>
      <text:p text:style-name="P138">Add (With Targets) calls the Constraints menu where you can choose the constraint that you want to add. When you add an IK constraints<text:span text:style-name="T42"> with just the bone selected</text:span>, then it adds an empty as a handler too, and fills it in as a target.<text:span text:style-name="T43"> Which is similar to what you can do with the Add IK to Bone from the IK menu. </text:span></text:p>
      <text:p text:style-name="P138"/>
      <text:p text:style-name="P139">But you can add more than just the IK constraint. It is the same menu that you can open by clicking at the Add Bone Constraint drop down menu in the Properties editor<text:span text:style-name="T28">.</text:span></text:p>
      <text:p text:style-name="P140"/>
      <text:p text:style-name="P92"><draw:frame draw:style-name="fr8" draw:name="Bild52" text:anchor-type="paragraph" svg:x="0.095cm" svg:y="0.217cm" svg:width="10.629cm" svg:height="5.309cm" draw:z-index="39"><draw:image xlink:href="Pictures/100000010000025B0000012D4A6E3849.png" xlink:type="simple" xlink:show="embed" xlink:actuate="onLoad" draw:mime-type="image/png"/></draw:frame></text:p>
      <text:p text:style-name="P92"/>
      <text:p text:style-name="P92"/>
      <text:p text:style-name="P92"/>
      <text:p text:style-name="P141"/>
      <text:p text:style-name="P138"/>
      <text:h text:style-name="P142" text:outline-level="4"/>
      <text:h text:style-name="P142" text:outline-level="4"><draw:frame draw:style-name="fr5" draw:name="Bild53" text:anchor-type="paragraph" svg:y="0.041cm" svg:width="4.65cm" svg:height="4.8cm" draw:z-index="40"><draw:image xlink:href="Pictures/100000010000010800000110FFBFE80E.png" xlink:type="simple" xlink:show="embed" xlink:actuate="onLoad" draw:mime-type="image/png"/></draw:frame></text:h>
      <text:h text:style-name="P142" text:outline-level="4"/>
      <text:p text:style-name="P143">You can define an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Horizontal_20_Line"/>
      <text:h text:style-name="Heading_20_3" text:outline-level="3"><text:bookmark-start text:name="__RefHeading___Toc13938_15721867971"/>Copy Constraints to selected Bones<text:bookmark-end text:name="__RefHeading___Toc13938_15721867971"/></text:h>
      <text:p text:style-name="P143">Copies the constraints with all its settings to the selected bone. </text:p>
      <text:p text:style-name="P144"><text:soft-page-break/>Usage:</text:p>
      <text:p text:style-name="P143">Select the bone where you want to copy the constraints to. Hold down shift, then select the bone that contains the constraints. Then perform the tool. The constraints will be copied.</text:p>
      <text:p text:style-name="P145"/>
      <text:h text:style-name="Heading_20_3" text:outline-level="3"><text:bookmark-start text:name="__RefHeading___Toc13940_15721867971"/>Clear Pose Constraints<text:bookmark-end text:name="__RefHeading___Toc13940_15721867971"/></text:h>
      <text:p text:style-name="P143">Removes all bone constraints modifiers from the bone.</text:p>
      <text:p text:style-name="P146"/>
      <text:h text:style-name="P105" text:outline-level="2"><text:bookmark-start text:name="__RefHeading___Toc1138_2198747602"/>Name<text:span text:style-name="T44">s - </text:span><text:span text:style-name="T15">Submenu</text:span><text:bookmark-end text:name="__RefHeading___Toc1138_2198747602"/></text:h>
      <text:p text:style-name="P147"><draw:frame draw:style-name="fr5" draw:name="Bild54" text:anchor-type="paragraph" svg:y="-0.15cm" svg:width="8.64cm" svg:height="1.52cm" draw:z-index="45"><draw:image xlink:href="Pictures/10000001000001FE0000005A8595D6A0.png" xlink:type="simple" xlink:show="embed" xlink:actuate="onLoad" draw:mime-type="image/png"/></draw:frame><draw:frame draw:style-name="fr5" draw:name="Bild64" text:anchor-type="paragraph" svg:y="2.231cm" svg:width="5.74cm" svg:height="4.45cm" draw:z-index="46"><draw:image xlink:href="Pictures/100000010000015300000107DAFA311D.png" xlink:type="simple" xlink:show="embed" xlink:actuate="onLoad" draw:mime-type="image/png"/></draw:frame>Bforartists has some internal name conventions for a symmetrical armature. Bones are for example named mybone.L or mybone.R, dependant at which side of the mirror axis they are. The Names items allows you to rename the bone names to this name convention.</text:p>
      <text:h text:style-name="P148" text:outline-level="3"><text:bookmark-start text:name="__RefHeading___Toc7130_126077488"/>Autoname Left/Right<text:bookmark-end text:name="__RefHeading___Toc7130_126077488"/></text:h>
      <text:p text:style-name="P147">Renames the bones from left to right.</text:p>
      <text:h text:style-name="P148" text:outline-level="3"><text:bookmark-start text:name="__RefHeading___Toc7132_126077488"/>Autoname Front/Back<text:bookmark-end text:name="__RefHeading___Toc7132_126077488"/></text:h>
      <text:p text:style-name="P147">Renames the bones from front to back.</text:p>
      <text:h text:style-name="P148" text:outline-level="3"><draw:frame draw:style-name="fr5" draw:name="Bild65" text:anchor-type="paragraph" svg:y="0.725cm" svg:width="5.84cm" svg:height="4.919cm" draw:z-index="47"><draw:image xlink:href="Pictures/1000000100000159000001236F87564F.png" xlink:type="simple" xlink:show="embed" xlink:actuate="onLoad" draw:mime-type="image/png"/></draw:frame><text:bookmark-start text:name="__RefHeading___Toc7134_126077488"/>Autoname Top/Bottom<text:bookmark-end text:name="__RefHeading___Toc7134_126077488"/></text:h>
      <text:p text:style-name="P147">Renames the bones from top to bottom.</text:p>
      <text:p text:style-name="P147"/>
      <text:p text:style-name="P147"/>
      <text:p text:style-name="P147"/>
      <text:p text:style-name="P147"/>
      <text:p text:style-name="P147"/>
      <text:h text:style-name="P149" text:outline-level="4"><draw:frame draw:style-name="fr5" draw:name="Bild66" text:anchor-type="paragraph" svg:y="0.302cm" svg:width="4.761cm" svg:height="1.071cm" draw:z-index="48"><draw:image xlink:href="Pictures/10000001000001190000003FB1029F56.png" xlink:type="simple" xlink:show="embed" xlink:actuate="onLoad" draw:mime-type="image/png"/></draw:frame><text:bookmark-start text:name="__RefHeading___Toc7136_126077488"/>Last operator Autoname by Axis<text:bookmark-end text:name="__RefHeading___Toc7136_126077488"/></text:h>
      <text:h text:style-name="P150" text:outline-level="5"><text:bookmark-start text:name="__RefHeading___Toc7138_126077488"/>Axis<text:bookmark-end text:name="__RefHeading___Toc7138_126077488"/></text:h>
      <text:p text:style-name="P151">Choose the autoname axis again. Left/Right is X axis, Front/Back is Y axis, and Top/Bottom is Z axis.</text:p>
      <text:h text:style-name="P148" text:outline-level="3"><text:bookmark-start text:name="__RefHeading___Toc7140_126077488"/>Flip Names<text:bookmark-end text:name="__RefHeading___Toc7140_126077488"/></text:h>
      <text:p text:style-name="P147">When you mirror a half of an armature you end in names like Bone.001.R.001. But what we need is Bone.001.L for a symmetrical armature. Flip names flips the names to follow the left right name conventions.</text:p>
      <text:h text:style-name="P149" text:outline-level="4"><draw:frame draw:style-name="fr5" draw:name="Bild67" text:anchor-type="paragraph" svg:y="0.302cm" svg:width="4.761cm" svg:height="1.071cm" draw:z-index="49"><draw:image xlink:href="Pictures/100000010000011D000000404987D3D2.png" xlink:type="simple" xlink:show="embed" xlink:actuate="onLoad" draw:mime-type="image/png"/></draw:frame><text:bookmark-start text:name="__RefHeading___Toc7142_126077488"/><text:soft-page-break/>Last operator <text:span text:style-name="T45">Flip Names</text:span><text:bookmark-end text:name="__RefHeading___Toc7142_126077488"/></text:h>
      <text:h text:style-name="P150" text:outline-level="5"><text:bookmark-start text:name="__RefHeading___Toc7144_126077488"/>Strip Numbers<text:bookmark-end text:name="__RefHeading___Toc7144_126077488"/></text:h>
      <text:p text:style-name="P151">Tries to remove the numbers in the names if possible.</text:p>
      <text:p text:style-name="P151"/>
      <text:p text:style-name="P151"/>
      <text:p text:style-name="P151"/>
      <text:p text:style-name="Horizontal_20_Line"/>
      <text:h text:style-name="P152" text:outline-level="2"><draw:frame draw:style-name="fr4" draw:name="Bild56" text:anchor-type="paragraph" svg:width="4.11cm" svg:height="5.941cm" draw:z-index="41"><draw:image xlink:href="Pictures/10000001000000F30000015F5B75818F.png" xlink:type="simple" xlink:show="embed" xlink:actuate="onLoad" draw:mime-type="image/png"/></draw:frame><text:bookmark-start text:name="__RefHeading___Toc2777_2183246537"/>Flip Quats<text:bookmark-end text:name="__RefHeading___Toc2777_2183246537"/></text:h>
      <text:p text:style-name="P153">This feature flips the quaternion rotation values of the currently selected bone(s). Positive values becomes negative, and negative values becomes positive.</text:p>
      <text:p text:style-name="P153"/>
      <text:p text:style-name="P153"/>
      <text:p text:style-name="P153"/>
      <text:p text:style-name="P153"/>
      <text:p text:style-name="P153"/>
      <text:h text:style-name="P154" text:outline-level="2"/>
      <text:p text:style-name="P155"/>
      <text:p text:style-name="P125"/>
      <text:h text:style-name="P105" text:outline-level="2"><text:bookmark-start text:name="__RefHeading___Toc4619_2183246537"/>Show/Hide - <text:span text:style-name="T15">Submenu</text:span><text:bookmark-end text:name="__RefHeading___Toc4619_2183246537"/></text:h>
      <text:p text:style-name="P156">Show or hide <text:span text:style-name="T46">the selected geometry</text:span> </text:p>
      <text:h text:style-name="P157" text:outline-level="3"><text:bookmark-start text:name="__RefHeading___Toc4004_2674396238"/>Show Hidden<text:bookmark-end text:name="__RefHeading___Toc4004_2674396238"/></text:h>
      <text:p text:style-name="P158">Makes all <text:span text:style-name="T47">hidden geometry</text:span> visible again.</text:p>
      <text:h text:style-name="P157" text:outline-level="3"><text:bookmark-start text:name="__RefHeading___Toc4006_2674396238"/>Hide Selected<text:bookmark-end text:name="__RefHeading___Toc4006_2674396238"/></text:h>
      <text:p text:style-name="P158">Hides the selected <text:span text:style-name="T47">geometry</text:span>.</text:p>
      <text:h text:style-name="P157" text:outline-level="3"><text:bookmark-start text:name="__RefHeading___Toc4008_2674396238"/>Hide Unselected<text:bookmark-end text:name="__RefHeading___Toc4008_2674396238"/></text:h>
      <text:p text:style-name="P159">Hides the not selected geometry. The selected geometry stays visible.</text:p>
      <text:p text:style-name="P13"/>
      <text:p text:style-name="Horizontal_20_Line"/>
      <text:h text:style-name="P160" text:outline-level="2"><draw:frame draw:style-name="fr5" draw:name="Bild391" text:anchor-type="paragraph" svg:y="0.96cm" svg:width="7.44cm" svg:height="1.96cm" draw:z-index="0"><draw:image xlink:href="Pictures/10000001000001A60000006F688263D1.png" xlink:type="simple" xlink:show="embed" xlink:actuate="onLoad" draw:mime-type="image/png"/></draw:frame><text:bookmark-start text:name="__RefHeading___Toc13926_1572186797"/>Bone Settings - <text:span text:style-name="T15">Submenu</text:span><text:bookmark-end text:name="__RefHeading___Toc13926_1572186797"/></text:h>
      <text:p text:style-name="P161">Bone Settings is a menu with menu items to toggle special check boxes in the Properties editor. But here you can do it for a selection too, and not just one object.</text:p>
      <text:h text:style-name="P162" text:outline-level="3"><draw:frame draw:style-name="fr8" draw:name="Bild394" text:anchor-type="paragraph" svg:x="13.926cm" svg:y="0.344cm" svg:width="4.791cm" svg:height="1.799cm" draw:z-index="1"><draw:image xlink:href="Pictures/100000010000011B0000006A113143BC.png" xlink:type="simple" xlink:show="embed" xlink:actuate="onLoad" draw:mime-type="image/png"/></draw:frame><text:bookmark-start text:name="__RefHeading___Toc12884_20416214491"/><text:soft-page-break/>Last Operator Collection Boolean Set<text:bookmark-end text:name="__RefHeading___Toc12884_20416214491"/></text:h>
      <text:p text:style-name="P161">Each of the menu items uses the same Last Operator. With different strings for the booleans.</text:p>
      <text:p text:style-name="P161"/>
      <text:p text:style-name="P16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7cee3" style:font-size-asian="10pt" style:font-size-complex="10pt"/>
    </style:style>
    <style:style style:name="MT3" style:family="text">
      <style:text-properties fo:font-size="10pt" officeooo:rsid="0364ec4d" style:font-size-asian="10pt" style:font-size-complex="10pt"/>
    </style:style>
    <style:style style:name="MT4" style:family="text">
      <style:text-properties fo:font-size="10pt" officeooo:rsid="034fba8b" style:font-size-asian="10pt" style:font-size-complex="10pt"/>
    </style:style>
    <style:style style:name="MT5" style:family="text">
      <style:text-properties fo:font-size="10pt" officeooo:rsid="03784bc0" style:font-size-asian="10pt" style:font-size-complex="10pt"/>
    </style:style>
    <style:style style:name="MT6" style:family="text">
      <style:text-properties fo:font-size="10pt" officeooo:rsid="035a283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3"> </text:span><text:span text:style-name="MT1">Reference Manual - 7.1</text:span><text:span text:style-name="MT4">.</text:span><text:span text:style-name="MT5">40</text:span><text:span text:style-name="MT1"> Editors - 3D View</text:span><text:span text:style-name="MT6">port</text:span><text:span text:style-name="MT1"> - Header - Armature - Pose mode - Pose menu</text:span></text:p>
      </style:header>
      <style:footer>
        <text:p text:style-name="MP2"><text:page-number text:select-page="current">2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1H3M38S</meta:editing-duration>
    <meta:editing-cycles>813</meta:editing-cycles>
    <meta:generator>LibreOffice/25.2.4.3$Windows_X86_64 LibreOffice_project/33e196637044ead23f5c3226cde09b47731f7e27</meta:generator>
    <dc:date>2025-07-16T11:57:13.874593200</dc:date>
    <meta:document-statistic meta:table-count="11" meta:image-count="67" meta:object-count="0" meta:page-count="22" meta:paragraph-count="515" meta:word-count="3672" meta:character-count="20594" meta:non-whitespace-character-count="17385"/>
    <meta:template xlink:type="simple" xlink:actuate="onRequest" xlink:title="standard1cm" xlink:href="../../../AppData/Roaming/LibreOffice/4/user/template/standard1cm.ott" meta:date="2016-03-29T10:15:31.334000000"/>
  </office:meta>
</office:document-meta>
</file>